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977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2.092cm"/>
    </style:style>
    <style:style style:name="co11" style:family="table-column">
      <style:table-column-properties fo:break-before="auto" style:column-width="0.60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 Mono1" fo:font-size="12pt" style:font-size-asian="12pt" style:font-size-complex="12pt"/>
    </style:style>
    <style:style style:name="ce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Ubuntu Mono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1" style:family="table-cell" style:parent-style-name="Default" style:data-style-name="N11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6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49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2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2" style:family="table-cell" style:parent-style-name="Default">
      <style:text-properties style:text-line-through-style="none" style:text-line-through-type="none" style:font-name="Ubuntu Mono1" fo:font-size="12pt" style:font-size-asian="12pt" style:font-size-complex="12pt"/>
    </style:style>
    <style:style style:name="ce1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3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4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6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7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4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9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0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transparent"/>
      <style:text-properties style:font-name="Ubuntu Mono1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 Mono1"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4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8" style:family="table-cell" style:parent-style-name="Default" style:data-style-name="N11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9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1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2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3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4" style:family="table-cell" style:parent-style-name="Default" style:data-style-name="N3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6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</office:automatic-styles>
  <office:body>
    <office:spreadsheet>
      <table:calculation-settings table:automatic-find-labels="false" table:use-regular-expressions="false" table:use-wildcards="true"/>
      <table:table table:name="season3-202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3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11" table:default-cell-style-name="ce2"/>
        <table:table-column table:style-name="co12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32659200" calcext:value-type="float" table:number-columns-spanned="2" table:number-rows-spanned="1">
            <text:p>32.659.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051760" calcext:value-type="float" table:number-columns-spanned="2" table:number-rows-spanned="1">
            <text:p>2.051.7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3" office:value-type="percentage" office:value="0.1478" calcext:value-type="percentage">
            <text:p>14,78 %</text:p>
          </table:table-cell>
          <table:table-cell table:style-name="ce13" office:value-type="percentage" office:value="0.1294" calcext:value-type="percentage">
            <text:p>12,94 %</text:p>
          </table:table-cell>
          <table:table-cell table:style-name="ce13" office:value-type="percentage" office:value="0.1201" calcext:value-type="percentage">
            <text:p>12,01 %</text:p>
          </table:table-cell>
          <table:table-cell table:style-name="ce13" office:value-type="percentage" office:value="0.1108" calcext:value-type="percentage">
            <text:p>11,08 %</text:p>
          </table:table-cell>
          <table:table-cell table:style-name="ce13" office:value-type="percentage" office:value="0.091" calcext:value-type="percentage">
            <text:p>9,10 %</text:p>
          </table:table-cell>
          <table:table-cell table:style-name="ce13" office:value-type="percentage" office:value="0.0785" calcext:value-type="percentage">
            <text:p>7,85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524" calcext:value-type="percentage">
            <text:p>5,24 %</text:p>
          </table:table-cell>
          <table:table-cell table:style-name="ce13" office:value-type="percentage" office:value="0.1642" calcext:value-type="percentage">
            <text:p>16,42 %</text:p>
          </table:table-cell>
          <table:table-cell table:style-name="ce13" office:value-type="percentage" office:value="0.0244" calcext:value-type="percentage">
            <text:p>2,44 %</text:p>
          </table:table-cell>
          <table:table-cell table:style-name="ce13" office:value-type="percentage" office:value="0.0161" calcext:value-type="percentage">
            <text:p>1,61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2" table:formula="of:=[.$C$108]" office:value-type="string" office:string-value="X" calcext:value-type="string">
            <text:p>X</text:p>
          </table:table-cell>
          <table:table-cell table:style-name="ce112" table:formula="of:=[.$D$108]" office:value-type="string" office:string-value="X" calcext:value-type="string">
            <text:p>X</text:p>
          </table:table-cell>
          <table:table-cell table:style-name="ce111" table:formula="of:=[.$E$108]" office:value-type="percentage" office:value="1" calcext:value-type="percentage">
            <text:p>100,00 %</text:p>
          </table:table-cell>
          <table:table-cell table:style-name="ce112" table:formula="of:=[.$F$108]" office:value-type="string" office:string-value="X" calcext:value-type="string">
            <text:p>X</text:p>
          </table:table-cell>
          <table:table-cell table:style-name="ce112" table:formula="of:=[.$G$108]" office:value-type="string" office:string-value="X" calcext:value-type="string">
            <text:p>X</text:p>
          </table:table-cell>
          <table:table-cell table:style-name="ce112" table:formula="of:=[.$H$108]" office:value-type="string" office:string-value="X" calcext:value-type="string">
            <text:p>X</text:p>
          </table:table-cell>
          <table:table-cell table:style-name="ce112" table:formula="of:=[.$I$108]" office:value-type="string" office:string-value="X" calcext:value-type="string">
            <text:p>X</text:p>
          </table:table-cell>
          <table:table-cell table:style-name="ce112" table:formula="of:=[.$J$108]" office:value-type="string" office:string-value="X" calcext:value-type="string">
            <text:p>X</text:p>
          </table:table-cell>
          <table:table-cell table:style-name="ce161" table:formula="of:=[.$K$108]" office:value-type="string" office:string-value="NM" calcext:value-type="string">
            <text:p>NM</text:p>
          </table:table-cell>
          <table:table-cell table:style-name="ce112" table:formula="of:=[.$L$108]" office:value-type="string" office:string-value="NM" calcext:value-type="string">
            <text:p>NM</text:p>
          </table:table-cell>
          <table:table-cell table:style-name="ce112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" office:value-type="percentage" office:value="0.0676" calcext:value-type="percentage">
            <text:p>6,76 %</text:p>
          </table:table-cell>
          <table:table-cell table:style-name="ce13" office:value-type="percentage" office:value="0.0658" calcext:value-type="percentage">
            <text:p>6,58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79" calcext:value-type="percentage">
            <text:p>6,79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2" calcext:value-type="percentage">
            <text:p>6,62 %</text:p>
          </table:table-cell>
          <table:table-cell table:style-name="ce13" office:value-type="percentage" office:value="0.3111" calcext:value-type="percentage">
            <text:p>31,11 %</text:p>
          </table:table-cell>
          <table:table-cell table:style-name="ce13" office:value-type="percentage" office:value="0.0778" calcext:value-type="percentage">
            <text:p>7,78 %</text:p>
          </table:table-cell>
          <table:table-cell table:style-name="ce13" office:value-type="percentage" office:value="0.0636" calcext:value-type="percentage">
            <text:p>6,36 %</text:p>
          </table:table-cell>
          <table:table-cell table:style-name="ce13" office:value-type="percentage" office:value="0.0861" calcext:value-type="percentage">
            <text:p>8,61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1" table:formula="of:=[.$C$109]" office:value-type="percentage" office:value="1" calcext:value-type="percentage">
            <text:p>100,00 %</text:p>
          </table:table-cell>
          <table:table-cell table:style-name="ce112" table:formula="of:=[.$D$109]" office:value-type="string" office:string-value="X" calcext:value-type="string">
            <text:p>X</text:p>
          </table:table-cell>
          <table:table-cell table:style-name="ce112" table:formula="of:=[.$E$109]" office:value-type="string" office:string-value="X" calcext:value-type="string">
            <text:p>X</text:p>
          </table:table-cell>
          <table:table-cell table:style-name="ce112" table:formula="of:=[.$F$109]" office:value-type="string" office:string-value="X" calcext:value-type="string">
            <text:p>X</text:p>
          </table:table-cell>
          <table:table-cell table:style-name="ce112" table:formula="of:=[.$G$109]" office:value-type="string" office:string-value="X" calcext:value-type="string">
            <text:p>X</text:p>
          </table:table-cell>
          <table:table-cell table:style-name="ce112" table:formula="of:=[.$H$109]" office:value-type="string" office:string-value="X" calcext:value-type="string">
            <text:p>X</text:p>
          </table:table-cell>
          <table:table-cell table:style-name="ce112" table:formula="of:=[.$I$109]" office:value-type="string" office:string-value="X" calcext:value-type="string">
            <text:p>X</text:p>
          </table:table-cell>
          <table:table-cell table:style-name="ce161" table:formula="of:=[.$J$109]" office:value-type="string" office:string-value="NM" calcext:value-type="string">
            <text:p>NM</text:p>
          </table:table-cell>
          <table:table-cell table:style-name="ce112" table:formula="of:=[.$K$109]" office:value-type="string" office:string-value="X" calcext:value-type="string">
            <text:p>X</text:p>
          </table:table-cell>
          <table:table-cell table:style-name="ce112" table:formula="of:=[.$L$109]" office:value-type="string" office:string-value="NM" calcext:value-type="string">
            <text:p>NM</text:p>
          </table:table-cell>
          <table:table-cell table:style-name="ce112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" office:value-type="percentage" office:value="0.0574" calcext:value-type="percentage">
            <text:p>5,74 %</text:p>
          </table:table-cell>
          <table:table-cell table:style-name="ce13" office:value-type="percentage" office:value="0.0589" calcext:value-type="percentage">
            <text:p>5,89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41" calcext:value-type="percentage">
            <text:p>6,41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5" calcext:value-type="percentage">
            <text:p>6,25 %</text:p>
          </table:table-cell>
          <table:table-cell table:style-name="ce13" office:value-type="percentage" office:value="0.063" calcext:value-type="percentage">
            <text:p>6,30 %</text:p>
          </table:table-cell>
          <table:table-cell table:style-name="ce13" office:value-type="percentage" office:value="0.0657" calcext:value-type="percentage">
            <text:p>6,57 %</text:p>
          </table:table-cell>
          <table:table-cell table:style-name="ce13" office:value-type="percentage" office:value="0.0787" calcext:value-type="percentage">
            <text:p>7,87 %</text:p>
          </table:table-cell>
          <table:table-cell table:style-name="ce13" office:value-type="percentage" office:value="0.3375" calcext:value-type="percentage">
            <text:p>33,75 %</text:p>
          </table:table-cell>
          <table:table-cell table:style-name="ce13" office:value-type="percentage" office:value="0.0939" calcext:value-type="percentage">
            <text:p>9,39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2" table:formula="of:=[.$C$110]" office:value-type="string" office:string-value="X" calcext:value-type="string">
            <text:p>X</text:p>
          </table:table-cell>
          <table:table-cell table:style-name="ce112" table:formula="of:=[.$D$110]" office:value-type="string" office:string-value="X" calcext:value-type="string">
            <text:p>X</text:p>
          </table:table-cell>
          <table:table-cell table:style-name="ce112" table:formula="of:=[.$E$110]" office:value-type="string" office:string-value="X" calcext:value-type="string">
            <text:p>X</text:p>
          </table:table-cell>
          <table:table-cell table:style-name="ce112" table:formula="of:=[.$F$110]" office:value-type="string" office:string-value="X" calcext:value-type="string">
            <text:p>X</text:p>
          </table:table-cell>
          <table:table-cell table:style-name="ce112" table:formula="of:=[.$G$110]" office:value-type="string" office:string-value="X" calcext:value-type="string">
            <text:p>X</text:p>
          </table:table-cell>
          <table:table-cell table:style-name="ce112" table:formula="of:=[.$H$110]" office:value-type="string" office:string-value="X" calcext:value-type="string">
            <text:p>X</text:p>
          </table:table-cell>
          <table:table-cell table:style-name="ce111" table:formula="of:=[.$I$110]" office:value-type="percentage" office:value="1" calcext:value-type="percentage">
            <text:p>100,00 %</text:p>
          </table:table-cell>
          <table:table-cell table:style-name="ce112" table:formula="of:=[.$J$110]" office:value-type="string" office:string-value="X" calcext:value-type="string">
            <text:p>X</text:p>
          </table:table-cell>
          <table:table-cell table:style-name="ce112" table:formula="of:=[.$K$110]" office:value-type="string" office:string-value="X" calcext:value-type="string">
            <text:p>X</text:p>
          </table:table-cell>
          <table:table-cell table:style-name="ce161" table:formula="of:=[.$L$110]" office:value-type="string" office:string-value="NM" calcext:value-type="string">
            <text:p>NM</text:p>
          </table:table-cell>
          <table:table-cell table:style-name="ce111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3" office:value-type="percentage" office:value="0.0608" calcext:value-type="percentage">
            <text:p>6,08 %</text:p>
          </table:table-cell>
          <table:table-cell table:style-name="ce13" office:value-type="percentage" office:value="0.295" calcext:value-type="percentage">
            <text:p>29,5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623" calcext:value-type="percentage">
            <text:p>6,23 %</text:p>
          </table:table-cell>
          <table:table-cell table:style-name="ce13" office:value-type="percentage" office:value="0.0659" calcext:value-type="percentage">
            <text:p>6,59 %</text:p>
          </table:table-cell>
          <table:table-cell table:style-name="ce13" office:value-type="percentage" office:value="0.0665" calcext:value-type="percentage">
            <text:p>6,65 %</text:p>
          </table:table-cell>
          <table:table-cell table:style-name="ce13" office:value-type="percentage" office:value="0.0692" calcext:value-type="percentage">
            <text:p>6,92 %</text:p>
          </table:table-cell>
          <table:table-cell table:style-name="ce13" office:value-type="percentage" office:value="0.0825" calcext:value-type="percentage">
            <text:p>8,25 %</text:p>
          </table:table-cell>
          <table:table-cell table:style-name="ce13" office:value-type="percentage" office:value="0.0695" calcext:value-type="percentage">
            <text:p>6,95 %</text:p>
          </table:table-cell>
          <table:table-cell table:style-name="ce13" office:value-type="percentage" office:value="0.0977" calcext:value-type="percentage">
            <text:p>9,7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2" table:formula="of:=[.$C$111]" office:value-type="string" office:string-value="X" calcext:value-type="string">
            <text:p>X</text:p>
          </table:table-cell>
          <table:table-cell table:style-name="ce142" table:formula="of:=[.$D$111]" office:value-type="percentage" office:value="1" calcext:value-type="percentage">
            <text:p>100,00 %</text:p>
          </table:table-cell>
          <table:table-cell table:style-name="ce112" table:formula="of:=[.$E$111]" office:value-type="string" office:string-value="X" calcext:value-type="string">
            <text:p>X</text:p>
          </table:table-cell>
          <table:table-cell table:style-name="ce112" table:formula="of:=[.$F$111]" office:value-type="string" office:string-value="X" calcext:value-type="string">
            <text:p>X</text:p>
          </table:table-cell>
          <table:table-cell table:style-name="ce112" table:formula="of:=[.$G$111]" office:value-type="string" office:string-value="X" calcext:value-type="string">
            <text:p>X</text:p>
          </table:table-cell>
          <table:table-cell table:style-name="ce112" table:formula="of:=[.$H$111]" office:value-type="string" office:string-value="X" calcext:value-type="string">
            <text:p>X</text:p>
          </table:table-cell>
          <table:table-cell table:style-name="ce112" table:formula="of:=[.$I$111]" office:value-type="string" office:string-value="X" calcext:value-type="string">
            <text:p>X</text:p>
          </table:table-cell>
          <table:table-cell table:style-name="ce112" table:formula="of:=[.$J$111]" office:value-type="string" office:string-value="X" calcext:value-type="string">
            <text:p>X</text:p>
          </table:table-cell>
          <table:table-cell table:style-name="ce112" table:formula="of:=[.$K$111]" office:value-type="string" office:string-value="NM" calcext:value-type="string">
            <text:p>NM</text:p>
          </table:table-cell>
          <table:table-cell table:style-name="ce112" table:formula="of:=[.$L$111]" office:value-type="string" office:string-value="NM" calcext:value-type="string">
            <text:p>NM</text:p>
          </table:table-cell>
          <table:table-cell table:style-name="ce255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3" office:value-type="percentage" office:value="0.058" calcext:value-type="percentage">
            <text:p>5,80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" calcext:value-type="percentage">
            <text:p>6,00 %</text:p>
          </table:table-cell>
          <table:table-cell table:style-name="ce13" office:value-type="percentage" office:value="0.3322" calcext:value-type="percentage">
            <text:p>33,22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789" calcext:value-type="percentage">
            <text:p>7,89 %</text:p>
          </table:table-cell>
          <table:table-cell table:style-name="ce13" office:value-type="percentage" office:value="0.0663" calcext:value-type="percentage">
            <text:p>6,63 %</text:p>
          </table:table-cell>
          <table:table-cell table:style-name="ce13" office:value-type="percentage" office:value="0.0639" calcext:value-type="percentage">
            <text:p>6,39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2" table:formula="of:=[.$C$112]" office:value-type="string" office:string-value="X" calcext:value-type="string">
            <text:p>X</text:p>
          </table:table-cell>
          <table:table-cell table:style-name="ce112" table:formula="of:=[.$D$112]" office:value-type="string" office:string-value="X" calcext:value-type="string">
            <text:p>X</text:p>
          </table:table-cell>
          <table:table-cell table:style-name="ce112" table:formula="of:=[.$E$112]" office:value-type="string" office:string-value="X" calcext:value-type="string">
            <text:p>X</text:p>
          </table:table-cell>
          <table:table-cell table:style-name="ce142" table:formula="of:=[.$F$112]" office:value-type="percentage" office:value="1" calcext:value-type="percentage">
            <text:p>100,00 %</text:p>
          </table:table-cell>
          <table:table-cell table:style-name="ce112" table:formula="of:=[.$G$112]" office:value-type="string" office:string-value="X" calcext:value-type="string">
            <text:p>X</text:p>
          </table:table-cell>
          <table:table-cell table:style-name="ce112" table:formula="of:=[.$H$112]" office:value-type="string" office:string-value="X" calcext:value-type="string">
            <text:p>X</text:p>
          </table:table-cell>
          <table:table-cell table:style-name="ce112" table:formula="of:=[.$I$112]" office:value-type="string" office:string-value="X" calcext:value-type="string">
            <text:p>X</text:p>
          </table:table-cell>
          <table:table-cell table:style-name="ce112" table:formula="of:=[.$J$112]" office:value-type="string" office:string-value="NM" calcext:value-type="string">
            <text:p>NM</text:p>
          </table:table-cell>
          <table:table-cell table:style-name="ce112" table:formula="of:=[.$K$112]" office:value-type="string" office:string-value="X" calcext:value-type="string">
            <text:p>X</text:p>
          </table:table-cell>
          <table:table-cell table:style-name="ce112" table:formula="of:=[.$L$112]" office:value-type="string" office:string-value="NM" calcext:value-type="string">
            <text:p>NM</text:p>
          </table:table-cell>
          <table:table-cell table:style-name="ce112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" office:value-type="percentage" office:value="0.0604" calcext:value-type="percentage">
            <text:p>6,04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2994" calcext:value-type="percentage">
            <text:p>29,94 %</text:p>
          </table:table-cell>
          <table:table-cell table:style-name="ce13" office:value-type="percentage" office:value="0.0675" calcext:value-type="percentage">
            <text:p>6,75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61" calcext:value-type="percentage">
            <text:p>6,61 %</text:p>
          </table:table-cell>
          <table:table-cell table:style-name="ce13" office:value-type="percentage" office:value="0.0688" calcext:value-type="percentage">
            <text:p>6,88 %</text:p>
          </table:table-cell>
          <table:table-cell table:style-name="ce13" office:value-type="percentage" office:value="0.082" calcext:value-type="percentage">
            <text:p>8,20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973" calcext:value-type="percentage">
            <text:p>9,7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2" table:formula="of:=[.$C$113]" office:value-type="string" office:string-value="NM" calcext:value-type="string">
            <text:p>NM</text:p>
          </table:table-cell>
          <table:table-cell table:style-name="ce112" table:formula="of:=[.$D$113]" office:value-type="string" office:string-value="NM" calcext:value-type="string">
            <text:p>NM</text:p>
          </table:table-cell>
          <table:table-cell table:style-name="ce161" table:formula="of:=[.$E$113]" office:value-type="string" office:string-value="NM" calcext:value-type="string">
            <text:p>NM</text:p>
          </table:table-cell>
          <table:table-cell table:style-name="ce112" table:formula="of:=[.$F$113]" office:value-type="string" office:string-value="NM" calcext:value-type="string">
            <text:p>NM</text:p>
          </table:table-cell>
          <table:table-cell table:style-name="ce112" table:formula="of:=[.$G$113]" office:value-type="string" office:string-value="NM" calcext:value-type="string">
            <text:p>NM</text:p>
          </table:table-cell>
          <table:table-cell table:style-name="ce112" table:formula="of:=[.$H$113]" office:value-type="string" office:string-value="NM" calcext:value-type="string">
            <text:p>NM</text:p>
          </table:table-cell>
          <table:table-cell table:style-name="ce112" table:formula="of:=[.$I$113]" office:value-type="string" office:string-value="NM" calcext:value-type="string">
            <text:p>NM</text:p>
          </table:table-cell>
          <table:table-cell table:style-name="ce112" table:formula="of:=[.$J$113]" office:value-type="string" office:string-value="NM" calcext:value-type="string">
            <text:p>NM</text:p>
          </table:table-cell>
          <table:table-cell table:style-name="ce112" table:formula="of:=[.$K$113]" office:value-type="string" office:string-value="NM" calcext:value-type="string">
            <text:p>NM</text:p>
          </table:table-cell>
          <table:table-cell table:style-name="ce111" table:formula="of:=[.$L$113]" office:value-type="string" office:string-value="PM" calcext:value-type="string">
            <text:p>PM</text:p>
          </table:table-cell>
          <table:table-cell table:style-name="ce112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05" calcext:value-type="percentage">
            <text:p>6,05 %</text:p>
          </table:table-cell>
          <table:table-cell table:style-name="ce13" office:value-type="percentage" office:value="0.0611" calcext:value-type="percentage">
            <text:p>6,11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606" calcext:value-type="percentage">
            <text:p>6,06 %</text:p>
          </table:table-cell>
          <table:table-cell table:style-name="ce13" office:value-type="percentage" office:value="0.3163" calcext:value-type="percentage">
            <text:p>31,63 %</text:p>
          </table:table-cell>
          <table:table-cell table:style-name="ce13" office:value-type="percentage" office:value="0.0648" calcext:value-type="percentage">
            <text:p>6,48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806" calcext:value-type="percentage">
            <text:p>8,06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958" calcext:value-type="percentage">
            <text:p>9,5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2" table:formula="of:=[.$C$114]" office:value-type="string" office:string-value="X" calcext:value-type="string">
            <text:p>X</text:p>
          </table:table-cell>
          <table:table-cell table:style-name="ce112" table:formula="of:=[.$D$114]" office:value-type="string" office:string-value="X" calcext:value-type="string">
            <text:p>X</text:p>
          </table:table-cell>
          <table:table-cell table:style-name="ce112" table:formula="of:=[.$E$114]" office:value-type="string" office:string-value="X" calcext:value-type="string">
            <text:p>X</text:p>
          </table:table-cell>
          <table:table-cell table:style-name="ce112" table:formula="of:=[.$F$114]" office:value-type="string" office:string-value="NM" calcext:value-type="string">
            <text:p>NM</text:p>
          </table:table-cell>
          <table:table-cell table:style-name="ce112" table:formula="of:=[.$G$114]" office:value-type="string" office:string-value="X" calcext:value-type="string">
            <text:p>X</text:p>
          </table:table-cell>
          <table:table-cell table:style-name="ce161" table:formula="of:=[.$H$114]" office:value-type="string" office:string-value="X" calcext:value-type="string">
            <text:p>X</text:p>
          </table:table-cell>
          <table:table-cell table:style-name="ce112" table:formula="of:=[.$I$114]" office:value-type="string" office:string-value="X" calcext:value-type="string">
            <text:p>X</text:p>
          </table:table-cell>
          <table:table-cell table:style-name="ce162" table:formula="of:=[.$J$114]" office:value-type="percentage" office:value="1" calcext:value-type="percentage">
            <text:p>100,00 %</text:p>
          </table:table-cell>
          <table:table-cell table:style-name="ce112" table:formula="of:=[.$K$114]" office:value-type="string" office:string-value="X" calcext:value-type="string">
            <text:p>X</text:p>
          </table:table-cell>
          <table:table-cell table:style-name="ce112" table:formula="of:=[.$L$114]" office:value-type="string" office:string-value="NM" calcext:value-type="string">
            <text:p>NM</text:p>
          </table:table-cell>
          <table:table-cell table:style-name="ce112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3" office:value-type="percentage" office:value="0.0632" calcext:value-type="percentage">
            <text:p>6,32 %</text:p>
          </table:table-cell>
          <table:table-cell table:style-name="ce13" office:value-type="percentage" office:value="0.0647" calcext:value-type="percentage">
            <text:p>6,47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83" office:value-type="string" calcext:value-type="string">
            <text:p>NM</text:p>
          </table:table-cell>
          <table:table-cell table:style-name="ce13" office:value-type="percentage" office:value="0.3354" calcext:value-type="percentage">
            <text:p>33,5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719" calcext:value-type="percentage">
            <text:p>7,19 %</text:p>
          </table:table-cell>
          <table:table-cell table:style-name="ce13" office:value-type="percentage" office:value="0.0864" calcext:value-type="percentage">
            <text:p>8,64 %</text:p>
          </table:table-cell>
          <table:table-cell table:style-name="ce13" office:value-type="percentage" office:value="0.0723" calcext:value-type="percentage">
            <text:p>7,23 %</text:p>
          </table:table-cell>
          <table:table-cell table:style-name="ce13" office:value-type="percentage" office:value="0.1031" calcext:value-type="percentage">
            <text:p>10,31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2" table:formula="of:=[.$C$115]" office:value-type="string" office:string-value="X" calcext:value-type="string">
            <text:p>X</text:p>
          </table:table-cell>
          <table:table-cell table:style-name="ce112" table:formula="of:=[.$D$115]" office:value-type="string" office:string-value="X" calcext:value-type="string">
            <text:p>X</text:p>
          </table:table-cell>
          <table:table-cell table:style-name="ce112" table:formula="of:=[.$E$115]" office:value-type="string" office:string-value="X" calcext:value-type="string">
            <text:p>X</text:p>
          </table:table-cell>
          <table:table-cell table:style-name="ce112" table:formula="of:=[.$F$115]" office:value-type="string" office:string-value="NM" calcext:value-type="string">
            <text:p>NM</text:p>
          </table:table-cell>
          <table:table-cell table:style-name="ce152" table:formula="of:=[.$G$115]" office:value-type="percentage" office:value="1" calcext:value-type="percentage">
            <text:p>100,00 %</text:p>
          </table:table-cell>
          <table:table-cell table:style-name="ce112" table:formula="of:=[.$H$115]" office:value-type="string" office:string-value="X" calcext:value-type="string">
            <text:p>X</text:p>
          </table:table-cell>
          <table:table-cell table:style-name="ce112" table:formula="of:=[.$I$115]" office:value-type="string" office:string-value="X" calcext:value-type="string">
            <text:p>X</text:p>
          </table:table-cell>
          <table:table-cell table:style-name="ce112" table:formula="of:=[.$J$115]" office:value-type="string" office:string-value="X" calcext:value-type="string">
            <text:p>X</text:p>
          </table:table-cell>
          <table:table-cell table:style-name="ce112" table:formula="of:=[.$K$115]" office:value-type="string" office:string-value="X" calcext:value-type="string">
            <text:p>X</text:p>
          </table:table-cell>
          <table:table-cell table:style-name="ce112" table:formula="of:=[.$L$115]" office:value-type="string" office:string-value="NM" calcext:value-type="string">
            <text:p>NM</text:p>
          </table:table-cell>
          <table:table-cell table:style-name="ce112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3" office:value-type="percentage" office:value="0.0586" calcext:value-type="percentage">
            <text:p>5,86 %</text:p>
          </table:table-cell>
          <table:table-cell table:style-name="ce13" office:value-type="percentage" office:value="0.0602" calcext:value-type="percentage">
            <text:p>6,02 %</text:p>
          </table:table-cell>
          <table:table-cell table:style-name="ce13" office:value-type="percentage" office:value="0.0607" calcext:value-type="percentage">
            <text:p>6,07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03" calcext:value-type="percentage">
            <text:p>6,03 %</text:p>
          </table:table-cell>
          <table:table-cell table:style-name="ce13" office:value-type="percentage" office:value="0.0638" calcext:value-type="percentage">
            <text:p>6,38 %</text:p>
          </table:table-cell>
          <table:table-cell table:style-name="ce13" office:value-type="percentage" office:value="0.3209" calcext:value-type="percentage">
            <text:p>32,09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801" calcext:value-type="percentage">
            <text:p>8,01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954" calcext:value-type="percentage">
            <text:p>9,54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2" table:formula="of:=[.$C$116]" office:value-type="string" office:string-value="X" calcext:value-type="string">
            <text:p>X</text:p>
          </table:table-cell>
          <table:table-cell table:style-name="ce112" table:formula="of:=[.$D$116]" office:value-type="string" office:string-value="X" calcext:value-type="string">
            <text:p>X</text:p>
          </table:table-cell>
          <table:table-cell table:style-name="ce112" table:formula="of:=[.$E$116]" office:value-type="string" office:string-value="X" calcext:value-type="string">
            <text:p>X</text:p>
          </table:table-cell>
          <table:table-cell table:style-name="ce112" table:formula="of:=[.$F$116]" office:value-type="string" office:string-value="X" calcext:value-type="string">
            <text:p>X</text:p>
          </table:table-cell>
          <table:table-cell table:style-name="ce112" table:formula="of:=[.$G$116]" office:value-type="string" office:string-value="X" calcext:value-type="string">
            <text:p>X</text:p>
          </table:table-cell>
          <table:table-cell table:style-name="ce111" table:formula="of:=[.$H$116]" office:value-type="percentage" office:value="1" calcext:value-type="percentage">
            <text:p>100,00 %</text:p>
          </table:table-cell>
          <table:table-cell table:style-name="ce161" table:formula="of:=[.$I$116]" office:value-type="string" office:string-value="X" calcext:value-type="string">
            <text:p>X</text:p>
          </table:table-cell>
          <table:table-cell table:style-name="ce112" table:formula="of:=[.$J$116]" office:value-type="string" office:string-value="X" calcext:value-type="string">
            <text:p>X</text:p>
          </table:table-cell>
          <table:table-cell table:style-name="ce112" table:formula="of:=[.$K$116]" office:value-type="string" office:string-value="X" calcext:value-type="string">
            <text:p>X</text:p>
          </table:table-cell>
          <table:table-cell table:style-name="ce112" table:formula="of:=[.$L$116]" office:value-type="string" office:string-value="NM" calcext:value-type="string">
            <text:p>NM</text:p>
          </table:table-cell>
          <table:table-cell table:style-name="ce112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" office:value-type="percentage" office:value="0.288" calcext:value-type="percentage">
            <text:p>28,8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4" calcext:value-type="percentage">
            <text:p>6,64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696" calcext:value-type="percentage">
            <text:p>6,96 %</text:p>
          </table:table-cell>
          <table:table-cell table:style-name="ce13" office:value-type="percentage" office:value="0.083" calcext:value-type="percentage">
            <text:p>8,30 %</text:p>
          </table:table-cell>
          <table:table-cell table:style-name="ce13" office:value-type="percentage" office:value="0.0701" calcext:value-type="percentage">
            <text:p>7,01 %</text:p>
          </table:table-cell>
          <table:table-cell table:style-name="ce13" office:value-type="percentage" office:value="0.0983" calcext:value-type="percentage">
            <text:p>9,83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61" table:formula="of:=[.$C$117]" office:value-type="string" office:string-value="X" calcext:value-type="string">
            <text:p>X</text:p>
          </table:table-cell>
          <table:table-cell table:style-name="ce112" table:formula="of:=[.$D$117]" office:value-type="string" office:string-value="X" calcext:value-type="string">
            <text:p>X</text:p>
          </table:table-cell>
          <table:table-cell table:style-name="ce112" table:formula="of:=[.$E$117]" office:value-type="string" office:string-value="X" calcext:value-type="string">
            <text:p>X</text:p>
          </table:table-cell>
          <table:table-cell table:style-name="ce112" table:formula="of:=[.$F$117]" office:value-type="string" office:string-value="X" calcext:value-type="string">
            <text:p>X</text:p>
          </table:table-cell>
          <table:table-cell table:style-name="ce112" table:formula="of:=[.$G$117]" office:value-type="string" office:string-value="X" calcext:value-type="string">
            <text:p>X</text:p>
          </table:table-cell>
          <table:table-cell table:style-name="ce112" table:formula="of:=[.$H$117]" office:value-type="string" office:string-value="X" calcext:value-type="string">
            <text:p>X</text:p>
          </table:table-cell>
          <table:table-cell table:style-name="ce112" table:formula="of:=[.$I$117]" office:value-type="string" office:string-value="X" calcext:value-type="string">
            <text:p>X</text:p>
          </table:table-cell>
          <table:table-cell table:style-name="ce112" table:formula="of:=[.$J$117]" office:value-type="string" office:string-value="X" calcext:value-type="string">
            <text:p>X</text:p>
          </table:table-cell>
          <table:table-cell table:style-name="ce111" table:formula="of:=[.$K$117]" office:value-type="percentage" office:value="1" calcext:value-type="percentage">
            <text:p>100,00 %</text:p>
          </table:table-cell>
          <table:table-cell table:style-name="ce112" table:formula="of:=[.$L$117]" office:value-type="string" office:string-value="NM" calcext:value-type="string">
            <text:p>NM</text:p>
          </table:table-cell>
          <table:table-cell table:style-name="ce112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2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9433600" calcext:value-type="float" table:number-columns-spanned="2" table:number-rows-spanned="1">
            <text:p>29.433.6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507210" calcext:value-type="float" table:number-columns-spanned="2" table:number-rows-spanned="1">
            <text:p>507.21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7" office:value-type="percentage" office:value="0.2012" calcext:value-type="percentage">
            <text:p>20,12 %</text:p>
          </table:table-cell>
          <table:table-cell table:style-name="ce57" office:value-type="percentage" office:value="0.1416" calcext:value-type="percentage">
            <text:p>14,16 %</text:p>
          </table:table-cell>
          <table:table-cell table:style-name="ce57" office:value-type="percentage" office:value="0.1279" calcext:value-type="percentage">
            <text:p>12,79 %</text:p>
          </table:table-cell>
          <table:table-cell table:style-name="ce57" office:value-type="percentage" office:value="0.1145" calcext:value-type="percentage">
            <text:p>11,45 %</text:p>
          </table:table-cell>
          <table:table-cell table:style-name="ce57" office:value-type="percentage" office:value="0.0707" calcext:value-type="percentage">
            <text:p>7,07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71" calcext:value-type="percentage">
            <text:p>7,10 %</text:p>
          </table:table-cell>
          <table:table-cell table:style-name="ce57" office:value-type="percentage" office:value="0.0455" calcext:value-type="percentage">
            <text:p>4,55 %</text:p>
          </table:table-cell>
          <table:table-cell table:style-name="ce57" office:value-type="percentage" office:value="0.1208" calcext:value-type="percentage">
            <text:p>12,08 %</text:p>
          </table:table-cell>
          <table:table-cell table:style-name="ce57" office:value-type="percentage" office:value="0.0257" calcext:value-type="percentage">
            <text:p>2,57 %</text:p>
          </table:table-cell>
          <table:table-cell table:style-name="ce57" office:value-type="percentage" office:value="0.0157" calcext:value-type="percentage">
            <text:p>1,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43" table:formula="of:=[.$C$108]" office:value-type="string" office:string-value="X" calcext:value-type="string">
            <text:p>X</text:p>
          </table:table-cell>
          <table:table-cell table:style-name="ce116" table:formula="of:=[.$D$108]" office:value-type="string" office:string-value="X" calcext:value-type="string">
            <text:p>X</text:p>
          </table:table-cell>
          <table:table-cell table:style-name="ce115" table:formula="of:=[.$E$108]" office:value-type="percentage" office:value="1" calcext:value-type="percentage">
            <text:p>100,00 %</text:p>
          </table:table-cell>
          <table:table-cell table:style-name="ce116" table:formula="of:=[.$F$108]" office:value-type="string" office:string-value="X" calcext:value-type="string">
            <text:p>X</text:p>
          </table:table-cell>
          <table:table-cell table:style-name="ce116" table:formula="of:=[.$G$108]" office:value-type="string" office:string-value="X" calcext:value-type="string">
            <text:p>X</text:p>
          </table:table-cell>
          <table:table-cell table:style-name="ce116" table:formula="of:=[.$H$108]" office:value-type="string" office:string-value="X" calcext:value-type="string">
            <text:p>X</text:p>
          </table:table-cell>
          <table:table-cell table:style-name="ce116" table:formula="of:=[.$I$108]" office:value-type="string" office:string-value="X" calcext:value-type="string">
            <text:p>X</text:p>
          </table:table-cell>
          <table:table-cell table:style-name="ce116" table:formula="of:=[.$J$108]" office:value-type="string" office:string-value="X" calcext:value-type="string">
            <text:p>X</text:p>
          </table:table-cell>
          <table:table-cell table:style-name="ce116" table:formula="of:=[.$K$108]" office:value-type="string" office:string-value="NM" calcext:value-type="string">
            <text:p>NM</text:p>
          </table:table-cell>
          <table:table-cell table:style-name="ce116" table:formula="of:=[.$L$108]" office:value-type="string" office:string-value="NM" calcext:value-type="string">
            <text:p>NM</text:p>
          </table:table-cell>
          <table:table-cell table:style-name="ce116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7" office:value-type="percentage" office:value="0.0542" calcext:value-type="percentage">
            <text:p>5,42 %</text:p>
          </table:table-cell>
          <table:table-cell table:style-name="ce57" office:value-type="percentage" office:value="0.0582" calcext:value-type="percentage">
            <text:p>5,82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0575" calcext:value-type="percentage">
            <text:p>5,75 %</text:p>
          </table:table-cell>
          <table:table-cell table:style-name="ce57" office:value-type="percentage" office:value="0.0386" calcext:value-type="percentage">
            <text:p>3,86 %</text:p>
          </table:table-cell>
          <table:table-cell table:style-name="ce57" office:value-type="percentage" office:value="0.042" calcext:value-type="percentage">
            <text:p>4,20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4386" calcext:value-type="percentage">
            <text:p>43,86 %</text:p>
          </table:table-cell>
          <table:table-cell table:style-name="ce57" office:value-type="percentage" office:value="0.0674" calcext:value-type="percentage">
            <text:p>6,74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742" calcext:value-type="percentage">
            <text:p>7,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5" table:formula="of:=[.$C$109]" office:value-type="percentage" office:value="1" calcext:value-type="percentage">
            <text:p>100,00 %</text:p>
          </table:table-cell>
          <table:table-cell table:style-name="ce116" table:formula="of:=[.$D$109]" office:value-type="string" office:string-value="X" calcext:value-type="string">
            <text:p>X</text:p>
          </table:table-cell>
          <table:table-cell table:style-name="ce116" table:formula="of:=[.$E$109]" office:value-type="string" office:string-value="X" calcext:value-type="string">
            <text:p>X</text:p>
          </table:table-cell>
          <table:table-cell table:style-name="ce116" table:formula="of:=[.$F$109]" office:value-type="string" office:string-value="X" calcext:value-type="string">
            <text:p>X</text:p>
          </table:table-cell>
          <table:table-cell table:style-name="ce116" table:formula="of:=[.$G$109]" office:value-type="string" office:string-value="X" calcext:value-type="string">
            <text:p>X</text:p>
          </table:table-cell>
          <table:table-cell table:style-name="ce116" table:formula="of:=[.$H$109]" office:value-type="string" office:string-value="X" calcext:value-type="string">
            <text:p>X</text:p>
          </table:table-cell>
          <table:table-cell table:style-name="ce116" table:formula="of:=[.$I$109]" office:value-type="string" office:string-value="X" calcext:value-type="string">
            <text:p>X</text:p>
          </table:table-cell>
          <table:table-cell table:style-name="ce143" table:formula="of:=[.$J$109]" office:value-type="string" office:string-value="NM" calcext:value-type="string">
            <text:p>NM</text:p>
          </table:table-cell>
          <table:table-cell table:style-name="ce116" table:formula="of:=[.$K$109]" office:value-type="string" office:string-value="X" calcext:value-type="string">
            <text:p>X</text:p>
          </table:table-cell>
          <table:table-cell table:style-name="ce116" table:formula="of:=[.$L$109]" office:value-type="string" office:string-value="NM" calcext:value-type="string">
            <text:p>NM</text:p>
          </table:table-cell>
          <table:table-cell table:style-name="ce116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7" office:value-type="percentage" office:value="0.0652" calcext:value-type="percentage">
            <text:p>6,52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732" calcext:value-type="percentage">
            <text:p>7,32 %</text:p>
          </table:table-cell>
          <table:table-cell table:style-name="ce57" office:value-type="percentage" office:value="0.0708" calcext:value-type="percentage">
            <text:p>7,08 %</text:p>
          </table:table-cell>
          <table:table-cell table:style-name="ce57" office:value-type="percentage" office:value="0.0552" calcext:value-type="percentage">
            <text:p>5,52 %</text:p>
          </table:table-cell>
          <table:table-cell table:style-name="ce57" office:value-type="percentage" office:value="0.0585" calcext:value-type="percentage">
            <text:p>5,85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881" calcext:value-type="percentage">
            <text:p>8,81 %</text:p>
          </table:table-cell>
          <table:table-cell table:style-name="ce57" office:value-type="percentage" office:value="0.2859" calcext:value-type="percentage">
            <text:p>28,59 %</text:p>
          </table:table-cell>
          <table:table-cell table:style-name="ce57" office:value-type="percentage" office:value="0.0997" calcext:value-type="percentage">
            <text:p>9,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6" table:formula="of:=[.$C$110]" office:value-type="string" office:string-value="X" calcext:value-type="string">
            <text:p>X</text:p>
          </table:table-cell>
          <table:table-cell table:style-name="ce116" table:formula="of:=[.$D$110]" office:value-type="string" office:string-value="X" calcext:value-type="string">
            <text:p>X</text:p>
          </table:table-cell>
          <table:table-cell table:style-name="ce143" table:formula="of:=[.$E$110]" office:value-type="string" office:string-value="X" calcext:value-type="string">
            <text:p>X</text:p>
          </table:table-cell>
          <table:table-cell table:style-name="ce116" table:formula="of:=[.$F$110]" office:value-type="string" office:string-value="X" calcext:value-type="string">
            <text:p>X</text:p>
          </table:table-cell>
          <table:table-cell table:style-name="ce116" table:formula="of:=[.$G$110]" office:value-type="string" office:string-value="X" calcext:value-type="string">
            <text:p>X</text:p>
          </table:table-cell>
          <table:table-cell table:style-name="ce116" table:formula="of:=[.$H$110]" office:value-type="string" office:string-value="X" calcext:value-type="string">
            <text:p>X</text:p>
          </table:table-cell>
          <table:table-cell table:style-name="ce115" table:formula="of:=[.$I$110]" office:value-type="percentage" office:value="1" calcext:value-type="percentage">
            <text:p>100,00 %</text:p>
          </table:table-cell>
          <table:table-cell table:style-name="ce116" table:formula="of:=[.$J$110]" office:value-type="string" office:string-value="X" calcext:value-type="string">
            <text:p>X</text:p>
          </table:table-cell>
          <table:table-cell table:style-name="ce116" table:formula="of:=[.$K$110]" office:value-type="string" office:string-value="X" calcext:value-type="string">
            <text:p>X</text:p>
          </table:table-cell>
          <table:table-cell table:style-name="ce116" table:formula="of:=[.$L$110]" office:value-type="string" office:string-value="NM" calcext:value-type="string">
            <text:p>NM</text:p>
          </table:table-cell>
          <table:table-cell table:style-name="ce115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7" office:value-type="percentage" office:value="0.0681" calcext:value-type="percentage">
            <text:p>6,81 %</text:p>
          </table:table-cell>
          <table:table-cell table:style-name="ce57" office:value-type="percentage" office:value="0.2486" calcext:value-type="percentage">
            <text:p>24,86 %</text:p>
          </table:table-cell>
          <table:table-cell table:style-name="ce57" office:value-type="percentage" office:value="0.0696" calcext:value-type="percentage">
            <text:p>6,96 %</text:p>
          </table:table-cell>
          <table:table-cell table:style-name="ce57" office:value-type="percentage" office:value="0.0734" calcext:value-type="percentage">
            <text:p>7,34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601" calcext:value-type="percentage">
            <text:p>6,01 %</text:p>
          </table:table-cell>
          <table:table-cell table:style-name="ce57" office:value-type="percentage" office:value="0.076" calcext:value-type="percentage">
            <text:p>7,60 %</text:p>
          </table:table-cell>
          <table:table-cell table:style-name="ce57" office:value-type="percentage" office:value="0.0672" calcext:value-type="percentage">
            <text:p>6,72 %</text:p>
          </table:table-cell>
          <table:table-cell table:style-name="ce57" office:value-type="percentage" office:value="0.0901" calcext:value-type="percentage">
            <text:p>9,01 %</text:p>
          </table:table-cell>
          <table:table-cell table:style-name="ce57" office:value-type="percentage" office:value="0.0877" calcext:value-type="percentage">
            <text:p>8,77 %</text:p>
          </table:table-cell>
          <table:table-cell table:style-name="ce57" office:value-type="percentage" office:value="0.1023" calcext:value-type="percentage">
            <text:p>10,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6" table:formula="of:=[.$C$111]" office:value-type="string" office:string-value="X" calcext:value-type="string">
            <text:p>X</text:p>
          </table:table-cell>
          <table:table-cell table:style-name="ce115" table:formula="of:=[.$D$111]" office:value-type="percentage" office:value="1" calcext:value-type="percentage">
            <text:p>100,00 %</text:p>
          </table:table-cell>
          <table:table-cell table:style-name="ce116" table:formula="of:=[.$E$111]" office:value-type="string" office:string-value="X" calcext:value-type="string">
            <text:p>X</text:p>
          </table:table-cell>
          <table:table-cell table:style-name="ce116" table:formula="of:=[.$F$111]" office:value-type="string" office:string-value="X" calcext:value-type="string">
            <text:p>X</text:p>
          </table:table-cell>
          <table:table-cell table:style-name="ce116" table:formula="of:=[.$G$111]" office:value-type="string" office:string-value="X" calcext:value-type="string">
            <text:p>X</text:p>
          </table:table-cell>
          <table:table-cell table:style-name="ce116" table:formula="of:=[.$H$111]" office:value-type="string" office:string-value="X" calcext:value-type="string">
            <text:p>X</text:p>
          </table:table-cell>
          <table:table-cell table:style-name="ce116" table:formula="of:=[.$I$111]" office:value-type="string" office:string-value="X" calcext:value-type="string">
            <text:p>X</text:p>
          </table:table-cell>
          <table:table-cell table:style-name="ce116" table:formula="of:=[.$J$111]" office:value-type="string" office:string-value="X" calcext:value-type="string">
            <text:p>X</text:p>
          </table:table-cell>
          <table:table-cell table:style-name="ce116" table:formula="of:=[.$K$111]" office:value-type="string" office:string-value="NM" calcext:value-type="string">
            <text:p>NM</text:p>
          </table:table-cell>
          <table:table-cell table:style-name="ce143" table:formula="of:=[.$L$111]" office:value-type="string" office:string-value="NM" calcext:value-type="string">
            <text:p>NM</text:p>
          </table:table-cell>
          <table:table-cell table:style-name="ce256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7" office:value-type="percentage" office:value="0.0694" calcext:value-type="percentage">
            <text:p>6,94 %</text:p>
          </table:table-cell>
          <table:table-cell table:style-name="ce57" office:value-type="percentage" office:value="0.0793" calcext:value-type="percentage">
            <text:p>7,93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3052" calcext:value-type="percentage">
            <text:p>30,52 %</text:p>
          </table:table-cell>
          <table:table-cell table:style-name="ce57" office:value-type="percentage" office:value="0.057" calcext:value-type="percentage">
            <text:p>5,70 %</text:p>
          </table:table-cell>
          <table:table-cell table:style-name="ce57" office:value-type="percentage" office:value="0.0615" calcext:value-type="percentage">
            <text:p>6,15 %</text:p>
          </table:table-cell>
          <table:table-cell table:style-name="ce57" office:value-type="percentage" office:value="0.0766" calcext:value-type="percentage">
            <text:p>7,66 %</text:p>
          </table:table-cell>
          <table:table-cell table:style-name="ce102" office:value-type="string" calcext:value-type="string">
            <text:p>NM</text:p>
          </table:table-cell>
          <table:table-cell table:style-name="ce57" office:value-type="percentage" office:value="0.0931" calcext:value-type="percentage">
            <text:p>9,31 %</text:p>
          </table:table-cell>
          <table:table-cell table:style-name="ce57" office:value-type="percentage" office:value="0.0798" calcext:value-type="percentage">
            <text:p>7,98 %</text:p>
          </table:table-cell>
          <table:table-cell table:style-name="ce57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6" table:formula="of:=[.$C$112]" office:value-type="string" office:string-value="X" calcext:value-type="string">
            <text:p>X</text:p>
          </table:table-cell>
          <table:table-cell table:style-name="ce143" table:formula="of:=[.$D$112]" office:value-type="string" office:string-value="X" calcext:value-type="string">
            <text:p>X</text:p>
          </table:table-cell>
          <table:table-cell table:style-name="ce116" table:formula="of:=[.$E$112]" office:value-type="string" office:string-value="X" calcext:value-type="string">
            <text:p>X</text:p>
          </table:table-cell>
          <table:table-cell table:style-name="ce115" table:formula="of:=[.$F$112]" office:value-type="percentage" office:value="1" calcext:value-type="percentage">
            <text:p>100,00 %</text:p>
          </table:table-cell>
          <table:table-cell table:style-name="ce116" table:formula="of:=[.$G$112]" office:value-type="string" office:string-value="X" calcext:value-type="string">
            <text:p>X</text:p>
          </table:table-cell>
          <table:table-cell table:style-name="ce116" table:formula="of:=[.$H$112]" office:value-type="string" office:string-value="X" calcext:value-type="string">
            <text:p>X</text:p>
          </table:table-cell>
          <table:table-cell table:style-name="ce116" table:formula="of:=[.$I$112]" office:value-type="string" office:string-value="X" calcext:value-type="string">
            <text:p>X</text:p>
          </table:table-cell>
          <table:table-cell table:style-name="ce116" table:formula="of:=[.$J$112]" office:value-type="string" office:string-value="NM" calcext:value-type="string">
            <text:p>NM</text:p>
          </table:table-cell>
          <table:table-cell table:style-name="ce116" table:formula="of:=[.$K$112]" office:value-type="string" office:string-value="X" calcext:value-type="string">
            <text:p>X</text:p>
          </table:table-cell>
          <table:table-cell table:style-name="ce116" table:formula="of:=[.$L$112]" office:value-type="string" office:string-value="NM" calcext:value-type="string">
            <text:p>NM</text:p>
          </table:table-cell>
          <table:table-cell table:style-name="ce116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685" calcext:value-type="percentage">
            <text:p>6,85 %</text:p>
          </table:table-cell>
          <table:table-cell table:style-name="ce57" office:value-type="percentage" office:value="0.2562" calcext:value-type="percentage">
            <text:p>25,62 %</text:p>
          </table:table-cell>
          <table:table-cell table:style-name="ce57" office:value-type="percentage" office:value="0.0722" calcext:value-type="percentage">
            <text:p>7,22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6" calcext:value-type="percentage">
            <text:p>6,00 %</text:p>
          </table:table-cell>
          <table:table-cell table:style-name="ce57" office:value-type="percentage" office:value="0.0831" calcext:value-type="percentage">
            <text:p>8,31 %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895" calcext:value-type="percentage">
            <text:p>8,95 %</text:p>
          </table:table-cell>
          <table:table-cell table:style-name="ce57" office:value-type="percentage" office:value="0.0783" calcext:value-type="percentage">
            <text:p>7,83 %</text:p>
          </table:table-cell>
          <table:table-cell table:style-name="ce57" office:value-type="percentage" office:value="0.1018" calcext:value-type="percentage">
            <text:p>10,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6" table:formula="of:=[.$C$113]" office:value-type="string" office:string-value="NM" calcext:value-type="string">
            <text:p>NM</text:p>
          </table:table-cell>
          <table:table-cell table:style-name="ce116" table:formula="of:=[.$D$113]" office:value-type="string" office:string-value="NM" calcext:value-type="string">
            <text:p>NM</text:p>
          </table:table-cell>
          <table:table-cell table:style-name="ce116" table:formula="of:=[.$E$113]" office:value-type="string" office:string-value="NM" calcext:value-type="string">
            <text:p>NM</text:p>
          </table:table-cell>
          <table:table-cell table:style-name="ce116" table:formula="of:=[.$F$113]" office:value-type="string" office:string-value="NM" calcext:value-type="string">
            <text:p>NM</text:p>
          </table:table-cell>
          <table:table-cell table:style-name="ce116" table:formula="of:=[.$G$113]" office:value-type="string" office:string-value="NM" calcext:value-type="string">
            <text:p>NM</text:p>
          </table:table-cell>
          <table:table-cell table:style-name="ce116" table:formula="of:=[.$H$113]" office:value-type="string" office:string-value="NM" calcext:value-type="string">
            <text:p>NM</text:p>
          </table:table-cell>
          <table:table-cell table:style-name="ce143" table:formula="of:=[.$I$113]" office:value-type="string" office:string-value="NM" calcext:value-type="string">
            <text:p>NM</text:p>
          </table:table-cell>
          <table:table-cell table:style-name="ce116" table:formula="of:=[.$J$113]" office:value-type="string" office:string-value="NM" calcext:value-type="string">
            <text:p>NM</text:p>
          </table:table-cell>
          <table:table-cell table:style-name="ce116" table:formula="of:=[.$K$113]" office:value-type="string" office:string-value="NM" calcext:value-type="string">
            <text:p>NM</text:p>
          </table:table-cell>
          <table:table-cell table:style-name="ce115" table:formula="of:=[.$L$113]" office:value-type="string" office:string-value="PM" calcext:value-type="string">
            <text:p>PM</text:p>
          </table:table-cell>
          <table:table-cell table:style-name="ce116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7" office:value-type="percentage" office:value="0.051" calcext:value-type="percentage">
            <text:p>5,10 %</text:p>
          </table:table-cell>
          <table:table-cell table:style-name="ce57" office:value-type="percentage" office:value="0.0556" calcext:value-type="percentage">
            <text:p>5,56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04" calcext:value-type="percentage">
            <text:p>4,00 %</text:p>
          </table:table-cell>
          <table:table-cell table:style-name="ce57" office:value-type="percentage" office:value="0.4112" calcext:value-type="percentage">
            <text:p>41,12 %</text:p>
          </table:table-cell>
          <table:table-cell table:style-name="ce57" office:value-type="percentage" office:value="0.0602" calcext:value-type="percentage">
            <text:p>6,02 %</text:p>
          </table:table-cell>
          <table:table-cell table:style-name="ce57" office:value-type="percentage" office:value="0.0473" calcext:value-type="percentage">
            <text:p>4,73 %</text:p>
          </table:table-cell>
          <table:table-cell table:style-name="ce57" office:value-type="percentage" office:value="0.0713" calcext:value-type="percentage">
            <text:p>7,13 %</text:p>
          </table:table-cell>
          <table:table-cell table:style-name="ce57" office:value-type="percentage" office:value="0.063" calcext:value-type="percentage">
            <text:p>6,30 %</text:p>
          </table:table-cell>
          <table:table-cell table:style-name="ce57" office:value-type="percentage" office:value="0.0845" calcext:value-type="percentage">
            <text:p>8,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6" table:formula="of:=[.$C$114]" office:value-type="string" office:string-value="X" calcext:value-type="string">
            <text:p>X</text:p>
          </table:table-cell>
          <table:table-cell table:style-name="ce116" table:formula="of:=[.$D$114]" office:value-type="string" office:string-value="X" calcext:value-type="string">
            <text:p>X</text:p>
          </table:table-cell>
          <table:table-cell table:style-name="ce116" table:formula="of:=[.$E$114]" office:value-type="string" office:string-value="X" calcext:value-type="string">
            <text:p>X</text:p>
          </table:table-cell>
          <table:table-cell table:style-name="ce116" table:formula="of:=[.$F$114]" office:value-type="string" office:string-value="NM" calcext:value-type="string">
            <text:p>NM</text:p>
          </table:table-cell>
          <table:table-cell table:style-name="ce116" table:formula="of:=[.$G$114]" office:value-type="string" office:string-value="X" calcext:value-type="string">
            <text:p>X</text:p>
          </table:table-cell>
          <table:table-cell table:style-name="ce143" table:formula="of:=[.$H$114]" office:value-type="string" office:string-value="X" calcext:value-type="string">
            <text:p>X</text:p>
          </table:table-cell>
          <table:table-cell table:style-name="ce116" table:formula="of:=[.$I$114]" office:value-type="string" office:string-value="X" calcext:value-type="string">
            <text:p>X</text:p>
          </table:table-cell>
          <table:table-cell table:style-name="ce163" table:formula="of:=[.$J$114]" office:value-type="percentage" office:value="1" calcext:value-type="percentage">
            <text:p>100,00 %</text:p>
          </table:table-cell>
          <table:table-cell table:style-name="ce116" table:formula="of:=[.$K$114]" office:value-type="string" office:string-value="X" calcext:value-type="string">
            <text:p>X</text:p>
          </table:table-cell>
          <table:table-cell table:style-name="ce116" table:formula="of:=[.$L$114]" office:value-type="string" office:string-value="NM" calcext:value-type="string">
            <text:p>NM</text:p>
          </table:table-cell>
          <table:table-cell table:style-name="ce116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7" office:value-type="percentage" office:value="0.0537" calcext:value-type="percentage">
            <text:p>5,37 %</text:p>
          </table:table-cell>
          <table:table-cell table:style-name="ce57" office:value-type="percentage" office:value="0.0587" calcext:value-type="percentage">
            <text:p>5,87 %</text:p>
          </table:table-cell>
          <table:table-cell table:style-name="ce57" office:value-type="percentage" office:value="0.0599" calcext:value-type="percentage">
            <text:p>5,99 %</text:p>
          </table:table-cell>
          <table:table-cell table:style-name="ce57" office:value-type="string" calcext:value-type="string">
            <text:p>NM</text:p>
          </table:table-cell>
          <table:table-cell table:style-name="ce57" office:value-type="percentage" office:value="0.4394" calcext:value-type="percentage">
            <text:p>43,94 %</text:p>
          </table:table-cell>
          <table:table-cell table:style-name="ce57" office:value-type="percentage" office:value="0.0448" calcext:value-type="percentage">
            <text:p>4,48 %</text:p>
          </table:table-cell>
          <table:table-cell table:style-name="ce57" office:value-type="percentage" office:value="0.0633" calcext:value-type="percentage">
            <text:p>6,33 %</text:p>
          </table:table-cell>
          <table:table-cell table:style-name="ce57" office:value-type="percentage" office:value="0.0486" calcext:value-type="percentage">
            <text:p>4,86 %</text:p>
          </table:table-cell>
          <table:table-cell table:style-name="ce57" office:value-type="percentage" office:value="0.0755" calcext:value-type="percentage">
            <text:p>7,55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898" calcext:value-type="percentage">
            <text:p>8,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6" table:formula="of:=[.$C$115]" office:value-type="string" office:string-value="X" calcext:value-type="string">
            <text:p>X</text:p>
          </table:table-cell>
          <table:table-cell table:style-name="ce116" table:formula="of:=[.$D$115]" office:value-type="string" office:string-value="X" calcext:value-type="string">
            <text:p>X</text:p>
          </table:table-cell>
          <table:table-cell table:style-name="ce116" table:formula="of:=[.$E$115]" office:value-type="string" office:string-value="X" calcext:value-type="string">
            <text:p>X</text:p>
          </table:table-cell>
          <table:table-cell table:style-name="ce116" table:formula="of:=[.$F$115]" office:value-type="string" office:string-value="NM" calcext:value-type="string">
            <text:p>NM</text:p>
          </table:table-cell>
          <table:table-cell table:style-name="ce153" table:formula="of:=[.$G$115]" office:value-type="percentage" office:value="1" calcext:value-type="percentage">
            <text:p>100,00 %</text:p>
          </table:table-cell>
          <table:table-cell table:style-name="ce116" table:formula="of:=[.$H$115]" office:value-type="string" office:string-value="X" calcext:value-type="string">
            <text:p>X</text:p>
          </table:table-cell>
          <table:table-cell table:style-name="ce116" table:formula="of:=[.$I$115]" office:value-type="string" office:string-value="X" calcext:value-type="string">
            <text:p>X</text:p>
          </table:table-cell>
          <table:table-cell table:style-name="ce116" table:formula="of:=[.$J$115]" office:value-type="string" office:string-value="X" calcext:value-type="string">
            <text:p>X</text:p>
          </table:table-cell>
          <table:table-cell table:style-name="ce116" table:formula="of:=[.$K$115]" office:value-type="string" office:string-value="X" calcext:value-type="string">
            <text:p>X</text:p>
          </table:table-cell>
          <table:table-cell table:style-name="ce116" table:formula="of:=[.$L$115]" office:value-type="string" office:string-value="NM" calcext:value-type="string">
            <text:p>NM</text:p>
          </table:table-cell>
          <table:table-cell table:style-name="ce116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7" office:value-type="percentage" office:value="0.0665" calcext:value-type="percentage">
            <text:p>6,65 %</text:p>
          </table:table-cell>
          <table:table-cell table:style-name="ce57" office:value-type="percentage" office:value="0.0667" calcext:value-type="percentage">
            <text:p>6,67 %</text:p>
          </table:table-cell>
          <table:table-cell table:style-name="ce57" office:value-type="percentage" office:value="0.0686" calcext:value-type="percentage">
            <text:p>6,86 %</text:p>
          </table:table-cell>
          <table:table-cell table:style-name="ce57" office:value-type="percentage" office:value="0.0789" calcext:value-type="percentage">
            <text:p>7,89 %</text:p>
          </table:table-cell>
          <table:table-cell table:style-name="ce57" office:value-type="percentage" office:value="0.0558" calcext:value-type="percentage">
            <text:p>5,5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2715" calcext:value-type="percentage">
            <text:p>27,15 %</text:p>
          </table:table-cell>
          <table:table-cell table:style-name="ce57" office:value-type="percentage" office:value="0.0658" calcext:value-type="percentage">
            <text:p>6,58 %</text:p>
          </table:table-cell>
          <table:table-cell table:style-name="ce57" office:value-type="percentage" office:value="0.0889" calcext:value-type="percentage">
            <text:p>8,89 %</text:p>
          </table:table-cell>
          <table:table-cell table:style-name="ce57" office:value-type="percentage" office:value="0.0778" calcext:value-type="percentage">
            <text:p>7,78 %</text:p>
          </table:table-cell>
          <table:table-cell table:style-name="ce57" office:value-type="percentage" office:value="0.1006" calcext:value-type="percentage">
            <text:p>10,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6" table:formula="of:=[.$C$116]" office:value-type="string" office:string-value="X" calcext:value-type="string">
            <text:p>X</text:p>
          </table:table-cell>
          <table:table-cell table:style-name="ce116" table:formula="of:=[.$D$116]" office:value-type="string" office:string-value="X" calcext:value-type="string">
            <text:p>X</text:p>
          </table:table-cell>
          <table:table-cell table:style-name="ce116" table:formula="of:=[.$E$116]" office:value-type="string" office:string-value="X" calcext:value-type="string">
            <text:p>X</text:p>
          </table:table-cell>
          <table:table-cell table:style-name="ce143" table:formula="of:=[.$F$116]" office:value-type="string" office:string-value="X" calcext:value-type="string">
            <text:p>X</text:p>
          </table:table-cell>
          <table:table-cell table:style-name="ce116" table:formula="of:=[.$G$116]" office:value-type="string" office:string-value="X" calcext:value-type="string">
            <text:p>X</text:p>
          </table:table-cell>
          <table:table-cell table:style-name="ce115" table:formula="of:=[.$H$116]" office:value-type="percentage" office:value="1" calcext:value-type="percentage">
            <text:p>100,00 %</text:p>
          </table:table-cell>
          <table:table-cell table:style-name="ce116" table:formula="of:=[.$I$116]" office:value-type="string" office:string-value="X" calcext:value-type="string">
            <text:p>X</text:p>
          </table:table-cell>
          <table:table-cell table:style-name="ce116" table:formula="of:=[.$J$116]" office:value-type="string" office:string-value="X" calcext:value-type="string">
            <text:p>X</text:p>
          </table:table-cell>
          <table:table-cell table:style-name="ce116" table:formula="of:=[.$K$116]" office:value-type="string" office:string-value="X" calcext:value-type="string">
            <text:p>X</text:p>
          </table:table-cell>
          <table:table-cell table:style-name="ce116" table:formula="of:=[.$L$116]" office:value-type="string" office:string-value="NM" calcext:value-type="string">
            <text:p>NM</text:p>
          </table:table-cell>
          <table:table-cell table:style-name="ce116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7" office:value-type="percentage" office:value="0.2226" calcext:value-type="percentage">
            <text:p>22,26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731" calcext:value-type="percentage">
            <text:p>7,31 %</text:p>
          </table:table-cell>
          <table:table-cell table:style-name="ce57" office:value-type="percentage" office:value="0.0768" calcext:value-type="percentage">
            <text:p>7,68 %</text:p>
          </table:table-cell>
          <table:table-cell table:style-name="ce57" office:value-type="percentage" office:value="0.0574" calcext:value-type="percentage">
            <text:p>5,74 %</text:p>
          </table:table-cell>
          <table:table-cell table:style-name="ce57" office:value-type="percentage" office:value="0.061" calcext:value-type="percentage">
            <text:p>6,10 %</text:p>
          </table:table-cell>
          <table:table-cell table:style-name="ce57" office:value-type="percentage" office:value="0.0773" calcext:value-type="percentage">
            <text:p>7,73 %</text:p>
          </table:table-cell>
          <table:table-cell table:style-name="ce57" office:value-type="percentage" office:value="0.0682" calcext:value-type="percentage">
            <text:p>6,82 %</text:p>
          </table:table-cell>
          <table:table-cell table:style-name="ce57" office:value-type="percentage" office:value="0.1075" calcext:value-type="percentage">
            <text:p>10,75 %</text:p>
          </table:table-cell>
          <table:table-cell table:style-name="ce57" office:value-type="percentage" office:value="0.0813" calcext:value-type="percentage">
            <text:p>8,13 %</text:p>
          </table:table-cell>
          <table:table-cell table:style-name="ce57" office:value-type="percentage" office:value="0.103" calcext:value-type="percentage">
            <text:p>10,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6" table:formula="of:=[.$C$117]" office:value-type="string" office:string-value="X" calcext:value-type="string">
            <text:p>X</text:p>
          </table:table-cell>
          <table:table-cell table:style-name="ce116" table:formula="of:=[.$D$117]" office:value-type="string" office:string-value="X" calcext:value-type="string">
            <text:p>X</text:p>
          </table:table-cell>
          <table:table-cell table:style-name="ce116" table:formula="of:=[.$E$117]" office:value-type="string" office:string-value="X" calcext:value-type="string">
            <text:p>X</text:p>
          </table:table-cell>
          <table:table-cell table:style-name="ce116" table:formula="of:=[.$F$117]" office:value-type="string" office:string-value="X" calcext:value-type="string">
            <text:p>X</text:p>
          </table:table-cell>
          <table:table-cell table:style-name="ce116" table:formula="of:=[.$G$117]" office:value-type="string" office:string-value="X" calcext:value-type="string">
            <text:p>X</text:p>
          </table:table-cell>
          <table:table-cell table:style-name="ce116" table:formula="of:=[.$H$117]" office:value-type="string" office:string-value="X" calcext:value-type="string">
            <text:p>X</text:p>
          </table:table-cell>
          <table:table-cell table:style-name="ce116" table:formula="of:=[.$I$117]" office:value-type="string" office:string-value="X" calcext:value-type="string">
            <text:p>X</text:p>
          </table:table-cell>
          <table:table-cell table:style-name="ce116" table:formula="of:=[.$J$117]" office:value-type="string" office:string-value="X" calcext:value-type="string">
            <text:p>X</text:p>
          </table:table-cell>
          <table:table-cell table:style-name="ce171" table:formula="of:=[.$K$117]" office:value-type="percentage" office:value="1" calcext:value-type="percentage">
            <text:p>100,00 %</text:p>
          </table:table-cell>
          <table:table-cell table:style-name="ce116" table:formula="of:=[.$L$117]" office:value-type="string" office:string-value="NM" calcext:value-type="string">
            <text:p>NM</text:p>
          </table:table-cell>
          <table:table-cell table:style-name="ce116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1660" calcext:value-type="float" table:number-columns-spanned="2" table:number-rows-spanned="1">
            <text:p>121.6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8" office:value-type="percentage" office:value="0.1147" calcext:value-type="percentage">
            <text:p>11,47 %</text:p>
          </table:table-cell>
          <table:table-cell table:style-name="ce58" office:value-type="percentage" office:value="0.1269" calcext:value-type="percentage">
            <text:p>12,69 %</text:p>
          </table:table-cell>
          <table:table-cell table:style-name="ce58" office:value-type="percentage" office:value="0.0832" calcext:value-type="percentage">
            <text:p>8,32 %</text:p>
          </table:table-cell>
          <table:table-cell table:style-name="ce58" office:value-type="percentage" office:value="0.1267" calcext:value-type="percentage">
            <text:p>12,67 %</text:p>
          </table:table-cell>
          <table:table-cell table:style-name="ce58" office:value-type="percentage" office:value="0.0419" calcext:value-type="percentage">
            <text:p>4,19 %</text:p>
          </table:table-cell>
          <table:table-cell table:style-name="ce58" office:value-type="percentage" office:value="0.0836" calcext:value-type="percentage">
            <text:p>8,36 %</text:p>
          </table:table-cell>
          <table:table-cell table:style-name="ce58" office:value-type="percentage" office:value="0.0899" calcext:value-type="percentage">
            <text:p>8,99 %</text:p>
          </table:table-cell>
          <table:table-cell table:style-name="ce58" office:value-type="percentage" office:value="0.1132" calcext:value-type="percentage">
            <text:p>11,32 %</text:p>
          </table:table-cell>
          <table:table-cell table:style-name="ce68" office:value-type="string" calcext:value-type="string">
            <text:p>NM</text:p>
          </table:table-cell>
          <table:table-cell table:style-name="ce58" office:value-type="percentage" office:value="0.0931" calcext:value-type="percentage">
            <text:p>9,31 %</text:p>
          </table:table-cell>
          <table:table-cell table:style-name="ce58" office:value-type="percentage" office:value="0.1268" calcext:value-type="percentage">
            <text:p>12,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0" table:formula="of:=[.$C$108]" office:value-type="string" office:string-value="X" calcext:value-type="string">
            <text:p>X</text:p>
          </table:table-cell>
          <table:table-cell table:style-name="ce120" table:formula="of:=[.$D$108]" office:value-type="string" office:string-value="X" calcext:value-type="string">
            <text:p>X</text:p>
          </table:table-cell>
          <table:table-cell table:style-name="ce119" table:formula="of:=[.$E$108]" office:value-type="percentage" office:value="1" calcext:value-type="percentage">
            <text:p>100,00 %</text:p>
          </table:table-cell>
          <table:table-cell table:style-name="ce120" table:formula="of:=[.$F$108]" office:value-type="string" office:string-value="X" calcext:value-type="string">
            <text:p>X</text:p>
          </table:table-cell>
          <table:table-cell table:style-name="ce120" table:formula="of:=[.$G$108]" office:value-type="string" office:string-value="X" calcext:value-type="string">
            <text:p>X</text:p>
          </table:table-cell>
          <table:table-cell table:style-name="ce120" table:formula="of:=[.$H$108]" office:value-type="string" office:string-value="X" calcext:value-type="string">
            <text:p>X</text:p>
          </table:table-cell>
          <table:table-cell table:style-name="ce120" table:formula="of:=[.$I$108]" office:value-type="string" office:string-value="X" calcext:value-type="string">
            <text:p>X</text:p>
          </table:table-cell>
          <table:table-cell table:style-name="ce120" table:formula="of:=[.$J$108]" office:value-type="string" office:string-value="X" calcext:value-type="string">
            <text:p>X</text:p>
          </table:table-cell>
          <table:table-cell table:style-name="ce144" table:formula="of:=[.$K$108]" office:value-type="string" office:string-value="NM" calcext:value-type="string">
            <text:p>NM</text:p>
          </table:table-cell>
          <table:table-cell table:style-name="ce120" table:formula="of:=[.$L$108]" office:value-type="string" office:string-value="NM" calcext:value-type="string">
            <text:p>NM</text:p>
          </table:table-cell>
          <table:table-cell table:style-name="ce120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8" office:value-type="percentage" office:value="0.1168" calcext:value-type="percentage">
            <text:p>11,68 %</text:p>
          </table:table-cell>
          <table:table-cell table:style-name="ce58" office:value-type="percentage" office:value="0.1529" calcext:value-type="percentage">
            <text:p>15,29 %</text:p>
          </table:table-cell>
          <table:table-cell table:style-name="ce58" office:value-type="percentage" office:value="0.1027" calcext:value-type="percentage">
            <text:p>10,27 %</text:p>
          </table:table-cell>
          <table:table-cell table:style-name="ce58" office:value-type="percentage" office:value="0.1206" calcext:value-type="percentage">
            <text:p>12,06 %</text:p>
          </table:table-cell>
          <table:table-cell table:style-name="ce58" office:value-type="percentage" office:value="0.0305" calcext:value-type="percentage">
            <text:p>3,05 %</text:p>
          </table:table-cell>
          <table:table-cell table:style-name="ce58" office:value-type="percentage" office:value="0.0125" calcext:value-type="percentage">
            <text:p>1,25 %</text:p>
          </table:table-cell>
          <table:table-cell table:style-name="ce58" office:value-type="percentage" office:value="0.0573" calcext:value-type="percentage">
            <text:p>5,73 %</text:p>
          </table:table-cell>
          <table:table-cell table:style-name="ce58" office:value-type="percentage" office:value="0.3249" calcext:value-type="percentage">
            <text:p>32,49 %</text:p>
          </table:table-cell>
          <table:table-cell table:style-name="ce58" office:value-type="percentage" office:value="0.045" calcext:value-type="percentage">
            <text:p>4,50 %</text:p>
          </table:table-cell>
          <table:table-cell table:style-name="ce58" office:value-type="percentage" office:value="0.0222" calcext:value-type="percentage">
            <text:p>2,22 %</text:p>
          </table:table-cell>
          <table:table-cell table:style-name="ce58" office:value-type="percentage" office:value="0.0146" calcext:value-type="percentage">
            <text:p>1,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9" table:formula="of:=[.$C$109]" office:value-type="percentage" office:value="1" calcext:value-type="percentage">
            <text:p>100,00 %</text:p>
          </table:table-cell>
          <table:table-cell table:style-name="ce120" table:formula="of:=[.$D$109]" office:value-type="string" office:string-value="X" calcext:value-type="string">
            <text:p>X</text:p>
          </table:table-cell>
          <table:table-cell table:style-name="ce120" table:formula="of:=[.$E$109]" office:value-type="string" office:string-value="X" calcext:value-type="string">
            <text:p>X</text:p>
          </table:table-cell>
          <table:table-cell table:style-name="ce120" table:formula="of:=[.$F$109]" office:value-type="string" office:string-value="X" calcext:value-type="string">
            <text:p>X</text:p>
          </table:table-cell>
          <table:table-cell table:style-name="ce120" table:formula="of:=[.$G$109]" office:value-type="string" office:string-value="X" calcext:value-type="string">
            <text:p>X</text:p>
          </table:table-cell>
          <table:table-cell table:style-name="ce144" table:formula="of:=[.$H$109]" office:value-type="string" office:string-value="X" calcext:value-type="string">
            <text:p>X</text:p>
          </table:table-cell>
          <table:table-cell table:style-name="ce120" table:formula="of:=[.$I$109]" office:value-type="string" office:string-value="X" calcext:value-type="string">
            <text:p>X</text:p>
          </table:table-cell>
          <table:table-cell table:style-name="ce120" table:formula="of:=[.$J$109]" office:value-type="string" office:string-value="NM" calcext:value-type="string">
            <text:p>NM</text:p>
          </table:table-cell>
          <table:table-cell table:style-name="ce120" table:formula="of:=[.$K$109]" office:value-type="string" office:string-value="X" calcext:value-type="string">
            <text:p>X</text:p>
          </table:table-cell>
          <table:table-cell table:style-name="ce120" table:formula="of:=[.$L$109]" office:value-type="string" office:string-value="NM" calcext:value-type="string">
            <text:p>NM</text:p>
          </table:table-cell>
          <table:table-cell table:style-name="ce120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8" office:value-type="percentage" office:value="0.0598" calcext:value-type="percentage">
            <text:p>5,98 %</text:p>
          </table:table-cell>
          <table:table-cell table:style-name="ce58" office:value-type="percentage" office:value="0.0886" calcext:value-type="percentage">
            <text:p>8,86 %</text:p>
          </table:table-cell>
          <table:table-cell table:style-name="ce58" office:value-type="percentage" office:value="0.0622" calcext:value-type="percentage">
            <text:p>6,22 %</text:p>
          </table:table-cell>
          <table:table-cell table:style-name="ce58" office:value-type="percentage" office:value="0.0853" calcext:value-type="percentage">
            <text:p>8,53 %</text:p>
          </table:table-cell>
          <table:table-cell table:style-name="ce58" office:value-type="percentage" office:value="0.0234" calcext:value-type="percentage">
            <text:p>2,34 %</text:p>
          </table:table-cell>
          <table:table-cell table:style-name="ce58" office:value-type="percentage" office:value="0.0591" calcext:value-type="percentage">
            <text:p>5,91 %</text:p>
          </table:table-cell>
          <table:table-cell table:style-name="ce58" office:value-type="percentage" office:value="0.0545" calcext:value-type="percentage">
            <text:p>5,45 %</text:p>
          </table:table-cell>
          <table:table-cell table:style-name="ce58" office:value-type="percentage" office:value="0.0716" calcext:value-type="percentage">
            <text:p>7,16 %</text:p>
          </table:table-cell>
          <table:table-cell table:style-name="ce58" office:value-type="percentage" office:value="0.0844" calcext:value-type="percentage">
            <text:p>8,44 %</text:p>
          </table:table-cell>
          <table:table-cell table:style-name="ce58" office:value-type="percentage" office:value="0.334" calcext:value-type="percentage">
            <text:p>33,40 %</text:p>
          </table:table-cell>
          <table:table-cell table:style-name="ce58" office:value-type="percentage" office:value="0.077" calcext:value-type="percentage">
            <text:p>7,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0" table:formula="of:=[.$C$110]" office:value-type="string" office:string-value="X" calcext:value-type="string">
            <text:p>X</text:p>
          </table:table-cell>
          <table:table-cell table:style-name="ce120" table:formula="of:=[.$D$110]" office:value-type="string" office:string-value="X" calcext:value-type="string">
            <text:p>X</text:p>
          </table:table-cell>
          <table:table-cell table:style-name="ce120" table:formula="of:=[.$E$110]" office:value-type="string" office:string-value="X" calcext:value-type="string">
            <text:p>X</text:p>
          </table:table-cell>
          <table:table-cell table:style-name="ce120" table:formula="of:=[.$F$110]" office:value-type="string" office:string-value="X" calcext:value-type="string">
            <text:p>X</text:p>
          </table:table-cell>
          <table:table-cell table:style-name="ce120" table:formula="of:=[.$G$110]" office:value-type="string" office:string-value="X" calcext:value-type="string">
            <text:p>X</text:p>
          </table:table-cell>
          <table:table-cell table:style-name="ce120" table:formula="of:=[.$H$110]" office:value-type="string" office:string-value="X" calcext:value-type="string">
            <text:p>X</text:p>
          </table:table-cell>
          <table:table-cell table:style-name="ce119" table:formula="of:=[.$I$110]" office:value-type="percentage" office:value="1" calcext:value-type="percentage">
            <text:p>100,00 %</text:p>
          </table:table-cell>
          <table:table-cell table:style-name="ce120" table:formula="of:=[.$J$110]" office:value-type="string" office:string-value="X" calcext:value-type="string">
            <text:p>X</text:p>
          </table:table-cell>
          <table:table-cell table:style-name="ce120" table:formula="of:=[.$K$110]" office:value-type="string" office:string-value="X" calcext:value-type="string">
            <text:p>X</text:p>
          </table:table-cell>
          <table:table-cell table:style-name="ce144" table:formula="of:=[.$L$110]" office:value-type="string" office:string-value="NM" calcext:value-type="string">
            <text:p>NM</text:p>
          </table:table-cell>
          <table:table-cell table:style-name="ce119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8" office:value-type="percentage" office:value="0.0813" calcext:value-type="percentage">
            <text:p>8,13 %</text:p>
          </table:table-cell>
          <table:table-cell table:style-name="ce58" office:value-type="percentage" office:value="0.137" calcext:value-type="percentage">
            <text:p>13,70 %</text:p>
          </table:table-cell>
          <table:table-cell table:style-name="ce58" office:value-type="percentage" office:value="0.0816" calcext:value-type="percentage">
            <text:p>8,16 %</text:p>
          </table:table-cell>
          <table:table-cell table:style-name="ce58" office:value-type="percentage" office:value="0.0357" calcext:value-type="percentage">
            <text:p>3,57 %</text:p>
          </table:table-cell>
          <table:table-cell table:style-name="ce58" office:value-type="percentage" office:value="0.0404" calcext:value-type="percentage">
            <text:p>4,04 %</text:p>
          </table:table-cell>
          <table:table-cell table:style-name="ce58" office:value-type="percentage" office:value="0.0739" calcext:value-type="percentage">
            <text:p>7,39 %</text:p>
          </table:table-cell>
          <table:table-cell table:style-name="ce58" office:value-type="percentage" office:value="0.0875" calcext:value-type="percentage">
            <text:p>8,75 %</text:p>
          </table:table-cell>
          <table:table-cell table:style-name="ce58" office:value-type="percentage" office:value="0.1013" calcext:value-type="percentage">
            <text:p>10,13 %</text:p>
          </table:table-cell>
          <table:table-cell table:style-name="ce58" office:value-type="percentage" office:value="0.133" calcext:value-type="percentage">
            <text:p>13,30 %</text:p>
          </table:table-cell>
          <table:table-cell table:style-name="ce58" office:value-type="percentage" office:value="0.1048" calcext:value-type="percentage">
            <text:p>10,48 %</text:p>
          </table:table-cell>
          <table:table-cell table:style-name="ce58" office:value-type="percentage" office:value="0.1234" calcext:value-type="percentage">
            <text:p>12,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0" table:formula="of:=[.$C$111]" office:value-type="string" office:string-value="X" calcext:value-type="string">
            <text:p>X</text:p>
          </table:table-cell>
          <table:table-cell table:style-name="ce119" table:formula="of:=[.$D$111]" office:value-type="percentage" office:value="1" calcext:value-type="percentage">
            <text:p>100,00 %</text:p>
          </table:table-cell>
          <table:table-cell table:style-name="ce120" table:formula="of:=[.$E$111]" office:value-type="string" office:string-value="X" calcext:value-type="string">
            <text:p>X</text:p>
          </table:table-cell>
          <table:table-cell table:style-name="ce144" table:formula="of:=[.$F$111]" office:value-type="string" office:string-value="X" calcext:value-type="string">
            <text:p>X</text:p>
          </table:table-cell>
          <table:table-cell table:style-name="ce120" table:formula="of:=[.$G$111]" office:value-type="string" office:string-value="X" calcext:value-type="string">
            <text:p>X</text:p>
          </table:table-cell>
          <table:table-cell table:style-name="ce120" table:formula="of:=[.$H$111]" office:value-type="string" office:string-value="X" calcext:value-type="string">
            <text:p>X</text:p>
          </table:table-cell>
          <table:table-cell table:style-name="ce120" table:formula="of:=[.$I$111]" office:value-type="string" office:string-value="X" calcext:value-type="string">
            <text:p>X</text:p>
          </table:table-cell>
          <table:table-cell table:style-name="ce120" table:formula="of:=[.$J$111]" office:value-type="string" office:string-value="X" calcext:value-type="string">
            <text:p>X</text:p>
          </table:table-cell>
          <table:table-cell table:style-name="ce120" table:formula="of:=[.$K$111]" office:value-type="string" office:string-value="NM" calcext:value-type="string">
            <text:p>NM</text:p>
          </table:table-cell>
          <table:table-cell table:style-name="ce120" table:formula="of:=[.$L$111]" office:value-type="string" office:string-value="NM" calcext:value-type="string">
            <text:p>NM</text:p>
          </table:table-cell>
          <table:table-cell table:style-name="ce257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8" office:value-type="percentage" office:value="0.0908" calcext:value-type="percentage">
            <text:p>9,08 %</text:p>
          </table:table-cell>
          <table:table-cell table:style-name="ce68" office:value-type="string" calcext:value-type="string">
            <text:p>X</text:p>
          </table:table-cell>
          <table:table-cell table:style-name="ce58" office:value-type="percentage" office:value="0.0925" calcext:value-type="percentage">
            <text:p>9,25 %</text:p>
          </table:table-cell>
          <table:table-cell table:style-name="ce58" office:value-type="percentage" office:value="0.1806" calcext:value-type="percentage">
            <text:p>18,06 %</text:p>
          </table:table-cell>
          <table:table-cell table:style-name="ce58" office:value-type="percentage" office:value="0.0618" calcext:value-type="percentage">
            <text:p>6,18 %</text:p>
          </table:table-cell>
          <table:table-cell table:style-name="ce58" office:value-type="percentage" office:value="0.0744" calcext:value-type="percentage">
            <text:p>7,44 %</text:p>
          </table:table-cell>
          <table:table-cell table:style-name="ce58" office:value-type="percentage" office:value="0.0987" calcext:value-type="percentage">
            <text:p>9,8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1562" calcext:value-type="percentage">
            <text:p>15,62 %</text:p>
          </table:table-cell>
          <table:table-cell table:style-name="ce58" office:value-type="percentage" office:value="0.1035" calcext:value-type="percentage">
            <text:p>10,35 %</text:p>
          </table:table-cell>
          <table:table-cell table:style-name="ce58" office:value-type="percentage" office:value="0.1414" calcext:value-type="percentage">
            <text:p>14,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0" table:formula="of:=[.$C$112]" office:value-type="string" office:string-value="X" calcext:value-type="string">
            <text:p>X</text:p>
          </table:table-cell>
          <table:table-cell table:style-name="ce144" table:formula="of:=[.$D$112]" office:value-type="string" office:string-value="X" calcext:value-type="string">
            <text:p>X</text:p>
          </table:table-cell>
          <table:table-cell table:style-name="ce120" table:formula="of:=[.$E$112]" office:value-type="string" office:string-value="X" calcext:value-type="string">
            <text:p>X</text:p>
          </table:table-cell>
          <table:table-cell table:style-name="ce119" table:formula="of:=[.$F$112]" office:value-type="percentage" office:value="1" calcext:value-type="percentage">
            <text:p>100,00 %</text:p>
          </table:table-cell>
          <table:table-cell table:style-name="ce120" table:formula="of:=[.$G$112]" office:value-type="string" office:string-value="X" calcext:value-type="string">
            <text:p>X</text:p>
          </table:table-cell>
          <table:table-cell table:style-name="ce120" table:formula="of:=[.$H$112]" office:value-type="string" office:string-value="X" calcext:value-type="string">
            <text:p>X</text:p>
          </table:table-cell>
          <table:table-cell table:style-name="ce120" table:formula="of:=[.$I$112]" office:value-type="string" office:string-value="X" calcext:value-type="string">
            <text:p>X</text:p>
          </table:table-cell>
          <table:table-cell table:style-name="ce120" table:formula="of:=[.$J$112]" office:value-type="string" office:string-value="NM" calcext:value-type="string">
            <text:p>NM</text:p>
          </table:table-cell>
          <table:table-cell table:style-name="ce120" table:formula="of:=[.$K$112]" office:value-type="string" office:string-value="X" calcext:value-type="string">
            <text:p>X</text:p>
          </table:table-cell>
          <table:table-cell table:style-name="ce120" table:formula="of:=[.$L$112]" office:value-type="string" office:string-value="NM" calcext:value-type="string">
            <text:p>NM</text:p>
          </table:table-cell>
          <table:table-cell table:style-name="ce120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8" office:value-type="percentage" office:value="0.051" calcext:value-type="percentage">
            <text:p>5,10 %</text:p>
          </table:table-cell>
          <table:table-cell table:style-name="ce58" office:value-type="percentage" office:value="0.0845" calcext:value-type="percentage">
            <text:p>8,45 %</text:p>
          </table:table-cell>
          <table:table-cell table:style-name="ce58" office:value-type="percentage" office:value="0.3186" calcext:value-type="percentage">
            <text:p>31,86 %</text:p>
          </table:table-cell>
          <table:table-cell table:style-name="ce58" office:value-type="percentage" office:value="0.0837" calcext:value-type="percentage">
            <text:p>8,37 %</text:p>
          </table:table-cell>
          <table:table-cell table:style-name="ce58" office:value-type="percentage" office:value="0.0225" calcext:value-type="percentage">
            <text:p>2,25 %</text:p>
          </table:table-cell>
          <table:table-cell table:style-name="ce58" office:value-type="percentage" office:value="0.0595" calcext:value-type="percentage">
            <text:p>5,95 %</text:p>
          </table:table-cell>
          <table:table-cell table:style-name="ce58" office:value-type="percentage" office:value="0.0634" calcext:value-type="percentage">
            <text:p>6,34 %</text:p>
          </table:table-cell>
          <table:table-cell table:style-name="ce58" office:value-type="percentage" office:value="0.0795" calcext:value-type="percentage">
            <text:p>7,95 %</text:p>
          </table:table-cell>
          <table:table-cell table:style-name="ce58" office:value-type="percentage" office:value="0.0918" calcext:value-type="percentage">
            <text:p>9,18 %</text:p>
          </table:table-cell>
          <table:table-cell table:style-name="ce58" office:value-type="percentage" office:value="0.0582" calcext:value-type="percentage">
            <text:p>5,82 %</text:p>
          </table:table-cell>
          <table:table-cell table:style-name="ce58" office:value-type="percentage" office:value="0.0874" calcext:value-type="percentage">
            <text:p>8,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0" table:formula="of:=[.$C$113]" office:value-type="string" office:string-value="NM" calcext:value-type="string">
            <text:p>NM</text:p>
          </table:table-cell>
          <table:table-cell table:style-name="ce120" table:formula="of:=[.$D$113]" office:value-type="string" office:string-value="NM" calcext:value-type="string">
            <text:p>NM</text:p>
          </table:table-cell>
          <table:table-cell table:style-name="ce144" table:formula="of:=[.$E$113]" office:value-type="string" office:string-value="NM" calcext:value-type="string">
            <text:p>NM</text:p>
          </table:table-cell>
          <table:table-cell table:style-name="ce120" table:formula="of:=[.$F$113]" office:value-type="string" office:string-value="NM" calcext:value-type="string">
            <text:p>NM</text:p>
          </table:table-cell>
          <table:table-cell table:style-name="ce120" table:formula="of:=[.$G$113]" office:value-type="string" office:string-value="NM" calcext:value-type="string">
            <text:p>NM</text:p>
          </table:table-cell>
          <table:table-cell table:style-name="ce120" table:formula="of:=[.$H$113]" office:value-type="string" office:string-value="NM" calcext:value-type="string">
            <text:p>NM</text:p>
          </table:table-cell>
          <table:table-cell table:style-name="ce120" table:formula="of:=[.$I$113]" office:value-type="string" office:string-value="NM" calcext:value-type="string">
            <text:p>NM</text:p>
          </table:table-cell>
          <table:table-cell table:style-name="ce120" table:formula="of:=[.$J$113]" office:value-type="string" office:string-value="NM" calcext:value-type="string">
            <text:p>NM</text:p>
          </table:table-cell>
          <table:table-cell table:style-name="ce120" table:formula="of:=[.$K$113]" office:value-type="string" office:string-value="NM" calcext:value-type="string">
            <text:p>NM</text:p>
          </table:table-cell>
          <table:table-cell table:style-name="ce119" table:formula="of:=[.$L$113]" office:value-type="string" office:string-value="PM" calcext:value-type="string">
            <text:p>PM</text:p>
          </table:table-cell>
          <table:table-cell table:style-name="ce120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8" office:value-type="percentage" office:value="0.0525" calcext:value-type="percentage">
            <text:p>5,25 %</text:p>
          </table:table-cell>
          <table:table-cell table:style-name="ce58" office:value-type="percentage" office:value="0.0715" calcext:value-type="percentage">
            <text:p>7,15 %</text:p>
          </table:table-cell>
          <table:table-cell table:style-name="ce58" office:value-type="percentage" office:value="0.0557" calcext:value-type="percentage">
            <text:p>5,57 %</text:p>
          </table:table-cell>
          <table:table-cell table:style-name="ce58" office:value-type="percentage" office:value="0.0695" calcext:value-type="percentage">
            <text:p>6,95 %</text:p>
          </table:table-cell>
          <table:table-cell table:style-name="ce58" office:value-type="percentage" office:value="0.0228" calcext:value-type="percentage">
            <text:p>2,28 %</text:p>
          </table:table-cell>
          <table:table-cell table:style-name="ce58" office:value-type="percentage" office:value="0.4163" calcext:value-type="percentage">
            <text:p>41,63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106" calcext:value-type="percentage">
            <text:p>1,06 %</text:p>
          </table:table-cell>
          <table:table-cell table:style-name="ce58" office:value-type="percentage" office:value="0.088" calcext:value-type="percentage">
            <text:p>8,80 %</text:p>
          </table:table-cell>
          <table:table-cell table:style-name="ce58" office:value-type="percentage" office:value="0.0635" calcext:value-type="percentage">
            <text:p>6,35 %</text:p>
          </table:table-cell>
          <table:table-cell table:style-name="ce58" office:value-type="percentage" office:value="0.0896" calcext:value-type="percentage">
            <text:p>8,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0" table:formula="of:=[.$C$114]" office:value-type="string" office:string-value="X" calcext:value-type="string">
            <text:p>X</text:p>
          </table:table-cell>
          <table:table-cell table:style-name="ce120" table:formula="of:=[.$D$114]" office:value-type="string" office:string-value="X" calcext:value-type="string">
            <text:p>X</text:p>
          </table:table-cell>
          <table:table-cell table:style-name="ce120" table:formula="of:=[.$E$114]" office:value-type="string" office:string-value="X" calcext:value-type="string">
            <text:p>X</text:p>
          </table:table-cell>
          <table:table-cell table:style-name="ce120" table:formula="of:=[.$F$114]" office:value-type="string" office:string-value="NM" calcext:value-type="string">
            <text:p>NM</text:p>
          </table:table-cell>
          <table:table-cell table:style-name="ce120" table:formula="of:=[.$G$114]" office:value-type="string" office:string-value="X" calcext:value-type="string">
            <text:p>X</text:p>
          </table:table-cell>
          <table:table-cell table:style-name="ce120" table:formula="of:=[.$H$114]" office:value-type="string" office:string-value="X" calcext:value-type="string">
            <text:p>X</text:p>
          </table:table-cell>
          <table:table-cell table:style-name="ce120" table:formula="of:=[.$I$114]" office:value-type="string" office:string-value="X" calcext:value-type="string">
            <text:p>X</text:p>
          </table:table-cell>
          <table:table-cell table:style-name="ce164" table:formula="of:=[.$J$114]" office:value-type="percentage" office:value="1" calcext:value-type="percentage">
            <text:p>100,00 %</text:p>
          </table:table-cell>
          <table:table-cell table:style-name="ce120" table:formula="of:=[.$K$114]" office:value-type="string" office:string-value="X" calcext:value-type="string">
            <text:p>X</text:p>
          </table:table-cell>
          <table:table-cell table:style-name="ce120" table:formula="of:=[.$L$114]" office:value-type="string" office:string-value="NM" calcext:value-type="string">
            <text:p>NM</text:p>
          </table:table-cell>
          <table:table-cell table:style-name="ce120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8" office:value-type="percentage" office:value="0.0226" calcext:value-type="percentage">
            <text:p>2,26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247" calcext:value-type="percentage">
            <text:p>2,4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6768" calcext:value-type="percentage">
            <text:p>67,68 %</text:p>
          </table:table-cell>
          <table:table-cell table:style-name="ce58" office:value-type="percentage" office:value="0.0263" calcext:value-type="percentage">
            <text:p>2,63 %</text:p>
          </table:table-cell>
          <table:table-cell table:style-name="ce58" office:value-type="percentage" office:value="0.0259" calcext:value-type="percentage">
            <text:p>2,59 %</text:p>
          </table:table-cell>
          <table:table-cell table:style-name="ce58" office:value-type="percentage" office:value="0.0396" calcext:value-type="percentage">
            <text:p>3,96 %</text:p>
          </table:table-cell>
          <table:table-cell table:style-name="ce58" office:value-type="percentage" office:value="0.0499" calcext:value-type="percentage">
            <text:p>4,99 %</text:p>
          </table:table-cell>
          <table:table-cell table:style-name="ce58" office:value-type="percentage" office:value="0.0212" calcext:value-type="percentage">
            <text:p>2,12 %</text:p>
          </table:table-cell>
          <table:table-cell table:style-name="ce58" office:value-type="percentage" office:value="0.0529" calcext:value-type="percentage">
            <text:p>5,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0" table:formula="of:=[.$C$115]" office:value-type="string" office:string-value="X" calcext:value-type="string">
            <text:p>X</text:p>
          </table:table-cell>
          <table:table-cell table:style-name="ce120" table:formula="of:=[.$D$115]" office:value-type="string" office:string-value="X" calcext:value-type="string">
            <text:p>X</text:p>
          </table:table-cell>
          <table:table-cell table:style-name="ce120" table:formula="of:=[.$E$115]" office:value-type="string" office:string-value="X" calcext:value-type="string">
            <text:p>X</text:p>
          </table:table-cell>
          <table:table-cell table:style-name="ce120" table:formula="of:=[.$F$115]" office:value-type="string" office:string-value="NM" calcext:value-type="string">
            <text:p>NM</text:p>
          </table:table-cell>
          <table:table-cell table:style-name="ce154" table:formula="of:=[.$G$115]" office:value-type="percentage" office:value="1" calcext:value-type="percentage">
            <text:p>100,00 %</text:p>
          </table:table-cell>
          <table:table-cell table:style-name="ce120" table:formula="of:=[.$H$115]" office:value-type="string" office:string-value="X" calcext:value-type="string">
            <text:p>X</text:p>
          </table:table-cell>
          <table:table-cell table:style-name="ce120" table:formula="of:=[.$I$115]" office:value-type="string" office:string-value="X" calcext:value-type="string">
            <text:p>X</text:p>
          </table:table-cell>
          <table:table-cell table:style-name="ce120" table:formula="of:=[.$J$115]" office:value-type="string" office:string-value="X" calcext:value-type="string">
            <text:p>X</text:p>
          </table:table-cell>
          <table:table-cell table:style-name="ce120" table:formula="of:=[.$K$115]" office:value-type="string" office:string-value="X" calcext:value-type="string">
            <text:p>X</text:p>
          </table:table-cell>
          <table:table-cell table:style-name="ce120" table:formula="of:=[.$L$115]" office:value-type="string" office:string-value="NM" calcext:value-type="string">
            <text:p>NM</text:p>
          </table:table-cell>
          <table:table-cell table:style-name="ce120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8" office:value-type="percentage" office:value="0.0532" calcext:value-type="percentage">
            <text:p>5,32 %</text:p>
          </table:table-cell>
          <table:table-cell table:style-name="ce58" office:value-type="percentage" office:value="0.0822" calcext:value-type="percentage">
            <text:p>8,22 %</text:p>
          </table:table-cell>
          <table:table-cell table:style-name="ce58" office:value-type="percentage" office:value="0.0523" calcext:value-type="percentage">
            <text:p>5,23 %</text:p>
          </table:table-cell>
          <table:table-cell table:style-name="ce58" office:value-type="percentage" office:value="0.0981" calcext:value-type="percentage">
            <text:p>9,81 %</text:p>
          </table:table-cell>
          <table:table-cell table:style-name="ce58" office:value-type="percentage" office:value="0.0177" calcext:value-type="percentage">
            <text:p>1,77 %</text:p>
          </table:table-cell>
          <table:table-cell table:style-name="ce58" office:value-type="percentage" office:value="0.0585" calcext:value-type="percentage">
            <text:p>5,85 %</text:p>
          </table:table-cell>
          <table:table-cell table:style-name="ce58" office:value-type="percentage" office:value="0.3268" calcext:value-type="percentage">
            <text:p>32,68 %</text:p>
          </table:table-cell>
          <table:table-cell table:style-name="ce58" office:value-type="percentage" office:value="0.0772" calcext:value-type="percentage">
            <text:p>7,72 %</text:p>
          </table:table-cell>
          <table:table-cell table:style-name="ce58" office:value-type="percentage" office:value="0.0914" calcext:value-type="percentage">
            <text:p>9,14 %</text:p>
          </table:table-cell>
          <table:table-cell table:style-name="ce58" office:value-type="percentage" office:value="0.0571" calcext:value-type="percentage">
            <text:p>5,71 %</text:p>
          </table:table-cell>
          <table:table-cell table:style-name="ce58" office:value-type="percentage" office:value="0.0856" calcext:value-type="percentage">
            <text:p>8,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0" table:formula="of:=[.$C$116]" office:value-type="string" office:string-value="X" calcext:value-type="string">
            <text:p>X</text:p>
          </table:table-cell>
          <table:table-cell table:style-name="ce120" table:formula="of:=[.$D$116]" office:value-type="string" office:string-value="X" calcext:value-type="string">
            <text:p>X</text:p>
          </table:table-cell>
          <table:table-cell table:style-name="ce120" table:formula="of:=[.$E$116]" office:value-type="string" office:string-value="X" calcext:value-type="string">
            <text:p>X</text:p>
          </table:table-cell>
          <table:table-cell table:style-name="ce120" table:formula="of:=[.$F$116]" office:value-type="string" office:string-value="X" calcext:value-type="string">
            <text:p>X</text:p>
          </table:table-cell>
          <table:table-cell table:style-name="ce120" table:formula="of:=[.$G$116]" office:value-type="string" office:string-value="X" calcext:value-type="string">
            <text:p>X</text:p>
          </table:table-cell>
          <table:table-cell table:style-name="ce119" table:formula="of:=[.$H$116]" office:value-type="percentage" office:value="1" calcext:value-type="percentage">
            <text:p>100,00 %</text:p>
          </table:table-cell>
          <table:table-cell table:style-name="ce144" table:formula="of:=[.$I$116]" office:value-type="string" office:string-value="X" calcext:value-type="string">
            <text:p>X</text:p>
          </table:table-cell>
          <table:table-cell table:style-name="ce120" table:formula="of:=[.$J$116]" office:value-type="string" office:string-value="X" calcext:value-type="string">
            <text:p>X</text:p>
          </table:table-cell>
          <table:table-cell table:style-name="ce120" table:formula="of:=[.$K$116]" office:value-type="string" office:string-value="X" calcext:value-type="string">
            <text:p>X</text:p>
          </table:table-cell>
          <table:table-cell table:style-name="ce120" table:formula="of:=[.$L$116]" office:value-type="string" office:string-value="NM" calcext:value-type="string">
            <text:p>NM</text:p>
          </table:table-cell>
          <table:table-cell table:style-name="ce120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8" office:value-type="percentage" office:value="0.285" calcext:value-type="percentage">
            <text:p>28,50 %</text:p>
          </table:table-cell>
          <table:table-cell table:style-name="ce58" office:value-type="percentage" office:value="0.0855" calcext:value-type="percentage">
            <text:p>8,55 %</text:p>
          </table:table-cell>
          <table:table-cell table:style-name="ce58" office:value-type="percentage" office:value="0.0518" calcext:value-type="percentage">
            <text:p>5,18 %</text:p>
          </table:table-cell>
          <table:table-cell table:style-name="ce58" office:value-type="percentage" office:value="0.0864" calcext:value-type="percentage">
            <text:p>8,64 %</text:p>
          </table:table-cell>
          <table:table-cell table:style-name="ce58" office:value-type="percentage" office:value="0.0203" calcext:value-type="percentage">
            <text:p>2,03 %</text:p>
          </table:table-cell>
          <table:table-cell table:style-name="ce58" office:value-type="percentage" office:value="0.0559" calcext:value-type="percentage">
            <text:p>5,59 %</text:p>
          </table:table-cell>
          <table:table-cell table:style-name="ce58" office:value-type="percentage" office:value="0.0558" calcext:value-type="percentage">
            <text:p>5,58 %</text:p>
          </table:table-cell>
          <table:table-cell table:style-name="ce58" office:value-type="percentage" office:value="0.0759" calcext:value-type="percentage">
            <text:p>7,59 %</text:p>
          </table:table-cell>
          <table:table-cell table:style-name="ce58" office:value-type="percentage" office:value="0.1389" calcext:value-type="percentage">
            <text:p>13,89 %</text:p>
          </table:table-cell>
          <table:table-cell table:style-name="ce58" office:value-type="percentage" office:value="0.0589" calcext:value-type="percentage">
            <text:p>5,89 %</text:p>
          </table:table-cell>
          <table:table-cell table:style-name="ce58" office:value-type="percentage" office:value="0.0857" calcext:value-type="percentage">
            <text:p>8,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4" table:formula="of:=[.$C$117]" office:value-type="string" office:string-value="X" calcext:value-type="string">
            <text:p>X</text:p>
          </table:table-cell>
          <table:table-cell table:style-name="ce120" table:formula="of:=[.$D$117]" office:value-type="string" office:string-value="X" calcext:value-type="string">
            <text:p>X</text:p>
          </table:table-cell>
          <table:table-cell table:style-name="ce120" table:formula="of:=[.$E$117]" office:value-type="string" office:string-value="X" calcext:value-type="string">
            <text:p>X</text:p>
          </table:table-cell>
          <table:table-cell table:style-name="ce120" table:formula="of:=[.$F$117]" office:value-type="string" office:string-value="X" calcext:value-type="string">
            <text:p>X</text:p>
          </table:table-cell>
          <table:table-cell table:style-name="ce120" table:formula="of:=[.$G$117]" office:value-type="string" office:string-value="X" calcext:value-type="string">
            <text:p>X</text:p>
          </table:table-cell>
          <table:table-cell table:style-name="ce120" table:formula="of:=[.$H$117]" office:value-type="string" office:string-value="X" calcext:value-type="string">
            <text:p>X</text:p>
          </table:table-cell>
          <table:table-cell table:style-name="ce120" table:formula="of:=[.$I$117]" office:value-type="string" office:string-value="X" calcext:value-type="string">
            <text:p>X</text:p>
          </table:table-cell>
          <table:table-cell table:style-name="ce120" table:formula="of:=[.$J$117]" office:value-type="string" office:string-value="X" calcext:value-type="string">
            <text:p>X</text:p>
          </table:table-cell>
          <table:table-cell table:style-name="ce119" table:formula="of:=[.$K$117]" office:value-type="percentage" office:value="1" calcext:value-type="percentage">
            <text:p>100,00 %</text:p>
          </table:table-cell>
          <table:table-cell table:style-name="ce120" table:formula="of:=[.$L$117]" office:value-type="string" office:string-value="NM" calcext:value-type="string">
            <text:p>NM</text:p>
          </table:table-cell>
          <table:table-cell table:style-name="ce120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6990" calcext:value-type="float" table:number-columns-spanned="2" table:number-rows-spanned="1">
            <text:p>26.99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4" office:value-type="percentage" office:value="0.0654" calcext:value-type="percentage">
            <text:p>6,54 %</text:p>
          </table:table-cell>
          <table:table-cell table:style-name="ce54" office:value-type="percentage" office:value="0.1299" calcext:value-type="percentage">
            <text:p>12,99 %</text:p>
          </table:table-cell>
          <table:table-cell table:style-name="ce54" office:value-type="percentage" office:value="0.1764" calcext:value-type="percentage">
            <text:p>17,64 %</text:p>
          </table:table-cell>
          <table:table-cell table:style-name="ce54" office:value-type="percentage" office:value="0.1209" calcext:value-type="percentage">
            <text:p>12,09 %</text:p>
          </table:table-cell>
          <table:table-cell table:style-name="ce54" office:value-type="percentage" office:value="0.0264" calcext:value-type="percentage">
            <text:p>2,64 %</text:p>
          </table:table-cell>
          <table:table-cell table:style-name="ce54" office:value-type="percentage" office:value="0.0932" calcext:value-type="percentage">
            <text:p>9,32 %</text:p>
          </table:table-cell>
          <table:table-cell table:style-name="ce54" office:value-type="percentage" office:value="0.1025" calcext:value-type="percentage">
            <text:p>10,25 %</text:p>
          </table:table-cell>
          <table:table-cell table:style-name="ce54" office:value-type="percentage" office:value="0.0843" calcext:value-type="percentage">
            <text:p>8,43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0779" calcext:value-type="percentage">
            <text:p>7,79 %</text:p>
          </table:table-cell>
          <table:table-cell table:style-name="ce54" office:value-type="percentage" office:value="0.123" calcext:value-type="percentage">
            <text:p>12,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4" table:formula="of:=[.$C$108]" office:value-type="string" office:string-value="X" calcext:value-type="string">
            <text:p>X</text:p>
          </table:table-cell>
          <table:table-cell table:style-name="ce124" table:formula="of:=[.$D$108]" office:value-type="string" office:string-value="X" calcext:value-type="string">
            <text:p>X</text:p>
          </table:table-cell>
          <table:table-cell table:style-name="ce148" table:formula="of:=[.$E$108]" office:value-type="percentage" office:value="1" calcext:value-type="percentage">
            <text:p>100,00 %</text:p>
          </table:table-cell>
          <table:table-cell table:style-name="ce124" table:formula="of:=[.$F$108]" office:value-type="string" office:string-value="X" calcext:value-type="string">
            <text:p>X</text:p>
          </table:table-cell>
          <table:table-cell table:style-name="ce124" table:formula="of:=[.$G$108]" office:value-type="string" office:string-value="X" calcext:value-type="string">
            <text:p>X</text:p>
          </table:table-cell>
          <table:table-cell table:style-name="ce124" table:formula="of:=[.$H$108]" office:value-type="string" office:string-value="X" calcext:value-type="string">
            <text:p>X</text:p>
          </table:table-cell>
          <table:table-cell table:style-name="ce124" table:formula="of:=[.$I$108]" office:value-type="string" office:string-value="X" calcext:value-type="string">
            <text:p>X</text:p>
          </table:table-cell>
          <table:table-cell table:style-name="ce124" table:formula="of:=[.$J$108]" office:value-type="string" office:string-value="X" calcext:value-type="string">
            <text:p>X</text:p>
          </table:table-cell>
          <table:table-cell table:style-name="ce124" table:formula="of:=[.$K$108]" office:value-type="string" office:string-value="NM" calcext:value-type="string">
            <text:p>NM</text:p>
          </table:table-cell>
          <table:table-cell table:style-name="ce124" table:formula="of:=[.$L$108]" office:value-type="string" office:string-value="NM" calcext:value-type="string">
            <text:p>NM</text:p>
          </table:table-cell>
          <table:table-cell table:style-name="ce124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1254" calcext:value-type="percentage">
            <text:p>12,54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0093" calcext:value-type="percentage">
            <text:p>0,93 %</text:p>
          </table:table-cell>
          <table:table-cell table:style-name="ce54" office:value-type="percentage" office:value="0.0009" calcext:value-type="percentage">
            <text:p>0,09 %</text:p>
          </table:table-cell>
          <table:table-cell table:style-name="ce54" office:value-type="percentage" office:value="0.0565" calcext:value-type="percentage">
            <text:p>5,65 %</text:p>
          </table:table-cell>
          <table:table-cell table:style-name="ce54" office:value-type="percentage" office:value="0.4919" calcext:value-type="percentage">
            <text:p>49,19 %</text:p>
          </table:table-cell>
          <table:table-cell table:style-name="ce54" office:value-type="percentage" office:value="0.0325" calcext:value-type="percentage">
            <text:p>3,25 %</text:p>
          </table:table-cell>
          <table:table-cell table:style-name="ce54" office:value-type="percentage" office:value="0.0145" calcext:value-type="percentage">
            <text:p>1,45 %</text:p>
          </table:table-cell>
          <table:table-cell table:style-name="ce54" office:value-type="percentage" office:value="0.0116" calcext:value-type="percentage">
            <text:p>1,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3" table:formula="of:=[.$C$109]" office:value-type="percentage" office:value="1" calcext:value-type="percentage">
            <text:p>100,00 %</text:p>
          </table:table-cell>
          <table:table-cell table:style-name="ce124" table:formula="of:=[.$D$109]" office:value-type="string" office:string-value="X" calcext:value-type="string">
            <text:p>X</text:p>
          </table:table-cell>
          <table:table-cell table:style-name="ce124" table:formula="of:=[.$E$109]" office:value-type="string" office:string-value="X" calcext:value-type="string">
            <text:p>X</text:p>
          </table:table-cell>
          <table:table-cell table:style-name="ce124" table:formula="of:=[.$F$109]" office:value-type="string" office:string-value="X" calcext:value-type="string">
            <text:p>X</text:p>
          </table:table-cell>
          <table:table-cell table:style-name="ce124" table:formula="of:=[.$G$109]" office:value-type="string" office:string-value="X" calcext:value-type="string">
            <text:p>X</text:p>
          </table:table-cell>
          <table:table-cell table:style-name="ce124" table:formula="of:=[.$H$109]" office:value-type="string" office:string-value="X" calcext:value-type="string">
            <text:p>X</text:p>
          </table:table-cell>
          <table:table-cell table:style-name="ce124" table:formula="of:=[.$I$109]" office:value-type="string" office:string-value="X" calcext:value-type="string">
            <text:p>X</text:p>
          </table:table-cell>
          <table:table-cell table:style-name="ce145" table:formula="of:=[.$J$109]" office:value-type="string" office:string-value="NM" calcext:value-type="string">
            <text:p>NM</text:p>
          </table:table-cell>
          <table:table-cell table:style-name="ce124" table:formula="of:=[.$K$109]" office:value-type="string" office:string-value="X" calcext:value-type="string">
            <text:p>X</text:p>
          </table:table-cell>
          <table:table-cell table:style-name="ce124" table:formula="of:=[.$L$109]" office:value-type="string" office:string-value="NM" calcext:value-type="string">
            <text:p>NM</text:p>
          </table:table-cell>
          <table:table-cell table:style-name="ce124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4" office:value-type="percentage" office:value="0.0342" calcext:value-type="percentage">
            <text:p>3,42 %</text:p>
          </table:table-cell>
          <table:table-cell table:style-name="ce54" office:value-type="percentage" office:value="0.0837" calcext:value-type="percentage">
            <text:p>8,37 %</text:p>
          </table:table-cell>
          <table:table-cell table:style-name="ce54" office:value-type="percentage" office:value="0.0477" calcext:value-type="percentage">
            <text:p>4,77 %</text:p>
          </table:table-cell>
          <table:table-cell table:style-name="ce54" office:value-type="percentage" office:value="0.0811" calcext:value-type="percentage">
            <text:p>8,11 %</text:p>
          </table:table-cell>
          <table:table-cell table:style-name="ce54" office:value-type="percentage" office:value="0.0109" calcext:value-type="percentage">
            <text:p>1,09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45" calcext:value-type="percentage">
            <text:p>5,45 %</text:p>
          </table:table-cell>
          <table:table-cell table:style-name="ce54" office:value-type="percentage" office:value="0.0408" calcext:value-type="percentage">
            <text:p>4,08 %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4593" calcext:value-type="percentage">
            <text:p>45,93 %</text:p>
          </table:table-cell>
          <table:table-cell table:style-name="ce54" office:value-type="percentage" office:value="0.0631" calcext:value-type="percentage">
            <text:p>6,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4" table:formula="of:=[.$C$110]" office:value-type="string" office:string-value="X" calcext:value-type="string">
            <text:p>X</text:p>
          </table:table-cell>
          <table:table-cell table:style-name="ce124" table:formula="of:=[.$D$110]" office:value-type="string" office:string-value="X" calcext:value-type="string">
            <text:p>X</text:p>
          </table:table-cell>
          <table:table-cell table:style-name="ce124" table:formula="of:=[.$E$110]" office:value-type="string" office:string-value="X" calcext:value-type="string">
            <text:p>X</text:p>
          </table:table-cell>
          <table:table-cell table:style-name="ce124" table:formula="of:=[.$F$110]" office:value-type="string" office:string-value="X" calcext:value-type="string">
            <text:p>X</text:p>
          </table:table-cell>
          <table:table-cell table:style-name="ce124" table:formula="of:=[.$G$110]" office:value-type="string" office:string-value="X" calcext:value-type="string">
            <text:p>X</text:p>
          </table:table-cell>
          <table:table-cell table:style-name="ce124" table:formula="of:=[.$H$110]" office:value-type="string" office:string-value="X" calcext:value-type="string">
            <text:p>X</text:p>
          </table:table-cell>
          <table:table-cell table:style-name="ce123" table:formula="of:=[.$I$110]" office:value-type="percentage" office:value="1" calcext:value-type="percentage">
            <text:p>100,00 %</text:p>
          </table:table-cell>
          <table:table-cell table:style-name="ce124" table:formula="of:=[.$J$110]" office:value-type="string" office:string-value="X" calcext:value-type="string">
            <text:p>X</text:p>
          </table:table-cell>
          <table:table-cell table:style-name="ce124" table:formula="of:=[.$K$110]" office:value-type="string" office:string-value="X" calcext:value-type="string">
            <text:p>X</text:p>
          </table:table-cell>
          <table:table-cell table:style-name="ce145" table:formula="of:=[.$L$110]" office:value-type="string" office:string-value="NM" calcext:value-type="string">
            <text:p>NM</text:p>
          </table:table-cell>
          <table:table-cell table:style-name="ce123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" calcext:value-type="percentage">
            <text:p>9,70 %</text:p>
          </table:table-cell>
          <table:table-cell table:style-name="ce54" office:value-type="percentage" office:value="0.0903" calcext:value-type="percentage">
            <text:p>9,03 %</text:p>
          </table:table-cell>
          <table:table-cell table:style-name="ce54" office:value-type="percentage" office:value="0.0173" calcext:value-type="percentage">
            <text:p>1,73 %</text:p>
          </table:table-cell>
          <table:table-cell table:style-name="ce54" office:value-type="percentage" office:value="0.0267" calcext:value-type="percentage">
            <text:p>2,67 %</text:p>
          </table:table-cell>
          <table:table-cell table:style-name="ce54" office:value-type="percentage" office:value="0.0915" calcext:value-type="percentage">
            <text:p>9,15 %</text:p>
          </table:table-cell>
          <table:table-cell table:style-name="ce54" office:value-type="percentage" office:value="0.1075" calcext:value-type="percentage">
            <text:p>10,75 %</text:p>
          </table:table-cell>
          <table:table-cell table:style-name="ce54" office:value-type="percentage" office:value="0.0663" calcext:value-type="percentage">
            <text:p>6,63 %</text:p>
          </table:table-cell>
          <table:table-cell table:style-name="ce54" office:value-type="percentage" office:value="0.2517" calcext:value-type="percentage">
            <text:p>25,17 %</text:p>
          </table:table-cell>
          <table:table-cell table:style-name="ce54" office:value-type="percentage" office:value="0.0559" calcext:value-type="percentage">
            <text:p>5,59 %</text:p>
          </table:table-cell>
          <table:table-cell table:style-name="ce54" office:value-type="percentage" office:value="0.1214" calcext:value-type="percentage">
            <text:p>12,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4" table:formula="of:=[.$C$111]" office:value-type="string" office:string-value="X" calcext:value-type="string">
            <text:p>X</text:p>
          </table:table-cell>
          <table:table-cell table:style-name="ce123" table:formula="of:=[.$D$111]" office:value-type="percentage" office:value="1" calcext:value-type="percentage">
            <text:p>100,00 %</text:p>
          </table:table-cell>
          <table:table-cell table:style-name="ce124" table:formula="of:=[.$E$111]" office:value-type="string" office:string-value="X" calcext:value-type="string">
            <text:p>X</text:p>
          </table:table-cell>
          <table:table-cell table:style-name="ce124" table:formula="of:=[.$F$111]" office:value-type="string" office:string-value="X" calcext:value-type="string">
            <text:p>X</text:p>
          </table:table-cell>
          <table:table-cell table:style-name="ce124" table:formula="of:=[.$G$111]" office:value-type="string" office:string-value="X" calcext:value-type="string">
            <text:p>X</text:p>
          </table:table-cell>
          <table:table-cell table:style-name="ce124" table:formula="of:=[.$H$111]" office:value-type="string" office:string-value="X" calcext:value-type="string">
            <text:p>X</text:p>
          </table:table-cell>
          <table:table-cell table:style-name="ce124" table:formula="of:=[.$I$111]" office:value-type="string" office:string-value="X" calcext:value-type="string">
            <text:p>X</text:p>
          </table:table-cell>
          <table:table-cell table:style-name="ce124" table:formula="of:=[.$J$111]" office:value-type="string" office:string-value="X" calcext:value-type="string">
            <text:p>X</text:p>
          </table:table-cell>
          <table:table-cell table:style-name="ce145" table:formula="of:=[.$K$111]" office:value-type="string" office:string-value="NM" calcext:value-type="string">
            <text:p>NM</text:p>
          </table:table-cell>
          <table:table-cell table:style-name="ce124" table:formula="of:=[.$L$111]" office:value-type="string" office:string-value="NM" calcext:value-type="string">
            <text:p>NM</text:p>
          </table:table-cell>
          <table:table-cell table:style-name="ce25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4" office:value-type="percentage" office:value="0.0861" calcext:value-type="percentage">
            <text:p>8,61 %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percentage" office:value="0.1148" calcext:value-type="percentage">
            <text:p>11,48 %</text:p>
          </table:table-cell>
          <table:table-cell table:style-name="ce54" office:value-type="percentage" office:value="0.1377" calcext:value-type="percentage">
            <text:p>13,77 %</text:p>
          </table:table-cell>
          <table:table-cell table:style-name="ce54" office:value-type="percentage" office:value="0.0479" calcext:value-type="percentage">
            <text:p>4,79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127" calcext:value-type="percentage">
            <text:p>12,7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1447" calcext:value-type="percentage">
            <text:p>14,47 %</text:p>
          </table:table-cell>
          <table:table-cell table:style-name="ce54" office:value-type="percentage" office:value="0.0964" calcext:value-type="percentage">
            <text:p>9,64 %</text:p>
          </table:table-cell>
          <table:table-cell table:style-name="ce54" office:value-type="percentage" office:value="0.1475" calcext:value-type="percentage">
            <text:p>14,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4" table:formula="of:=[.$C$112]" office:value-type="string" office:string-value="X" calcext:value-type="string">
            <text:p>X</text:p>
          </table:table-cell>
          <table:table-cell table:style-name="ce145" table:formula="of:=[.$D$112]" office:value-type="string" office:string-value="X" calcext:value-type="string">
            <text:p>X</text:p>
          </table:table-cell>
          <table:table-cell table:style-name="ce124" table:formula="of:=[.$E$112]" office:value-type="string" office:string-value="X" calcext:value-type="string">
            <text:p>X</text:p>
          </table:table-cell>
          <table:table-cell table:style-name="ce123" table:formula="of:=[.$F$112]" office:value-type="percentage" office:value="1" calcext:value-type="percentage">
            <text:p>100,00 %</text:p>
          </table:table-cell>
          <table:table-cell table:style-name="ce124" table:formula="of:=[.$G$112]" office:value-type="string" office:string-value="X" calcext:value-type="string">
            <text:p>X</text:p>
          </table:table-cell>
          <table:table-cell table:style-name="ce124" table:formula="of:=[.$H$112]" office:value-type="string" office:string-value="X" calcext:value-type="string">
            <text:p>X</text:p>
          </table:table-cell>
          <table:table-cell table:style-name="ce124" table:formula="of:=[.$I$112]" office:value-type="string" office:string-value="X" calcext:value-type="string">
            <text:p>X</text:p>
          </table:table-cell>
          <table:table-cell table:style-name="ce124" table:formula="of:=[.$J$112]" office:value-type="string" office:string-value="NM" calcext:value-type="string">
            <text:p>NM</text:p>
          </table:table-cell>
          <table:table-cell table:style-name="ce124" table:formula="of:=[.$K$112]" office:value-type="string" office:string-value="X" calcext:value-type="string">
            <text:p>X</text:p>
          </table:table-cell>
          <table:table-cell table:style-name="ce124" table:formula="of:=[.$L$112]" office:value-type="string" office:string-value="NM" calcext:value-type="string">
            <text:p>NM</text:p>
          </table:table-cell>
          <table:table-cell table:style-name="ce124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4" office:value-type="percentage" office:value="0.0553" calcext:value-type="percentage">
            <text:p>5,53 %</text:p>
          </table:table-cell>
          <table:table-cell table:style-name="ce54" office:value-type="percentage" office:value="0.1095" calcext:value-type="percentage">
            <text:p>10,95 %</text:p>
          </table:table-cell>
          <table:table-cell table:style-name="ce54" office:value-type="percentage" office:value="0.1397" calcext:value-type="percentage">
            <text:p>13,97 %</text:p>
          </table:table-cell>
          <table:table-cell table:style-name="ce54" office:value-type="percentage" office:value="0.1677" calcext:value-type="percentage">
            <text:p>16,77 %</text:p>
          </table:table-cell>
          <table:table-cell table:style-name="ce54" office:value-type="percentage" office:value="0.0184" calcext:value-type="percentage">
            <text:p>1,84 %</text:p>
          </table:table-cell>
          <table:table-cell table:style-name="ce54" office:value-type="percentage" office:value="0.0804" calcext:value-type="percentage">
            <text:p>8,04 %</text:p>
          </table:table-cell>
          <table:table-cell table:style-name="ce54" office:value-type="percentage" office:value="0.09" calcext:value-type="percentage">
            <text:p>9,00 %</text:p>
          </table:table-cell>
          <table:table-cell table:style-name="ce54" office:value-type="percentage" office:value="0.0819" calcext:value-type="percentage">
            <text:p>8,19 %</text:p>
          </table:table-cell>
          <table:table-cell table:style-name="ce54" office:value-type="percentage" office:value="0.0917" calcext:value-type="percentage">
            <text:p>9,17 %</text:p>
          </table:table-cell>
          <table:table-cell table:style-name="ce54" office:value-type="percentage" office:value="0.059" calcext:value-type="percentage">
            <text:p>5,90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4" table:formula="of:=[.$C$113]" office:value-type="string" office:string-value="NM" calcext:value-type="string">
            <text:p>NM</text:p>
          </table:table-cell>
          <table:table-cell table:style-name="ce124" table:formula="of:=[.$D$113]" office:value-type="string" office:string-value="NM" calcext:value-type="string">
            <text:p>NM</text:p>
          </table:table-cell>
          <table:table-cell table:style-name="ce124" table:formula="of:=[.$E$113]" office:value-type="string" office:string-value="NM" calcext:value-type="string">
            <text:p>NM</text:p>
          </table:table-cell>
          <table:table-cell table:style-name="ce145" table:formula="of:=[.$F$113]" office:value-type="string" office:string-value="NM" calcext:value-type="string">
            <text:p>NM</text:p>
          </table:table-cell>
          <table:table-cell table:style-name="ce124" table:formula="of:=[.$G$113]" office:value-type="string" office:string-value="NM" calcext:value-type="string">
            <text:p>NM</text:p>
          </table:table-cell>
          <table:table-cell table:style-name="ce124" table:formula="of:=[.$H$113]" office:value-type="string" office:string-value="NM" calcext:value-type="string">
            <text:p>NM</text:p>
          </table:table-cell>
          <table:table-cell table:style-name="ce124" table:formula="of:=[.$I$113]" office:value-type="string" office:string-value="NM" calcext:value-type="string">
            <text:p>NM</text:p>
          </table:table-cell>
          <table:table-cell table:style-name="ce124" table:formula="of:=[.$J$113]" office:value-type="string" office:string-value="NM" calcext:value-type="string">
            <text:p>NM</text:p>
          </table:table-cell>
          <table:table-cell table:style-name="ce124" table:formula="of:=[.$K$113]" office:value-type="string" office:string-value="NM" calcext:value-type="string">
            <text:p>NM</text:p>
          </table:table-cell>
          <table:table-cell table:style-name="ce123" table:formula="of:=[.$L$113]" office:value-type="string" office:string-value="PM" calcext:value-type="string">
            <text:p>PM</text:p>
          </table:table-cell>
          <table:table-cell table:style-name="ce124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4" office:value-type="percentage" office:value="0.0531" calcext:value-type="percentage">
            <text:p>5,31 %</text:p>
          </table:table-cell>
          <table:table-cell table:style-name="ce54" office:value-type="percentage" office:value="0.0946" calcext:value-type="percentage">
            <text:p>9,46 %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6" calcext:value-type="percentage">
            <text:p>9,76 %</text:p>
          </table:table-cell>
          <table:table-cell table:style-name="ce54" office:value-type="percentage" office:value="0.0237" calcext:value-type="percentage">
            <text:p>2,37 %</text:p>
          </table:table-cell>
          <table:table-cell table:style-name="ce54" office:value-type="percentage" office:value="0.2929" calcext:value-type="percentage">
            <text:p>29,29 %</text:p>
          </table:table-cell>
          <table:table-cell table:style-name="ce54" office:value-type="percentage" office:value="0.1202" calcext:value-type="percentage">
            <text:p>12,02 %</text:p>
          </table:table-cell>
          <table:table-cell table:style-name="ce54" office:value-type="percentage" office:value="0.0012" calcext:value-type="percentage">
            <text:p>0,12 %</text:p>
          </table:table-cell>
          <table:table-cell table:style-name="ce54" office:value-type="percentage" office:value="0.0897" calcext:value-type="percentage">
            <text:p>8,97 %</text:p>
          </table:table-cell>
          <table:table-cell table:style-name="ce54" office:value-type="percentage" office:value="0.0572" calcext:value-type="percentage">
            <text:p>5,72 %</text:p>
          </table:table-cell>
          <table:table-cell table:style-name="ce54" office:value-type="percentage" office:value="0.095" calcext:value-type="percentage">
            <text:p>9,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4" table:formula="of:=[.$C$114]" office:value-type="string" office:string-value="X" calcext:value-type="string">
            <text:p>X</text:p>
          </table:table-cell>
          <table:table-cell table:style-name="ce124" table:formula="of:=[.$D$114]" office:value-type="string" office:string-value="X" calcext:value-type="string">
            <text:p>X</text:p>
          </table:table-cell>
          <table:table-cell table:style-name="ce124" table:formula="of:=[.$E$114]" office:value-type="string" office:string-value="X" calcext:value-type="string">
            <text:p>X</text:p>
          </table:table-cell>
          <table:table-cell table:style-name="ce124" table:formula="of:=[.$F$114]" office:value-type="string" office:string-value="NM" calcext:value-type="string">
            <text:p>NM</text:p>
          </table:table-cell>
          <table:table-cell table:style-name="ce124" table:formula="of:=[.$G$114]" office:value-type="string" office:string-value="X" calcext:value-type="string">
            <text:p>X</text:p>
          </table:table-cell>
          <table:table-cell table:style-name="ce124" table:formula="of:=[.$H$114]" office:value-type="string" office:string-value="X" calcext:value-type="string">
            <text:p>X</text:p>
          </table:table-cell>
          <table:table-cell table:style-name="ce145" table:formula="of:=[.$I$114]" office:value-type="string" office:string-value="X" calcext:value-type="string">
            <text:p>X</text:p>
          </table:table-cell>
          <table:table-cell table:style-name="ce165" table:formula="of:=[.$J$114]" office:value-type="percentage" office:value="1" calcext:value-type="percentage">
            <text:p>100,00 %</text:p>
          </table:table-cell>
          <table:table-cell table:style-name="ce124" table:formula="of:=[.$K$114]" office:value-type="string" office:string-value="X" calcext:value-type="string">
            <text:p>X</text:p>
          </table:table-cell>
          <table:table-cell table:style-name="ce124" table:formula="of:=[.$L$114]" office:value-type="string" office:string-value="NM" calcext:value-type="string">
            <text:p>NM</text:p>
          </table:table-cell>
          <table:table-cell table:style-name="ce124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4" office:value-type="percentage" office:value="0.008" calcext:value-type="percentage">
            <text:p>0,80 %</text:p>
          </table:table-cell>
          <table:table-cell table:style-name="ce54" office:value-type="percentage" office:value="0.0488" calcext:value-type="percentage">
            <text:p>4,88 %</text:p>
          </table:table-cell>
          <table:table-cell table:style-name="ce54" office:value-type="percentage" office:value="0.019" calcext:value-type="percentage">
            <text:p>1,9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7851" calcext:value-type="percentage">
            <text:p>78,51 %</text:p>
          </table:table-cell>
          <table:table-cell table:style-name="ce54" office:value-type="percentage" office:value="0.0272" calcext:value-type="percentage">
            <text:p>2,72 %</text:p>
          </table:table-cell>
          <table:table-cell table:style-name="ce54" office:value-type="percentage" office:value="0.0218" calcext:value-type="percentage">
            <text:p>2,18 %</text:p>
          </table:table-cell>
          <table:table-cell table:style-name="ce54" office:value-type="percentage" office:value="0.0133" calcext:value-type="percentage">
            <text:p>1,33 %</text:p>
          </table:table-cell>
          <table:table-cell table:style-name="ce54" office:value-type="percentage" office:value="0.0304" calcext:value-type="percentage">
            <text:p>3,04 %</text:p>
          </table:table-cell>
          <table:table-cell table:style-name="ce54" office:value-type="percentage" office:value="0.009" calcext:value-type="percentage">
            <text:p>0,90 %</text:p>
          </table:table-cell>
          <table:table-cell table:style-name="ce54" office:value-type="percentage" office:value="0.0375" calcext:value-type="percentage">
            <text:p>3,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4" table:formula="of:=[.$C$115]" office:value-type="string" office:string-value="X" calcext:value-type="string">
            <text:p>X</text:p>
          </table:table-cell>
          <table:table-cell table:style-name="ce124" table:formula="of:=[.$D$115]" office:value-type="string" office:string-value="X" calcext:value-type="string">
            <text:p>X</text:p>
          </table:table-cell>
          <table:table-cell table:style-name="ce124" table:formula="of:=[.$E$115]" office:value-type="string" office:string-value="X" calcext:value-type="string">
            <text:p>X</text:p>
          </table:table-cell>
          <table:table-cell table:style-name="ce124" table:formula="of:=[.$F$115]" office:value-type="string" office:string-value="NM" calcext:value-type="string">
            <text:p>NM</text:p>
          </table:table-cell>
          <table:table-cell table:style-name="ce155" table:formula="of:=[.$G$115]" office:value-type="percentage" office:value="1" calcext:value-type="percentage">
            <text:p>100,00 %</text:p>
          </table:table-cell>
          <table:table-cell table:style-name="ce124" table:formula="of:=[.$H$115]" office:value-type="string" office:string-value="X" calcext:value-type="string">
            <text:p>X</text:p>
          </table:table-cell>
          <table:table-cell table:style-name="ce124" table:formula="of:=[.$I$115]" office:value-type="string" office:string-value="X" calcext:value-type="string">
            <text:p>X</text:p>
          </table:table-cell>
          <table:table-cell table:style-name="ce124" table:formula="of:=[.$J$115]" office:value-type="string" office:string-value="X" calcext:value-type="string">
            <text:p>X</text:p>
          </table:table-cell>
          <table:table-cell table:style-name="ce124" table:formula="of:=[.$K$115]" office:value-type="string" office:string-value="X" calcext:value-type="string">
            <text:p>X</text:p>
          </table:table-cell>
          <table:table-cell table:style-name="ce124" table:formula="of:=[.$L$115]" office:value-type="string" office:string-value="NM" calcext:value-type="string">
            <text:p>NM</text:p>
          </table:table-cell>
          <table:table-cell table:style-name="ce124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4" office:value-type="percentage" office:value="0.0592" calcext:value-type="percentage">
            <text:p>5,92 %</text:p>
          </table:table-cell>
          <table:table-cell table:style-name="ce54" office:value-type="percentage" office:value="0.1093" calcext:value-type="percentage">
            <text:p>10,93 %</text:p>
          </table:table-cell>
          <table:table-cell table:style-name="ce54" office:value-type="percentage" office:value="0.0853" calcext:value-type="percentage">
            <text:p>8,53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0127" calcext:value-type="percentage">
            <text:p>1,27 %</text:p>
          </table:table-cell>
          <table:table-cell table:style-name="ce54" office:value-type="percentage" office:value="0.1193" calcext:value-type="percentage">
            <text:p>11,93 %</text:p>
          </table:table-cell>
          <table:table-cell table:style-name="ce54" office:value-type="percentage" office:value="0.1681" calcext:value-type="percentage">
            <text:p>16,81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1016" calcext:value-type="percentage">
            <text:p>10,16 %</text:p>
          </table:table-cell>
          <table:table-cell table:style-name="ce54" office:value-type="percentage" office:value="0.0619" calcext:value-type="percentage">
            <text:p>6,19 %</text:p>
          </table:table-cell>
          <table:table-cell table:style-name="ce54" office:value-type="percentage" office:value="0.1037" calcext:value-type="percentage">
            <text:p>10,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4" table:formula="of:=[.$C$116]" office:value-type="string" office:string-value="X" calcext:value-type="string">
            <text:p>X</text:p>
          </table:table-cell>
          <table:table-cell table:style-name="ce124" table:formula="of:=[.$D$116]" office:value-type="string" office:string-value="X" calcext:value-type="string">
            <text:p>X</text:p>
          </table:table-cell>
          <table:table-cell table:style-name="ce124" table:formula="of:=[.$E$116]" office:value-type="string" office:string-value="X" calcext:value-type="string">
            <text:p>X</text:p>
          </table:table-cell>
          <table:table-cell table:style-name="ce124" table:formula="of:=[.$F$116]" office:value-type="string" office:string-value="X" calcext:value-type="string">
            <text:p>X</text:p>
          </table:table-cell>
          <table:table-cell table:style-name="ce124" table:formula="of:=[.$G$116]" office:value-type="string" office:string-value="X" calcext:value-type="string">
            <text:p>X</text:p>
          </table:table-cell>
          <table:table-cell table:style-name="ce148" table:formula="of:=[.$H$116]" office:value-type="percentage" office:value="1" calcext:value-type="percentage">
            <text:p>100,00 %</text:p>
          </table:table-cell>
          <table:table-cell table:style-name="ce124" table:formula="of:=[.$I$116]" office:value-type="string" office:string-value="X" calcext:value-type="string">
            <text:p>X</text:p>
          </table:table-cell>
          <table:table-cell table:style-name="ce124" table:formula="of:=[.$J$116]" office:value-type="string" office:string-value="X" calcext:value-type="string">
            <text:p>X</text:p>
          </table:table-cell>
          <table:table-cell table:style-name="ce124" table:formula="of:=[.$K$116]" office:value-type="string" office:string-value="X" calcext:value-type="string">
            <text:p>X</text:p>
          </table:table-cell>
          <table:table-cell table:style-name="ce124" table:formula="of:=[.$L$116]" office:value-type="string" office:string-value="NM" calcext:value-type="string">
            <text:p>NM</text:p>
          </table:table-cell>
          <table:table-cell table:style-name="ce124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4" office:value-type="percentage" office:value="0.4283" calcext:value-type="percentage">
            <text:p>42,83 %</text:p>
          </table:table-cell>
          <table:table-cell table:style-name="ce54" office:value-type="percentage" office:value="0.081" calcext:value-type="percentage">
            <text:p>8,10 %</text:p>
          </table:table-cell>
          <table:table-cell table:style-name="ce54" office:value-type="percentage" office:value="0.0554" calcext:value-type="percentage">
            <text:p>5,54 %</text:p>
          </table:table-cell>
          <table:table-cell table:style-name="ce54" office:value-type="percentage" office:value="0.0812" calcext:value-type="percentage">
            <text:p>8,12 %</text:p>
          </table:table-cell>
          <table:table-cell table:style-name="ce54" office:value-type="percentage" office:value="0.0076" calcext:value-type="percentage">
            <text:p>0,76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66" calcext:value-type="percentage">
            <text:p>5,66 %</text:p>
          </table:table-cell>
          <table:table-cell table:style-name="ce54" office:value-type="percentage" office:value="0.0517" calcext:value-type="percentage">
            <text:p>5,17 %</text:p>
          </table:table-cell>
          <table:table-cell table:style-name="ce54" office:value-type="percentage" office:value="0.0735" calcext:value-type="percentage">
            <text:p>7,35 %</text:p>
          </table:table-cell>
          <table:table-cell table:style-name="ce54" office:value-type="percentage" office:value="0.0365" calcext:value-type="percentage">
            <text:p>3,65 %</text:p>
          </table:table-cell>
          <table:table-cell table:style-name="ce54" office:value-type="percentage" office:value="0.0739" calcext:value-type="percentage">
            <text:p>7,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5" table:formula="of:=[.$C$117]" office:value-type="string" office:string-value="X" calcext:value-type="string">
            <text:p>X</text:p>
          </table:table-cell>
          <table:table-cell table:style-name="ce124" table:formula="of:=[.$D$117]" office:value-type="string" office:string-value="X" calcext:value-type="string">
            <text:p>X</text:p>
          </table:table-cell>
          <table:table-cell table:style-name="ce124" table:formula="of:=[.$E$117]" office:value-type="string" office:string-value="X" calcext:value-type="string">
            <text:p>X</text:p>
          </table:table-cell>
          <table:table-cell table:style-name="ce124" table:formula="of:=[.$F$117]" office:value-type="string" office:string-value="X" calcext:value-type="string">
            <text:p>X</text:p>
          </table:table-cell>
          <table:table-cell table:style-name="ce124" table:formula="of:=[.$G$117]" office:value-type="string" office:string-value="X" calcext:value-type="string">
            <text:p>X</text:p>
          </table:table-cell>
          <table:table-cell table:style-name="ce124" table:formula="of:=[.$H$117]" office:value-type="string" office:string-value="X" calcext:value-type="string">
            <text:p>X</text:p>
          </table:table-cell>
          <table:table-cell table:style-name="ce124" table:formula="of:=[.$I$117]" office:value-type="string" office:string-value="X" calcext:value-type="string">
            <text:p>X</text:p>
          </table:table-cell>
          <table:table-cell table:style-name="ce124" table:formula="of:=[.$J$117]" office:value-type="string" office:string-value="X" calcext:value-type="string">
            <text:p>X</text:p>
          </table:table-cell>
          <table:table-cell table:style-name="ce123" table:formula="of:=[.$K$117]" office:value-type="percentage" office:value="1" calcext:value-type="percentage">
            <text:p>100,00 %</text:p>
          </table:table-cell>
          <table:table-cell table:style-name="ce124" table:formula="of:=[.$L$117]" office:value-type="string" office:string-value="NM" calcext:value-type="string">
            <text:p>NM</text:p>
          </table:table-cell>
          <table:table-cell table:style-name="ce124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3688000" calcext:value-type="float" table:number-columns-spanned="2" table:number-rows-spanned="1">
            <text:p>23.68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24" calcext:value-type="float" table:number-columns-spanned="2" table:number-rows-spanned="1">
            <text:p>1.92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5" office:value-type="percentage" office:value="0.1055" calcext:value-type="percentage">
            <text:p>10,55 %</text:p>
          </table:table-cell>
          <table:table-cell table:style-name="ce15" office:value-type="percentage" office:value="0.0816" calcext:value-type="percentage">
            <text:p>8,16 %</text:p>
          </table:table-cell>
          <table:table-cell table:style-name="ce15" office:value-type="percentage" office:value="0.2999" calcext:value-type="percentage">
            <text:p>29,99 %</text:p>
          </table:table-cell>
          <table:table-cell table:style-name="ce15" office:value-type="percentage" office:value="0.0676" calcext:value-type="percentage">
            <text:p>6,76 %</text:p>
          </table:table-cell>
          <table:table-cell table:style-name="ce15" office:value-type="percentage" office:value="0.0234" calcext:value-type="percentage">
            <text:p>2,34 %</text:p>
          </table:table-cell>
          <table:table-cell table:style-name="ce15" office:value-type="percentage" office:value="0.0936" calcext:value-type="percentage">
            <text:p>9,36 %</text:p>
          </table:table-cell>
          <table:table-cell table:style-name="ce15" office:value-type="percentage" office:value="0.0593" calcext:value-type="percentage">
            <text:p>5,93 %</text:p>
          </table:table-cell>
          <table:table-cell table:style-name="ce15" office:value-type="percentage" office:value="0.1705" calcext:value-type="percentage">
            <text:p>17,05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0988" calcext:value-type="percentage">
            <text:p>9,88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8" table:formula="of:=[.$C$108]" office:value-type="string" office:string-value="X" calcext:value-type="string">
            <text:p>X</text:p>
          </table:table-cell>
          <table:table-cell table:style-name="ce128" table:formula="of:=[.$D$108]" office:value-type="string" office:string-value="X" calcext:value-type="string">
            <text:p>X</text:p>
          </table:table-cell>
          <table:table-cell table:style-name="ce127" table:formula="of:=[.$E$108]" office:value-type="percentage" office:value="1" calcext:value-type="percentage">
            <text:p>100,00 %</text:p>
          </table:table-cell>
          <table:table-cell table:style-name="ce128" table:formula="of:=[.$F$108]" office:value-type="string" office:string-value="X" calcext:value-type="string">
            <text:p>X</text:p>
          </table:table-cell>
          <table:table-cell table:style-name="ce149" table:formula="of:=[.$G$108]" office:value-type="string" office:string-value="X" calcext:value-type="string">
            <text:p>X</text:p>
          </table:table-cell>
          <table:table-cell table:style-name="ce128" table:formula="of:=[.$H$108]" office:value-type="string" office:string-value="X" calcext:value-type="string">
            <text:p>X</text:p>
          </table:table-cell>
          <table:table-cell table:style-name="ce128" table:formula="of:=[.$I$108]" office:value-type="string" office:string-value="X" calcext:value-type="string">
            <text:p>X</text:p>
          </table:table-cell>
          <table:table-cell table:style-name="ce128" table:formula="of:=[.$J$108]" office:value-type="string" office:string-value="X" calcext:value-type="string">
            <text:p>X</text:p>
          </table:table-cell>
          <table:table-cell table:style-name="ce128" table:formula="of:=[.$K$108]" office:value-type="string" office:string-value="NM" calcext:value-type="string">
            <text:p>NM</text:p>
          </table:table-cell>
          <table:table-cell table:style-name="ce128" table:formula="of:=[.$L$108]" office:value-type="string" office:string-value="NM" calcext:value-type="string">
            <text:p>NM</text:p>
          </table:table-cell>
          <table:table-cell table:style-name="ce128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5" office:value-type="percentage" office:value="0.0364" calcext:value-type="percentage">
            <text:p>3,64 %</text:p>
          </table:table-cell>
          <table:table-cell table:style-name="ce15" office:value-type="percentage" office:value="0.1902" calcext:value-type="percentage">
            <text:p>19,02 %</text:p>
          </table:table-cell>
          <table:table-cell table:style-name="ce15" office:value-type="percentage" office:value="0.1486" calcext:value-type="percentage">
            <text:p>14,86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39" calcext:value-type="percentage">
            <text:p>3,90 %</text:p>
          </table:table-cell>
          <table:table-cell table:style-name="ce15" office:value-type="percentage" office:value="0.0187" calcext:value-type="percentage">
            <text:p>1,87 %</text:p>
          </table:table-cell>
          <table:table-cell table:style-name="ce15" office:value-type="percentage" office:value="0.1253" calcext:value-type="percentage">
            <text:p>12,53 %</text:p>
          </table:table-cell>
          <table:table-cell table:style-name="ce103" office:value-type="string" calcext:value-type="string">
            <text:p>NM</text:p>
          </table:table-cell>
          <table:table-cell table:style-name="ce15" office:value-type="percentage" office:value="0.1544" calcext:value-type="percentage">
            <text:p>15,44 %</text:p>
          </table:table-cell>
          <table:table-cell table:style-name="ce15" office:value-type="percentage" office:value="0.1549" calcext:value-type="percentage">
            <text:p>15,4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7" table:formula="of:=[.$C$109]" office:value-type="percentage" office:value="1" calcext:value-type="percentage">
            <text:p>100,00 %</text:p>
          </table:table-cell>
          <table:table-cell table:style-name="ce128" table:formula="of:=[.$D$109]" office:value-type="string" office:string-value="X" calcext:value-type="string">
            <text:p>X</text:p>
          </table:table-cell>
          <table:table-cell table:style-name="ce128" table:formula="of:=[.$E$109]" office:value-type="string" office:string-value="X" calcext:value-type="string">
            <text:p>X</text:p>
          </table:table-cell>
          <table:table-cell table:style-name="ce128" table:formula="of:=[.$F$109]" office:value-type="string" office:string-value="X" calcext:value-type="string">
            <text:p>X</text:p>
          </table:table-cell>
          <table:table-cell table:style-name="ce128" table:formula="of:=[.$G$109]" office:value-type="string" office:string-value="X" calcext:value-type="string">
            <text:p>X</text:p>
          </table:table-cell>
          <table:table-cell table:style-name="ce149" table:formula="of:=[.$H$109]" office:value-type="string" office:string-value="X" calcext:value-type="string">
            <text:p>X</text:p>
          </table:table-cell>
          <table:table-cell table:style-name="ce128" table:formula="of:=[.$I$109]" office:value-type="string" office:string-value="X" calcext:value-type="string">
            <text:p>X</text:p>
          </table:table-cell>
          <table:table-cell table:style-name="ce128" table:formula="of:=[.$J$109]" office:value-type="string" office:string-value="NM" calcext:value-type="string">
            <text:p>NM</text:p>
          </table:table-cell>
          <table:table-cell table:style-name="ce128" table:formula="of:=[.$K$109]" office:value-type="string" office:string-value="X" calcext:value-type="string">
            <text:p>X</text:p>
          </table:table-cell>
          <table:table-cell table:style-name="ce128" table:formula="of:=[.$L$109]" office:value-type="string" office:string-value="NM" calcext:value-type="string">
            <text:p>NM</text:p>
          </table:table-cell>
          <table:table-cell table:style-name="ce128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5" office:value-type="percentage" office:value="0.0291" calcext:value-type="percentage">
            <text:p>2,91 %</text:p>
          </table:table-cell>
          <table:table-cell table:style-name="ce15" office:value-type="percentage" office:value="0.08" calcext:value-type="percentage">
            <text:p>8,00 %</text:p>
          </table:table-cell>
          <table:table-cell table:style-name="ce15" office:value-type="percentage" office:value="0.1871" calcext:value-type="percentage">
            <text:p>18,71 %</text:p>
          </table:table-cell>
          <table:table-cell table:style-name="ce15" office:value-type="percentage" office:value="0.0431" calcext:value-type="percentage">
            <text:p>4,31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925" calcext:value-type="percentage">
            <text:p>9,25 %</text:p>
          </table:table-cell>
          <table:table-cell table:style-name="ce15" office:value-type="percentage" office:value="0.0343" calcext:value-type="percentage">
            <text:p>3,43 %</text:p>
          </table:table-cell>
          <table:table-cell table:style-name="ce15" office:value-type="percentage" office:value="0.1471" calcext:value-type="percentage">
            <text:p>14,71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303" calcext:value-type="percentage">
            <text:p>30,30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8" table:formula="of:=[.$C$110]" office:value-type="string" office:string-value="X" calcext:value-type="string">
            <text:p>X</text:p>
          </table:table-cell>
          <table:table-cell table:style-name="ce128" table:formula="of:=[.$D$110]" office:value-type="string" office:string-value="X" calcext:value-type="string">
            <text:p>X</text:p>
          </table:table-cell>
          <table:table-cell table:style-name="ce149" table:formula="of:=[.$E$110]" office:value-type="string" office:string-value="X" calcext:value-type="string">
            <text:p>X</text:p>
          </table:table-cell>
          <table:table-cell table:style-name="ce128" table:formula="of:=[.$F$110]" office:value-type="string" office:string-value="X" calcext:value-type="string">
            <text:p>X</text:p>
          </table:table-cell>
          <table:table-cell table:style-name="ce128" table:formula="of:=[.$G$110]" office:value-type="string" office:string-value="X" calcext:value-type="string">
            <text:p>X</text:p>
          </table:table-cell>
          <table:table-cell table:style-name="ce128" table:formula="of:=[.$H$110]" office:value-type="string" office:string-value="X" calcext:value-type="string">
            <text:p>X</text:p>
          </table:table-cell>
          <table:table-cell table:style-name="ce127" table:formula="of:=[.$I$110]" office:value-type="percentage" office:value="1" calcext:value-type="percentage">
            <text:p>100,00 %</text:p>
          </table:table-cell>
          <table:table-cell table:style-name="ce128" table:formula="of:=[.$J$110]" office:value-type="string" office:string-value="X" calcext:value-type="string">
            <text:p>X</text:p>
          </table:table-cell>
          <table:table-cell table:style-name="ce128" table:formula="of:=[.$K$110]" office:value-type="string" office:string-value="X" calcext:value-type="string">
            <text:p>X</text:p>
          </table:table-cell>
          <table:table-cell table:style-name="ce128" table:formula="of:=[.$L$110]" office:value-type="string" office:string-value="NM" calcext:value-type="string">
            <text:p>NM</text:p>
          </table:table-cell>
          <table:table-cell table:style-name="ce127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5" office:value-type="percentage" office:value="0.013" calcext:value-type="percentage">
            <text:p>1,30 %</text:p>
          </table:table-cell>
          <table:table-cell table:style-name="ce15" office:value-type="percentage" office:value="0.2812" calcext:value-type="percentage">
            <text:p>28,12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18" calcext:value-type="percentage">
            <text:p>2,18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0691" calcext:value-type="percentage">
            <text:p>6,91 %</text:p>
          </table:table-cell>
          <table:table-cell table:style-name="ce15" office:value-type="percentage" office:value="0.1845" calcext:value-type="percentage">
            <text:p>18,45 %</text:p>
          </table:table-cell>
          <table:table-cell table:style-name="ce15" office:value-type="percentage" office:value="0.2318" calcext:value-type="percentage">
            <text:p>23,18 %</text:p>
          </table:table-cell>
          <table:table-cell table:style-name="ce15" office:value-type="percentage" office:value="0.0421" calcext:value-type="percentage">
            <text:p>4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8" table:formula="of:=[.$C$111]" office:value-type="string" office:string-value="X" calcext:value-type="string">
            <text:p>X</text:p>
          </table:table-cell>
          <table:table-cell table:style-name="ce127" table:formula="of:=[.$D$111]" office:value-type="percentage" office:value="1" calcext:value-type="percentage">
            <text:p>100,00 %</text:p>
          </table:table-cell>
          <table:table-cell table:style-name="ce128" table:formula="of:=[.$E$111]" office:value-type="string" office:string-value="X" calcext:value-type="string">
            <text:p>X</text:p>
          </table:table-cell>
          <table:table-cell table:style-name="ce128" table:formula="of:=[.$F$111]" office:value-type="string" office:string-value="X" calcext:value-type="string">
            <text:p>X</text:p>
          </table:table-cell>
          <table:table-cell table:style-name="ce128" table:formula="of:=[.$G$111]" office:value-type="string" office:string-value="X" calcext:value-type="string">
            <text:p>X</text:p>
          </table:table-cell>
          <table:table-cell table:style-name="ce128" table:formula="of:=[.$H$111]" office:value-type="string" office:string-value="X" calcext:value-type="string">
            <text:p>X</text:p>
          </table:table-cell>
          <table:table-cell table:style-name="ce128" table:formula="of:=[.$I$111]" office:value-type="string" office:string-value="X" calcext:value-type="string">
            <text:p>X</text:p>
          </table:table-cell>
          <table:table-cell table:style-name="ce128" table:formula="of:=[.$J$111]" office:value-type="string" office:string-value="X" calcext:value-type="string">
            <text:p>X</text:p>
          </table:table-cell>
          <table:table-cell table:style-name="ce128" table:formula="of:=[.$K$111]" office:value-type="string" office:string-value="NM" calcext:value-type="string">
            <text:p>NM</text:p>
          </table:table-cell>
          <table:table-cell table:style-name="ce149" table:formula="of:=[.$L$111]" office:value-type="string" office:string-value="NM" calcext:value-type="string">
            <text:p>NM</text:p>
          </table:table-cell>
          <table:table-cell table:style-name="ce12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5" office:value-type="percentage" office:value="0.0042" calcext:value-type="percentage">
            <text:p>0,42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826" calcext:value-type="percentage">
            <text:p>8,26 %</text:p>
          </table:table-cell>
          <table:table-cell table:style-name="ce84" office:value-type="percentage" office:value="0.4465" calcext:value-type="percentage">
            <text:p>44,65 %</text:p>
          </table:table-cell>
          <table:table-cell table:style-name="ce15" office:value-type="percentage" office:value="0.0707" calcext:value-type="percentage">
            <text:p>7,07 %</text:p>
          </table:table-cell>
          <table:table-cell table:style-name="ce15" office:value-type="percentage" office:value="0.067" calcext:value-type="percentage">
            <text:p>6,70 %</text:p>
          </table:table-cell>
          <table:table-cell table:style-name="ce15" office:value-type="percentage" office:value="0.1133" calcext:value-type="percentage">
            <text:p>11,33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1143" calcext:value-type="percentage">
            <text:p>11,43 %</text:p>
          </table:table-cell>
          <table:table-cell table:style-name="ce15" office:value-type="percentage" office:value="0.1014" calcext:value-type="percentage">
            <text:p>10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8" table:formula="of:=[.$C$112]" office:value-type="string" office:string-value="X" calcext:value-type="string">
            <text:p>X</text:p>
          </table:table-cell>
          <table:table-cell table:style-name="ce128" table:formula="of:=[.$D$112]" office:value-type="string" office:string-value="X" calcext:value-type="string">
            <text:p>X</text:p>
          </table:table-cell>
          <table:table-cell table:style-name="ce128" table:formula="of:=[.$E$112]" office:value-type="string" office:string-value="X" calcext:value-type="string">
            <text:p>X</text:p>
          </table:table-cell>
          <table:table-cell table:style-name="ce151" table:formula="of:=[.$F$112]" office:value-type="percentage" office:value="1" calcext:value-type="percentage">
            <text:p>100,00 %</text:p>
          </table:table-cell>
          <table:table-cell table:style-name="ce128" table:formula="of:=[.$G$112]" office:value-type="string" office:string-value="X" calcext:value-type="string">
            <text:p>X</text:p>
          </table:table-cell>
          <table:table-cell table:style-name="ce128" table:formula="of:=[.$H$112]" office:value-type="string" office:string-value="X" calcext:value-type="string">
            <text:p>X</text:p>
          </table:table-cell>
          <table:table-cell table:style-name="ce128" table:formula="of:=[.$I$112]" office:value-type="string" office:string-value="X" calcext:value-type="string">
            <text:p>X</text:p>
          </table:table-cell>
          <table:table-cell table:style-name="ce128" table:formula="of:=[.$J$112]" office:value-type="string" office:string-value="NM" calcext:value-type="string">
            <text:p>NM</text:p>
          </table:table-cell>
          <table:table-cell table:style-name="ce128" table:formula="of:=[.$K$112]" office:value-type="string" office:string-value="X" calcext:value-type="string">
            <text:p>X</text:p>
          </table:table-cell>
          <table:table-cell table:style-name="ce128" table:formula="of:=[.$L$112]" office:value-type="string" office:string-value="NM" calcext:value-type="string">
            <text:p>NM</text:p>
          </table:table-cell>
          <table:table-cell table:style-name="ce128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5" office:value-type="percentage" office:value="0.0161" calcext:value-type="percentage">
            <text:p>1,61 %</text:p>
          </table:table-cell>
          <table:table-cell table:style-name="ce15" office:value-type="percentage" office:value="0.0468" calcext:value-type="percentage">
            <text:p>4,68 %</text:p>
          </table:table-cell>
          <table:table-cell table:style-name="ce15" office:value-type="percentage" office:value="0.0359" calcext:value-type="percentage">
            <text:p>3,59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229" calcext:value-type="percentage">
            <text:p>2,29 %</text:p>
          </table:table-cell>
          <table:table-cell table:style-name="ce15" office:value-type="percentage" office:value="0.0411" calcext:value-type="percentage">
            <text:p>4,11 %</text:p>
          </table:table-cell>
          <table:table-cell table:style-name="ce15" office:value-type="percentage" office:value="0.3233" calcext:value-type="percentage">
            <text:p>32,33 %</text:p>
          </table:table-cell>
          <table:table-cell table:style-name="ce15" office:value-type="percentage" office:value="0.1601" calcext:value-type="percentage">
            <text:p>16,01 %</text:p>
          </table:table-cell>
          <table:table-cell table:style-name="ce15" office:value-type="percentage" office:value="0.1575" calcext:value-type="percentage">
            <text:p>15,75 %</text:p>
          </table:table-cell>
          <table:table-cell table:style-name="ce15" office:value-type="percentage" office:value="0.0639" calcext:value-type="percentage">
            <text:p>6,3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8" table:formula="of:=[.$C$113]" office:value-type="string" office:string-value="NM" calcext:value-type="string">
            <text:p>NM</text:p>
          </table:table-cell>
          <table:table-cell table:style-name="ce128" table:formula="of:=[.$D$113]" office:value-type="string" office:string-value="NM" calcext:value-type="string">
            <text:p>NM</text:p>
          </table:table-cell>
          <table:table-cell table:style-name="ce128" table:formula="of:=[.$E$113]" office:value-type="string" office:string-value="NM" calcext:value-type="string">
            <text:p>NM</text:p>
          </table:table-cell>
          <table:table-cell table:style-name="ce128" table:formula="of:=[.$F$113]" office:value-type="string" office:string-value="NM" calcext:value-type="string">
            <text:p>NM</text:p>
          </table:table-cell>
          <table:table-cell table:style-name="ce128" table:formula="of:=[.$G$113]" office:value-type="string" office:string-value="NM" calcext:value-type="string">
            <text:p>NM</text:p>
          </table:table-cell>
          <table:table-cell table:style-name="ce128" table:formula="of:=[.$H$113]" office:value-type="string" office:string-value="NM" calcext:value-type="string">
            <text:p>NM</text:p>
          </table:table-cell>
          <table:table-cell table:style-name="ce128" table:formula="of:=[.$I$113]" office:value-type="string" office:string-value="NM" calcext:value-type="string">
            <text:p>NM</text:p>
          </table:table-cell>
          <table:table-cell table:style-name="ce128" table:formula="of:=[.$J$113]" office:value-type="string" office:string-value="NM" calcext:value-type="string">
            <text:p>NM</text:p>
          </table:table-cell>
          <table:table-cell table:style-name="ce149" table:formula="of:=[.$K$113]" office:value-type="string" office:string-value="NM" calcext:value-type="string">
            <text:p>NM</text:p>
          </table:table-cell>
          <table:table-cell table:style-name="ce127" table:formula="of:=[.$L$113]" office:value-type="string" office:string-value="PM" calcext:value-type="string">
            <text:p>PM</text:p>
          </table:table-cell>
          <table:table-cell table:style-name="ce128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5" office:value-type="percentage" office:value="0.0135" calcext:value-type="percentage">
            <text:p>1,35 %</text:p>
          </table:table-cell>
          <table:table-cell table:style-name="ce15" office:value-type="percentage" office:value="0.0951" calcext:value-type="percentage">
            <text:p>9,51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15" office:value-type="percentage" office:value="0.0338" calcext:value-type="percentage">
            <text:p>3,38 %</text:p>
          </table:table-cell>
          <table:table-cell table:style-name="ce15" office:value-type="percentage" office:value="0.0005" calcext:value-type="percentage">
            <text:p>0,05 %</text:p>
          </table:table-cell>
          <table:table-cell table:style-name="ce15" office:value-type="percentage" office:value="0.3191" calcext:value-type="percentage">
            <text:p>31,91 %</text:p>
          </table:table-cell>
          <table:table-cell table:style-name="ce15" office:value-type="percentage" office:value="0.2032" calcext:value-type="percentage">
            <text:p>20,32 %</text:p>
          </table:table-cell>
          <table:table-cell table:style-name="ce15" office:value-type="percentage" office:value="0.0281" calcext:value-type="percentage">
            <text:p>2,81 %</text:p>
          </table:table-cell>
          <table:table-cell table:style-name="ce15" office:value-type="percentage" office:value="0.1071" calcext:value-type="percentage">
            <text:p>10,71 %</text:p>
          </table:table-cell>
          <table:table-cell table:style-name="ce15" office:value-type="percentage" office:value="0.1221" calcext:value-type="percentage">
            <text:p>12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8" table:formula="of:=[.$C$114]" office:value-type="string" office:string-value="X" calcext:value-type="string">
            <text:p>X</text:p>
          </table:table-cell>
          <table:table-cell table:style-name="ce128" table:formula="of:=[.$D$114]" office:value-type="string" office:string-value="X" calcext:value-type="string">
            <text:p>X</text:p>
          </table:table-cell>
          <table:table-cell table:style-name="ce128" table:formula="of:=[.$E$114]" office:value-type="string" office:string-value="X" calcext:value-type="string">
            <text:p>X</text:p>
          </table:table-cell>
          <table:table-cell table:style-name="ce128" table:formula="of:=[.$F$114]" office:value-type="string" office:string-value="NM" calcext:value-type="string">
            <text:p>NM</text:p>
          </table:table-cell>
          <table:table-cell table:style-name="ce128" table:formula="of:=[.$G$114]" office:value-type="string" office:string-value="X" calcext:value-type="string">
            <text:p>X</text:p>
          </table:table-cell>
          <table:table-cell table:style-name="ce128" table:formula="of:=[.$H$114]" office:value-type="string" office:string-value="X" calcext:value-type="string">
            <text:p>X</text:p>
          </table:table-cell>
          <table:table-cell table:style-name="ce128" table:formula="of:=[.$I$114]" office:value-type="string" office:string-value="X" calcext:value-type="string">
            <text:p>X</text:p>
          </table:table-cell>
          <table:table-cell table:style-name="ce166" table:formula="of:=[.$J$114]" office:value-type="percentage" office:value="1" calcext:value-type="percentage">
            <text:p>100,00 %</text:p>
          </table:table-cell>
          <table:table-cell table:style-name="ce128" table:formula="of:=[.$K$114]" office:value-type="string" office:string-value="X" calcext:value-type="string">
            <text:p>X</text:p>
          </table:table-cell>
          <table:table-cell table:style-name="ce128" table:formula="of:=[.$L$114]" office:value-type="string" office:string-value="NM" calcext:value-type="string">
            <text:p>NM</text:p>
          </table:table-cell>
          <table:table-cell table:style-name="ce128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63" calcext:value-type="percentage">
            <text:p>8,63 %</text:p>
          </table:table-cell>
          <table:table-cell table:style-name="ce15" office:value-type="percentage" office:value="0.0094" calcext:value-type="percentage">
            <text:p>0,94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8067" calcext:value-type="percentage">
            <text:p>80,67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665" calcext:value-type="percentage">
            <text:p>6,65 %</text:p>
          </table:table-cell>
          <table:table-cell table:style-name="ce15" office:value-type="percentage" office:value="0.0075" calcext:value-type="percentage">
            <text:p>0,75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8" table:formula="of:=[.$C$115]" office:value-type="string" office:string-value="X" calcext:value-type="string">
            <text:p>X</text:p>
          </table:table-cell>
          <table:table-cell table:style-name="ce149" table:formula="of:=[.$D$115]" office:value-type="string" office:string-value="X" calcext:value-type="string">
            <text:p>X</text:p>
          </table:table-cell>
          <table:table-cell table:style-name="ce128" table:formula="of:=[.$E$115]" office:value-type="string" office:string-value="X" calcext:value-type="string">
            <text:p>X</text:p>
          </table:table-cell>
          <table:table-cell table:style-name="ce128" table:formula="of:=[.$F$115]" office:value-type="string" office:string-value="NM" calcext:value-type="string">
            <text:p>NM</text:p>
          </table:table-cell>
          <table:table-cell table:style-name="ce156" table:formula="of:=[.$G$115]" office:value-type="percentage" office:value="1" calcext:value-type="percentage">
            <text:p>100,00 %</text:p>
          </table:table-cell>
          <table:table-cell table:style-name="ce128" table:formula="of:=[.$H$115]" office:value-type="string" office:string-value="X" calcext:value-type="string">
            <text:p>X</text:p>
          </table:table-cell>
          <table:table-cell table:style-name="ce128" table:formula="of:=[.$I$115]" office:value-type="string" office:string-value="X" calcext:value-type="string">
            <text:p>X</text:p>
          </table:table-cell>
          <table:table-cell table:style-name="ce128" table:formula="of:=[.$J$115]" office:value-type="string" office:string-value="X" calcext:value-type="string">
            <text:p>X</text:p>
          </table:table-cell>
          <table:table-cell table:style-name="ce128" table:formula="of:=[.$K$115]" office:value-type="string" office:string-value="X" calcext:value-type="string">
            <text:p>X</text:p>
          </table:table-cell>
          <table:table-cell table:style-name="ce128" table:formula="of:=[.$L$115]" office:value-type="string" office:string-value="NM" calcext:value-type="string">
            <text:p>NM</text:p>
          </table:table-cell>
          <table:table-cell table:style-name="ce128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5" office:value-type="percentage" office:value="0.017" calcext:value-type="percentage">
            <text:p>1,70 %</text:p>
          </table:table-cell>
          <table:table-cell table:style-name="ce15" office:value-type="percentage" office:value="0.1081" calcext:value-type="percentage">
            <text:p>10,81 %</text:p>
          </table:table-cell>
          <table:table-cell table:style-name="ce15" office:value-type="percentage" office:value="0.0634" calcext:value-type="percentage">
            <text:p>6,34 %</text:p>
          </table:table-cell>
          <table:table-cell table:style-name="ce15" office:value-type="percentage" office:value="0.1409" calcext:value-type="percentage">
            <text:p>14,09 %</text:p>
          </table:table-cell>
          <table:table-cell table:style-name="ce15" office:value-type="percentage" office:value="0.0104" calcext:value-type="percentage">
            <text:p>1,04 %</text:p>
          </table:table-cell>
          <table:table-cell table:style-name="ce15" office:value-type="percentage" office:value="0.2594" calcext:value-type="percentage">
            <text:p>25,94 %</text:p>
          </table:table-cell>
          <table:table-cell table:style-name="ce15" office:value-type="percentage" office:value="0.0442" calcext:value-type="percentage">
            <text:p>4,42 %</text:p>
          </table:table-cell>
          <table:table-cell table:style-name="ce15" office:value-type="percentage" office:value="0.1892" calcext:value-type="percentage">
            <text:p>18,92 %</text:p>
          </table:table-cell>
          <table:table-cell table:style-name="ce15" office:value-type="percentage" office:value="0.0728" calcext:value-type="percentage">
            <text:p>7,28 %</text:p>
          </table:table-cell>
          <table:table-cell table:style-name="ce15" office:value-type="percentage" office:value="0.0977" calcext:value-type="percentage">
            <text:p>9,77 %</text:p>
          </table:table-cell>
          <table:table-cell table:style-name="ce15" office:value-type="percentage" office:value="0.2469" calcext:value-type="percentage">
            <text:p>24,6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8" table:formula="of:=[.$C$116]" office:value-type="string" office:string-value="X" calcext:value-type="string">
            <text:p>X</text:p>
          </table:table-cell>
          <table:table-cell table:style-name="ce128" table:formula="of:=[.$D$116]" office:value-type="string" office:string-value="X" calcext:value-type="string">
            <text:p>X</text:p>
          </table:table-cell>
          <table:table-cell table:style-name="ce128" table:formula="of:=[.$E$116]" office:value-type="string" office:string-value="X" calcext:value-type="string">
            <text:p>X</text:p>
          </table:table-cell>
          <table:table-cell table:style-name="ce128" table:formula="of:=[.$F$116]" office:value-type="string" office:string-value="X" calcext:value-type="string">
            <text:p>X</text:p>
          </table:table-cell>
          <table:table-cell table:style-name="ce128" table:formula="of:=[.$G$116]" office:value-type="string" office:string-value="X" calcext:value-type="string">
            <text:p>X</text:p>
          </table:table-cell>
          <table:table-cell table:style-name="ce127" table:formula="of:=[.$H$116]" office:value-type="percentage" office:value="1" calcext:value-type="percentage">
            <text:p>100,00 %</text:p>
          </table:table-cell>
          <table:table-cell table:style-name="ce128" table:formula="of:=[.$I$116]" office:value-type="string" office:string-value="X" calcext:value-type="string">
            <text:p>X</text:p>
          </table:table-cell>
          <table:table-cell table:style-name="ce128" table:formula="of:=[.$J$116]" office:value-type="string" office:string-value="X" calcext:value-type="string">
            <text:p>X</text:p>
          </table:table-cell>
          <table:table-cell table:style-name="ce128" table:formula="of:=[.$K$116]" office:value-type="string" office:string-value="X" calcext:value-type="string">
            <text:p>X</text:p>
          </table:table-cell>
          <table:table-cell table:style-name="ce128" table:formula="of:=[.$L$116]" office:value-type="string" office:string-value="NM" calcext:value-type="string">
            <text:p>NM</text:p>
          </table:table-cell>
          <table:table-cell table:style-name="ce149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5" office:value-type="percentage" office:value="0.7635" calcext:value-type="percentage">
            <text:p>76,35 %</text:p>
          </table:table-cell>
          <table:table-cell table:style-name="ce15" office:value-type="percentage" office:value="0.0307" calcext:value-type="percentage">
            <text:p>3,07 %</text:p>
          </table:table-cell>
          <table:table-cell table:style-name="ce15" office:value-type="percentage" office:value="0.0182" calcext:value-type="percentage">
            <text:p>1,82 %</text:p>
          </table:table-cell>
          <table:table-cell table:style-name="ce15" office:value-type="percentage" office:value="0.0031" calcext:value-type="percentage">
            <text:p>0,31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96" calcext:value-type="percentage">
            <text:p>2,96 %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541" calcext:value-type="percentage">
            <text:p>5,41 %</text:p>
          </table:table-cell>
          <table:table-cell table:style-name="ce15" office:value-type="percentage" office:value="0.0754" calcext:value-type="percentage">
            <text:p>7,54 %</text:p>
          </table:table-cell>
          <table:table-cell table:style-name="ce15" office:value-type="percentage" office:value="0.0114" calcext:value-type="percentage">
            <text:p>1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9" table:formula="of:=[.$C$117]" office:value-type="string" office:string-value="X" calcext:value-type="string">
            <text:p>X</text:p>
          </table:table-cell>
          <table:table-cell table:style-name="ce128" table:formula="of:=[.$D$117]" office:value-type="string" office:string-value="X" calcext:value-type="string">
            <text:p>X</text:p>
          </table:table-cell>
          <table:table-cell table:style-name="ce128" table:formula="of:=[.$E$117]" office:value-type="string" office:string-value="X" calcext:value-type="string">
            <text:p>X</text:p>
          </table:table-cell>
          <table:table-cell table:style-name="ce128" table:formula="of:=[.$F$117]" office:value-type="string" office:string-value="X" calcext:value-type="string">
            <text:p>X</text:p>
          </table:table-cell>
          <table:table-cell table:style-name="ce128" table:formula="of:=[.$G$117]" office:value-type="string" office:string-value="X" calcext:value-type="string">
            <text:p>X</text:p>
          </table:table-cell>
          <table:table-cell table:style-name="ce128" table:formula="of:=[.$H$117]" office:value-type="string" office:string-value="X" calcext:value-type="string">
            <text:p>X</text:p>
          </table:table-cell>
          <table:table-cell table:style-name="ce128" table:formula="of:=[.$I$117]" office:value-type="string" office:string-value="X" calcext:value-type="string">
            <text:p>X</text:p>
          </table:table-cell>
          <table:table-cell table:style-name="ce128" table:formula="of:=[.$J$117]" office:value-type="string" office:string-value="X" calcext:value-type="string">
            <text:p>X</text:p>
          </table:table-cell>
          <table:table-cell table:style-name="ce127" table:formula="of:=[.$K$117]" office:value-type="percentage" office:value="1" calcext:value-type="percentage">
            <text:p>100,00 %</text:p>
          </table:table-cell>
          <table:table-cell table:style-name="ce128" table:formula="of:=[.$L$117]" office:value-type="string" office:string-value="NM" calcext:value-type="string">
            <text:p>NM</text:p>
          </table:table-cell>
          <table:table-cell table:style-name="ce128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1168000" calcext:value-type="float" table:number-columns-spanned="2" table:number-rows-spanned="1">
            <text:p>21.16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4" calcext:value-type="float">
            <text:p>4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number-columns-repeated="9"/>
          <table:table-cell table:style-name="ce238"/>
          <table:table-cell table:style-name="ce182"/>
          <table:table-cell table:style-name="ce238" table:number-columns-spanned="3" table:number-rows-spanned="1"/>
          <table:covered-table-cell table:number-columns-repeated="2" table:style-name="ce240"/>
          <table:table-cell table:style-name="ce194" table:number-columns-spanned="2" table:number-rows-spanned="1"/>
          <table:covered-table-cell table:style-name="ce240"/>
          <table:table-cell table:style-name="ce238" table:number-columns-spanned="3" table:number-rows-spanned="1"/>
          <table:covered-table-cell table:number-columns-repeated="2" table:style-name="ce240"/>
          <table:table-cell table:style-name="ce194" table:number-columns-spanned="2" table:number-rows-spanned="1"/>
          <table:covered-table-cell table:style-name="ce240"/>
          <table:table-cell table:number-columns-repeated="985"/>
        </table:table-row>
        <table:table-row table:style-name="ro1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6842" calcext:value-type="percentage">
            <text:p>68,42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28" office:value-type="string" calcext:value-type="string">
            <text:p>NM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32" table:formula="of:=[.$C$108]" office:value-type="string" office:string-value="X" calcext:value-type="string">
            <text:p>X</text:p>
          </table:table-cell>
          <table:table-cell table:style-name="ce132" table:formula="of:=[.$D$108]" office:value-type="string" office:string-value="X" calcext:value-type="string">
            <text:p>X</text:p>
          </table:table-cell>
          <table:table-cell table:style-name="ce146" table:formula="of:=[.$E$108]" office:value-type="percentage" office:value="1" calcext:value-type="percentage">
            <text:p>100,00 %</text:p>
          </table:table-cell>
          <table:table-cell table:style-name="ce132" table:formula="of:=[.$F$108]" office:value-type="string" office:string-value="X" calcext:value-type="string">
            <text:p>X</text:p>
          </table:table-cell>
          <table:table-cell table:style-name="ce132" table:formula="of:=[.$G$108]" office:value-type="string" office:string-value="X" calcext:value-type="string">
            <text:p>X</text:p>
          </table:table-cell>
          <table:table-cell table:style-name="ce132" table:formula="of:=[.$H$108]" office:value-type="string" office:string-value="X" calcext:value-type="string">
            <text:p>X</text:p>
          </table:table-cell>
          <table:table-cell table:style-name="ce150" table:formula="of:=[.$I$108]" office:value-type="string" office:string-value="X" calcext:value-type="string">
            <text:p>X</text:p>
          </table:table-cell>
          <table:table-cell table:style-name="ce132" table:formula="of:=[.$J$108]" office:value-type="string" office:string-value="X" calcext:value-type="string">
            <text:p>X</text:p>
          </table:table-cell>
          <table:table-cell table:style-name="ce132" table:formula="of:=[.$K$108]" office:value-type="string" office:string-value="NM" calcext:value-type="string">
            <text:p>NM</text:p>
          </table:table-cell>
          <table:table-cell table:style-name="ce132" table:formula="of:=[.$L$108]" office:value-type="string" office:string-value="NM" calcext:value-type="string">
            <text:p>NM</text:p>
          </table:table-cell>
          <table:table-cell table:style-name="ce132" table:formula="of:=[.$M$108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/>
          <table:table-cell table:style-name="ce183"/>
          <table:table-cell table:style-name="ce184" table:number-columns-repeated="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3" table:style-name="ce28" office:value-type="percentage" office:value="0.1053" calcext:value-type="percentage">
            <text:p>10,53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04" office:value-type="string" calcext:value-type="string">
            <text:p>NM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1" table:formula="of:=[.$C$109]" office:value-type="percentage" office:value="1" calcext:value-type="percentage">
            <text:p>100,00 %</text:p>
          </table:table-cell>
          <table:table-cell table:style-name="ce132" table:formula="of:=[.$D$109]" office:value-type="string" office:string-value="X" calcext:value-type="string">
            <text:p>X</text:p>
          </table:table-cell>
          <table:table-cell table:style-name="ce132" table:formula="of:=[.$E$109]" office:value-type="string" office:string-value="X" calcext:value-type="string">
            <text:p>X</text:p>
          </table:table-cell>
          <table:table-cell table:style-name="ce132" table:formula="of:=[.$F$109]" office:value-type="string" office:string-value="X" calcext:value-type="string">
            <text:p>X</text:p>
          </table:table-cell>
          <table:table-cell table:style-name="ce132" table:formula="of:=[.$G$109]" office:value-type="string" office:string-value="X" calcext:value-type="string">
            <text:p>X</text:p>
          </table:table-cell>
          <table:table-cell table:style-name="ce132" table:formula="of:=[.$H$109]" office:value-type="string" office:string-value="X" calcext:value-type="string">
            <text:p>X</text:p>
          </table:table-cell>
          <table:table-cell table:style-name="ce132" table:formula="of:=[.$I$109]" office:value-type="string" office:string-value="X" calcext:value-type="string">
            <text:p>X</text:p>
          </table:table-cell>
          <table:table-cell table:style-name="ce132" table:formula="of:=[.$J$109]" office:value-type="string" office:string-value="NM" calcext:value-type="string">
            <text:p>NM</text:p>
          </table:table-cell>
          <table:table-cell table:style-name="ce132" table:formula="of:=[.$K$109]" office:value-type="string" office:string-value="X" calcext:value-type="string">
            <text:p>X</text:p>
          </table:table-cell>
          <table:table-cell table:style-name="ce132" table:formula="of:=[.$L$109]" office:value-type="string" office:string-value="NM" calcext:value-type="string">
            <text:p>NM</text:p>
          </table:table-cell>
          <table:table-cell table:style-name="ce132" table:formula="of:=[.$M$109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2"/>
          <table:table-cell table:style-name="ce183"/>
          <table:table-cell table:style-name="ce189"/>
          <table:table-cell table:style-name="ce184" table:number-columns-repeated="2"/>
          <table:table-cell table:style-name="ce196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8" office:value-type="percentage" office:value="0.1053" calcext:value-type="percentage">
            <text:p>10,53 %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2" table:formula="of:=[.$C$110]" office:value-type="string" office:string-value="X" calcext:value-type="string">
            <text:p>X</text:p>
          </table:table-cell>
          <table:table-cell table:style-name="ce132" table:formula="of:=[.$D$110]" office:value-type="string" office:string-value="X" calcext:value-type="string">
            <text:p>X</text:p>
          </table:table-cell>
          <table:table-cell table:style-name="ce150" table:formula="of:=[.$E$110]" office:value-type="string" office:string-value="X" calcext:value-type="string">
            <text:p>X</text:p>
          </table:table-cell>
          <table:table-cell table:style-name="ce132" table:formula="of:=[.$F$110]" office:value-type="string" office:string-value="X" calcext:value-type="string">
            <text:p>X</text:p>
          </table:table-cell>
          <table:table-cell table:style-name="ce132" table:formula="of:=[.$G$110]" office:value-type="string" office:string-value="X" calcext:value-type="string">
            <text:p>X</text:p>
          </table:table-cell>
          <table:table-cell table:style-name="ce132" table:formula="of:=[.$H$110]" office:value-type="string" office:string-value="X" calcext:value-type="string">
            <text:p>X</text:p>
          </table:table-cell>
          <table:table-cell table:style-name="ce146" table:formula="of:=[.$I$110]" office:value-type="percentage" office:value="1" calcext:value-type="percentage">
            <text:p>100,00 %</text:p>
          </table:table-cell>
          <table:table-cell table:style-name="ce132" table:formula="of:=[.$J$110]" office:value-type="string" office:string-value="X" calcext:value-type="string">
            <text:p>X</text:p>
          </table:table-cell>
          <table:table-cell table:style-name="ce132" table:formula="of:=[.$K$110]" office:value-type="string" office:string-value="X" calcext:value-type="string">
            <text:p>X</text:p>
          </table:table-cell>
          <table:table-cell table:style-name="ce132" table:formula="of:=[.$L$110]" office:value-type="string" office:string-value="NM" calcext:value-type="string">
            <text:p>NM</text:p>
          </table:table-cell>
          <table:table-cell table:style-name="ce146" table:formula="of:=[.$M$110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6"/>
          <table:table-cell table:style-name="ce183"/>
          <table:table-cell table:style-name="ce184" table:number-columns-repeated="2"/>
          <table:table-cell table:style-name="ce183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8" office:value-type="string" calcext:value-type="string">
            <text:p>X</text:p>
          </table:table-cell>
          <table:table-cell table:style-name="ce71" office:value-type="percentage" office:value="0.5789" calcext:value-type="percentage">
            <text:p>57,89 %</text:p>
          </table:table-cell>
          <table:table-cell table:style-name="ce72" office:value-type="percentage" office:value="0.0526" calcext:value-type="percentage">
            <text:p>5,26 %</text:p>
          </table:table-cell>
          <table:table-cell table:style-name="ce72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X</text:p>
          </table:table-cell>
          <table:table-cell table:style-name="ce72" office:value-type="percentage" office:value="0.2105" calcext:value-type="percentage">
            <text:p>21,05 %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32" table:formula="of:=[.$C$111]" office:value-type="string" office:string-value="X" calcext:value-type="string">
            <text:p>X</text:p>
          </table:table-cell>
          <table:table-cell table:style-name="ce146" table:formula="of:=[.$D$111]" office:value-type="percentage" office:value="1" calcext:value-type="percentage">
            <text:p>100,00 %</text:p>
          </table:table-cell>
          <table:table-cell table:style-name="ce132" table:formula="of:=[.$E$111]" office:value-type="string" office:string-value="X" calcext:value-type="string">
            <text:p>X</text:p>
          </table:table-cell>
          <table:table-cell table:style-name="ce132" table:formula="of:=[.$F$111]" office:value-type="string" office:string-value="X" calcext:value-type="string">
            <text:p>X</text:p>
          </table:table-cell>
          <table:table-cell table:style-name="ce132" table:formula="of:=[.$G$111]" office:value-type="string" office:string-value="X" calcext:value-type="string">
            <text:p>X</text:p>
          </table:table-cell>
          <table:table-cell table:style-name="ce132" table:formula="of:=[.$H$111]" office:value-type="string" office:string-value="X" calcext:value-type="string">
            <text:p>X</text:p>
          </table:table-cell>
          <table:table-cell table:style-name="ce132" table:formula="of:=[.$I$111]" office:value-type="string" office:string-value="X" calcext:value-type="string">
            <text:p>X</text:p>
          </table:table-cell>
          <table:table-cell table:style-name="ce132" table:formula="of:=[.$J$111]" office:value-type="string" office:string-value="X" calcext:value-type="string">
            <text:p>X</text:p>
          </table:table-cell>
          <table:table-cell table:style-name="ce132" table:formula="of:=[.$K$111]" office:value-type="string" office:string-value="NM" calcext:value-type="string">
            <text:p>NM</text:p>
          </table:table-cell>
          <table:table-cell table:style-name="ce132" table:formula="of:=[.$L$111]" office:value-type="string" office:string-value="NM" calcext:value-type="string">
            <text:p>NM</text:p>
          </table:table-cell>
          <table:table-cell table:style-name="ce150" table:formula="of:=[.$M$111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/>
          <table:table-cell table:style-name="ce188"/>
          <table:table-cell table:style-name="ce184" table:number-columns-repeated="8"/>
          <table:table-cell table:style-name="ce18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85" office:value-type="percentage" office:value="0.7368" calcext:value-type="percentage">
            <text:p>73,68 %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string" calcext:value-type="string">
            <text:p>NM</text:p>
          </table:table-cell>
          <table:table-cell table:style-name="ce28" office:value-type="percentage" office:value="0.0529" calcext:value-type="percentage">
            <text:p>5,2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32" table:formula="of:=[.$C$112]" office:value-type="string" office:string-value="X" calcext:value-type="string">
            <text:p>X</text:p>
          </table:table-cell>
          <table:table-cell table:style-name="ce132" table:formula="of:=[.$D$112]" office:value-type="string" office:string-value="X" calcext:value-type="string">
            <text:p>X</text:p>
          </table:table-cell>
          <table:table-cell table:style-name="ce132" table:formula="of:=[.$E$112]" office:value-type="string" office:string-value="X" calcext:value-type="string">
            <text:p>X</text:p>
          </table:table-cell>
          <table:table-cell table:style-name="ce131" table:formula="of:=[.$F$112]" office:value-type="percentage" office:value="1" calcext:value-type="percentage">
            <text:p>100,00 %</text:p>
          </table:table-cell>
          <table:table-cell table:style-name="ce132" table:formula="of:=[.$G$112]" office:value-type="string" office:string-value="X" calcext:value-type="string">
            <text:p>X</text:p>
          </table:table-cell>
          <table:table-cell table:style-name="ce132" table:formula="of:=[.$H$112]" office:value-type="string" office:string-value="X" calcext:value-type="string">
            <text:p>X</text:p>
          </table:table-cell>
          <table:table-cell table:style-name="ce132" table:formula="of:=[.$I$112]" office:value-type="string" office:string-value="X" calcext:value-type="string">
            <text:p>X</text:p>
          </table:table-cell>
          <table:table-cell table:style-name="ce132" table:formula="of:=[.$J$112]" office:value-type="string" office:string-value="NM" calcext:value-type="string">
            <text:p>NM</text:p>
          </table:table-cell>
          <table:table-cell table:style-name="ce132" table:formula="of:=[.$K$112]" office:value-type="string" office:string-value="X" calcext:value-type="string">
            <text:p>X</text:p>
          </table:table-cell>
          <table:table-cell table:style-name="ce132" table:formula="of:=[.$L$112]" office:value-type="string" office:string-value="NM" calcext:value-type="string">
            <text:p>NM</text:p>
          </table:table-cell>
          <table:table-cell table:style-name="ce132" table:formula="of:=[.$M$112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1"/>
          <table:table-cell table:style-name="ce184" table:number-columns-repeated="4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72" office:value-type="percentage" office:value="0.0526" calcext:value-type="percentage">
            <text:p>5,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2" table:formula="of:=[.$C$113]" office:value-type="string" office:string-value="NM" calcext:value-type="string">
            <text:p>NM</text:p>
          </table:table-cell>
          <table:table-cell table:style-name="ce132" table:formula="of:=[.$D$113]" office:value-type="string" office:string-value="NM" calcext:value-type="string">
            <text:p>NM</text:p>
          </table:table-cell>
          <table:table-cell table:style-name="ce132" table:formula="of:=[.$E$113]" office:value-type="string" office:string-value="NM" calcext:value-type="string">
            <text:p>NM</text:p>
          </table:table-cell>
          <table:table-cell table:style-name="ce132" table:formula="of:=[.$F$113]" office:value-type="string" office:string-value="NM" calcext:value-type="string">
            <text:p>NM</text:p>
          </table:table-cell>
          <table:table-cell table:style-name="ce132" table:formula="of:=[.$G$113]" office:value-type="string" office:string-value="NM" calcext:value-type="string">
            <text:p>NM</text:p>
          </table:table-cell>
          <table:table-cell table:style-name="ce132" table:formula="of:=[.$H$113]" office:value-type="string" office:string-value="NM" calcext:value-type="string">
            <text:p>NM</text:p>
          </table:table-cell>
          <table:table-cell table:style-name="ce132" table:formula="of:=[.$I$113]" office:value-type="string" office:string-value="NM" calcext:value-type="string">
            <text:p>NM</text:p>
          </table:table-cell>
          <table:table-cell table:style-name="ce132" table:formula="of:=[.$J$113]" office:value-type="string" office:string-value="NM" calcext:value-type="string">
            <text:p>NM</text:p>
          </table:table-cell>
          <table:table-cell table:style-name="ce132" table:formula="of:=[.$K$113]" office:value-type="string" office:string-value="NM" calcext:value-type="string">
            <text:p>NM</text:p>
          </table:table-cell>
          <table:table-cell table:style-name="ce131" table:formula="of:=[.$L$113]" office:value-type="string" office:string-value="PM" calcext:value-type="string">
            <text:p>PM</text:p>
          </table:table-cell>
          <table:table-cell table:style-name="ce132" table:formula="of:=[.$M$113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2"/>
          <table:table-cell table:style-name="ce183"/>
          <table:table-cell table:style-name="ce184" table:number-columns-repeated="3"/>
          <table:table-cell table:style-name="ce183"/>
          <table:table-cell table:style-name="ce184" table:number-columns-repeated="2"/>
          <table:table-cell table:style-name="ce183"/>
          <table:table-cell table:style-name="ce18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style-name="ce86" office:value-type="string" calcext:value-type="string">
            <text:p>NM</text:p>
          </table:table-cell>
          <table:table-cell table:style-name="ce34" office:value-type="string" calcext:value-type="string">
            <text:p>X</text:p>
          </table:table-cell>
          <table:table-cell table:style-name="ce72" office:value-type="percentage" office:value="0.2632" calcext:value-type="percentage">
            <text:p>26,32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71" office:value-type="percentage" office:value="0.4737" calcext:value-type="percentage">
            <text:p>47,37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32" table:formula="of:=[.$C$114]" office:value-type="string" office:string-value="X" calcext:value-type="string">
            <text:p>X</text:p>
          </table:table-cell>
          <table:table-cell table:style-name="ce132" table:formula="of:=[.$D$114]" office:value-type="string" office:string-value="X" calcext:value-type="string">
            <text:p>X</text:p>
          </table:table-cell>
          <table:table-cell table:style-name="ce132" table:formula="of:=[.$E$114]" office:value-type="string" office:string-value="X" calcext:value-type="string">
            <text:p>X</text:p>
          </table:table-cell>
          <table:table-cell table:style-name="ce132" table:formula="of:=[.$F$114]" office:value-type="string" office:string-value="NM" calcext:value-type="string">
            <text:p>NM</text:p>
          </table:table-cell>
          <table:table-cell table:style-name="ce132" table:formula="of:=[.$G$114]" office:value-type="string" office:string-value="X" calcext:value-type="string">
            <text:p>X</text:p>
          </table:table-cell>
          <table:table-cell table:style-name="ce150" table:formula="of:=[.$H$114]" office:value-type="string" office:string-value="X" calcext:value-type="string">
            <text:p>X</text:p>
          </table:table-cell>
          <table:table-cell table:style-name="ce132" table:formula="of:=[.$I$114]" office:value-type="string" office:string-value="X" calcext:value-type="string">
            <text:p>X</text:p>
          </table:table-cell>
          <table:table-cell table:style-name="ce167" table:formula="of:=[.$J$114]" office:value-type="percentage" office:value="1" calcext:value-type="percentage">
            <text:p>100,00 %</text:p>
          </table:table-cell>
          <table:table-cell table:style-name="ce132" table:formula="of:=[.$K$114]" office:value-type="string" office:string-value="X" calcext:value-type="string">
            <text:p>X</text:p>
          </table:table-cell>
          <table:table-cell table:style-name="ce132" table:formula="of:=[.$L$114]" office:value-type="string" office:string-value="NM" calcext:value-type="string">
            <text:p>NM</text:p>
          </table:table-cell>
          <table:table-cell table:style-name="ce132" table:formula="of:=[.$M$114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2"/>
          <table:table-cell table:style-name="ce184"/>
          <table:table-cell table:style-name="ce189" table:number-columns-repeated="2"/>
          <table:table-cell table:style-name="ce188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percentage" office:value="0.3158" calcext:value-type="percentage">
            <text:p>31,58 %</text:p>
          </table:table-cell>
          <table:table-cell table:style-name="ce34" office:value-type="string" calcext:value-type="string">
            <text:p>X</text:p>
          </table:table-cell>
          <table:table-cell table:style-name="ce87" office:value-type="string" calcext:value-type="string">
            <text:p>NM</text:p>
          </table:table-cell>
          <table:table-cell table:style-name="ce71" office:value-type="percentage" office:value="0.6842" calcext:value-type="percentage">
            <text:p>68,42 %</text:p>
          </table:table-cell>
          <table:table-cell table:style-name="ce72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32" table:formula="of:=[.$C$115]" office:value-type="string" office:string-value="X" calcext:value-type="string">
            <text:p>X</text:p>
          </table:table-cell>
          <table:table-cell table:style-name="ce150" table:formula="of:=[.$D$115]" office:value-type="string" office:string-value="X" calcext:value-type="string">
            <text:p>X</text:p>
          </table:table-cell>
          <table:table-cell table:style-name="ce132" table:formula="of:=[.$E$115]" office:value-type="string" office:string-value="X" calcext:value-type="string">
            <text:p>X</text:p>
          </table:table-cell>
          <table:table-cell table:style-name="ce132" table:formula="of:=[.$F$115]" office:value-type="string" office:string-value="NM" calcext:value-type="string">
            <text:p>NM</text:p>
          </table:table-cell>
          <table:table-cell table:style-name="ce157" table:formula="of:=[.$G$115]" office:value-type="percentage" office:value="1" calcext:value-type="percentage">
            <text:p>100,00 %</text:p>
          </table:table-cell>
          <table:table-cell table:style-name="ce132" table:formula="of:=[.$H$115]" office:value-type="string" office:string-value="X" calcext:value-type="string">
            <text:p>X</text:p>
          </table:table-cell>
          <table:table-cell table:style-name="ce132" table:formula="of:=[.$I$115]" office:value-type="string" office:string-value="X" calcext:value-type="string">
            <text:p>X</text:p>
          </table:table-cell>
          <table:table-cell table:style-name="ce132" table:formula="of:=[.$J$115]" office:value-type="string" office:string-value="X" calcext:value-type="string">
            <text:p>X</text:p>
          </table:table-cell>
          <table:table-cell table:style-name="ce132" table:formula="of:=[.$K$115]" office:value-type="string" office:string-value="X" calcext:value-type="string">
            <text:p>X</text:p>
          </table:table-cell>
          <table:table-cell table:style-name="ce132" table:formula="of:=[.$L$115]" office:value-type="string" office:string-value="NM" calcext:value-type="string">
            <text:p>NM</text:p>
          </table:table-cell>
          <table:table-cell table:style-name="ce132" table:formula="of:=[.$M$115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/>
          <table:table-cell table:style-name="ce189"/>
          <table:table-cell table:style-name="ce184"/>
          <table:table-cell table:style-name="ce193"/>
          <table:table-cell table:style-name="ce188"/>
          <table:table-cell table:style-name="ce184" table:number-columns-repeated="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72" office:value-type="percentage" office:value="0.1053" calcext:value-type="percentage">
            <text:p>10,53 %</text:p>
          </table:table-cell>
          <table:table-cell table:style-name="ce71" office:value-type="percentage" office:value="0.6316" calcext:value-type="percentage">
            <text:p>63,16 %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32" table:formula="of:=[.$C$116]" office:value-type="string" office:string-value="X" calcext:value-type="string">
            <text:p>X</text:p>
          </table:table-cell>
          <table:table-cell table:style-name="ce132" table:formula="of:=[.$D$116]" office:value-type="string" office:string-value="X" calcext:value-type="string">
            <text:p>X</text:p>
          </table:table-cell>
          <table:table-cell table:style-name="ce132" table:formula="of:=[.$E$116]" office:value-type="string" office:string-value="X" calcext:value-type="string">
            <text:p>X</text:p>
          </table:table-cell>
          <table:table-cell table:style-name="ce132" table:formula="of:=[.$F$116]" office:value-type="string" office:string-value="X" calcext:value-type="string">
            <text:p>X</text:p>
          </table:table-cell>
          <table:table-cell table:style-name="ce150" table:formula="of:=[.$G$116]" office:value-type="string" office:string-value="X" calcext:value-type="string">
            <text:p>X</text:p>
          </table:table-cell>
          <table:table-cell table:style-name="ce146" table:formula="of:=[.$H$116]" office:value-type="percentage" office:value="1" calcext:value-type="percentage">
            <text:p>100,00 %</text:p>
          </table:table-cell>
          <table:table-cell table:style-name="ce132" table:formula="of:=[.$I$116]" office:value-type="string" office:string-value="X" calcext:value-type="string">
            <text:p>X</text:p>
          </table:table-cell>
          <table:table-cell table:style-name="ce132" table:formula="of:=[.$J$116]" office:value-type="string" office:string-value="X" calcext:value-type="string">
            <text:p>X</text:p>
          </table:table-cell>
          <table:table-cell table:style-name="ce132" table:formula="of:=[.$K$116]" office:value-type="string" office:string-value="X" calcext:value-type="string">
            <text:p>X</text:p>
          </table:table-cell>
          <table:table-cell table:style-name="ce132" table:formula="of:=[.$L$116]" office:value-type="string" office:string-value="NM" calcext:value-type="string">
            <text:p>NM</text:p>
          </table:table-cell>
          <table:table-cell table:style-name="ce132" table:formula="of:=[.$M$116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4"/>
          <table:table-cell table:style-name="ce189"/>
          <table:table-cell table:style-name="ce188"/>
          <table:table-cell table:style-name="ce184" table:number-columns-repeated="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7895" calcext:value-type="percentage">
            <text:p>78,95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2" table:formula="of:=[.$C$117]" office:value-type="string" office:string-value="X" calcext:value-type="string">
            <text:p>X</text:p>
          </table:table-cell>
          <table:table-cell table:style-name="ce132" table:formula="of:=[.$D$117]" office:value-type="string" office:string-value="X" calcext:value-type="string">
            <text:p>X</text:p>
          </table:table-cell>
          <table:table-cell table:style-name="ce132" table:formula="of:=[.$E$117]" office:value-type="string" office:string-value="X" calcext:value-type="string">
            <text:p>X</text:p>
          </table:table-cell>
          <table:table-cell table:style-name="ce132" table:formula="of:=[.$F$117]" office:value-type="string" office:string-value="X" calcext:value-type="string">
            <text:p>X</text:p>
          </table:table-cell>
          <table:table-cell table:style-name="ce132" table:formula="of:=[.$G$117]" office:value-type="string" office:string-value="X" calcext:value-type="string">
            <text:p>X</text:p>
          </table:table-cell>
          <table:table-cell table:style-name="ce132" table:formula="of:=[.$H$117]" office:value-type="string" office:string-value="X" calcext:value-type="string">
            <text:p>X</text:p>
          </table:table-cell>
          <table:table-cell table:style-name="ce132" table:formula="of:=[.$I$117]" office:value-type="string" office:string-value="X" calcext:value-type="string">
            <text:p>X</text:p>
          </table:table-cell>
          <table:table-cell table:style-name="ce132" table:formula="of:=[.$J$117]" office:value-type="string" office:string-value="X" calcext:value-type="string">
            <text:p>X</text:p>
          </table:table-cell>
          <table:table-cell table:style-name="ce131" table:formula="of:=[.$K$117]" office:value-type="percentage" office:value="1" calcext:value-type="percentage">
            <text:p>100,00 %</text:p>
          </table:table-cell>
          <table:table-cell table:style-name="ce132" table:formula="of:=[.$L$117]" office:value-type="string" office:string-value="NM" calcext:value-type="string">
            <text:p>NM</text:p>
          </table:table-cell>
          <table:table-cell table:style-name="ce132" table:formula="of:=[.$M$117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7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/>
          <table:table-cell table:style-name="ce240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987200" calcext:value-type="float" table:number-columns-spanned="2" table:number-rows-spanned="1">
            <text:p>1.987.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 office:value-type="float" office:value="6" calcext:value-type="float">
            <text:p>6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6" calcext:value-type="float">
            <text:p>6</text:p>
          </table:table-cell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number-columns-repeated="3" table:style-name="ce2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29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5" table:formula="of:=[.$C$108]" office:value-type="string" office:string-value="X" calcext:value-type="string">
            <text:p>X</text:p>
          </table:table-cell>
          <table:table-cell table:style-name="ce135" table:formula="of:=[.$D$108]" office:value-type="string" office:string-value="X" calcext:value-type="string">
            <text:p>X</text:p>
          </table:table-cell>
          <table:table-cell table:style-name="ce134" table:formula="of:=[.$E$108]" office:value-type="percentage" office:value="1" calcext:value-type="percentage">
            <text:p>100,00 %</text:p>
          </table:table-cell>
          <table:table-cell table:style-name="ce135" table:formula="of:=[.$F$108]" office:value-type="string" office:string-value="X" calcext:value-type="string">
            <text:p>X</text:p>
          </table:table-cell>
          <table:table-cell table:style-name="ce135" table:formula="of:=[.$G$108]" office:value-type="string" office:string-value="X" calcext:value-type="string">
            <text:p>X</text:p>
          </table:table-cell>
          <table:table-cell table:style-name="ce135" table:formula="of:=[.$H$108]" office:value-type="string" office:string-value="X" calcext:value-type="string">
            <text:p>X</text:p>
          </table:table-cell>
          <table:table-cell table:style-name="ce135" table:formula="of:=[.$I$108]" office:value-type="string" office:string-value="X" calcext:value-type="string">
            <text:p>X</text:p>
          </table:table-cell>
          <table:table-cell table:style-name="ce135" table:formula="of:=[.$J$108]" office:value-type="string" office:string-value="X" calcext:value-type="string">
            <text:p>X</text:p>
          </table:table-cell>
          <table:table-cell table:style-name="ce135" table:formula="of:=[.$K$108]" office:value-type="string" office:string-value="NM" calcext:value-type="string">
            <text:p>NM</text:p>
          </table:table-cell>
          <table:table-cell table:style-name="ce135" table:formula="of:=[.$L$108]" office:value-type="string" office:string-value="NM" calcext:value-type="string">
            <text:p>NM</text:p>
          </table:table-cell>
          <table:table-cell table:style-name="ce234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29" office:value-type="string" calcext:value-type="string">
            <text:p>X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05" office:value-type="string" calcext:value-type="string">
            <text:p>NM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224" table:formula="of:=[.$C$109]" office:value-type="percentage" office:value="1" calcext:value-type="percentage">
            <text:p>100,00 %</text:p>
          </table:table-cell>
          <table:table-cell table:style-name="ce135" table:formula="of:=[.$D$109]" office:value-type="string" office:string-value="X" calcext:value-type="string">
            <text:p>X</text:p>
          </table:table-cell>
          <table:table-cell table:style-name="ce135" table:formula="of:=[.$E$109]" office:value-type="string" office:string-value="X" calcext:value-type="string">
            <text:p>X</text:p>
          </table:table-cell>
          <table:table-cell table:style-name="ce135" table:formula="of:=[.$F$109]" office:value-type="string" office:string-value="X" calcext:value-type="string">
            <text:p>X</text:p>
          </table:table-cell>
          <table:table-cell table:style-name="ce135" table:formula="of:=[.$G$109]" office:value-type="string" office:string-value="X" calcext:value-type="string">
            <text:p>X</text:p>
          </table:table-cell>
          <table:table-cell table:style-name="ce135" table:formula="of:=[.$H$109]" office:value-type="string" office:string-value="X" calcext:value-type="string">
            <text:p>X</text:p>
          </table:table-cell>
          <table:table-cell table:style-name="ce135" table:formula="of:=[.$I$109]" office:value-type="string" office:string-value="X" calcext:value-type="string">
            <text:p>X</text:p>
          </table:table-cell>
          <table:table-cell table:style-name="ce135" table:formula="of:=[.$J$109]" office:value-type="string" office:string-value="NM" calcext:value-type="string">
            <text:p>NM</text:p>
          </table:table-cell>
          <table:table-cell table:style-name="ce135" table:formula="of:=[.$K$109]" office:value-type="string" office:string-value="X" calcext:value-type="string">
            <text:p>X</text:p>
          </table:table-cell>
          <table:table-cell table:style-name="ce135" table:formula="of:=[.$L$109]" office:value-type="string" office:string-value="NM" calcext:value-type="string">
            <text:p>NM</text:p>
          </table:table-cell>
          <table:table-cell table:style-name="ce135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9" office:value-type="string" calcext:value-type="string">
            <text:p>X</text:p>
          </table:table-cell>
          <table:table-cell table:number-columns-repeated="5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5" table:formula="of:=[.$C$110]" office:value-type="string" office:string-value="X" calcext:value-type="string">
            <text:p>X</text:p>
          </table:table-cell>
          <table:table-cell table:style-name="ce135" table:formula="of:=[.$D$110]" office:value-type="string" office:string-value="X" calcext:value-type="string">
            <text:p>X</text:p>
          </table:table-cell>
          <table:table-cell table:style-name="ce234" table:formula="of:=[.$E$110]" office:value-type="string" office:string-value="X" calcext:value-type="string">
            <text:p>X</text:p>
          </table:table-cell>
          <table:table-cell table:style-name="ce135" table:formula="of:=[.$F$110]" office:value-type="string" office:string-value="X" calcext:value-type="string">
            <text:p>X</text:p>
          </table:table-cell>
          <table:table-cell table:style-name="ce135" table:formula="of:=[.$G$110]" office:value-type="string" office:string-value="X" calcext:value-type="string">
            <text:p>X</text:p>
          </table:table-cell>
          <table:table-cell table:style-name="ce135" table:formula="of:=[.$H$110]" office:value-type="string" office:string-value="X" calcext:value-type="string">
            <text:p>X</text:p>
          </table:table-cell>
          <table:table-cell table:style-name="ce134" table:formula="of:=[.$I$110]" office:value-type="percentage" office:value="1" calcext:value-type="percentage">
            <text:p>100,00 %</text:p>
          </table:table-cell>
          <table:table-cell table:style-name="ce135" table:formula="of:=[.$J$110]" office:value-type="string" office:string-value="X" calcext:value-type="string">
            <text:p>X</text:p>
          </table:table-cell>
          <table:table-cell table:style-name="ce135" table:formula="of:=[.$K$110]" office:value-type="string" office:string-value="X" calcext:value-type="string">
            <text:p>X</text:p>
          </table:table-cell>
          <table:table-cell table:style-name="ce135" table:formula="of:=[.$L$110]" office:value-type="string" office:string-value="NM" calcext:value-type="string">
            <text:p>NM</text:p>
          </table:table-cell>
          <table:table-cell table:style-name="ce134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style-name="ce38" office:value-type="string" calcext:value-type="string">
            <text:p>X</text:p>
          </table:table-cell>
          <table:table-cell table:number-columns-repeated="4"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5" table:formula="of:=[.$C$111]" office:value-type="string" office:string-value="X" calcext:value-type="string">
            <text:p>X</text:p>
          </table:table-cell>
          <table:table-cell table:style-name="ce134" table:formula="of:=[.$D$111]" office:value-type="percentage" office:value="1" calcext:value-type="percentage">
            <text:p>100,00 %</text:p>
          </table:table-cell>
          <table:table-cell table:style-name="ce135" table:formula="of:=[.$E$111]" office:value-type="string" office:string-value="X" calcext:value-type="string">
            <text:p>X</text:p>
          </table:table-cell>
          <table:table-cell table:style-name="ce135" table:formula="of:=[.$F$111]" office:value-type="string" office:string-value="X" calcext:value-type="string">
            <text:p>X</text:p>
          </table:table-cell>
          <table:table-cell table:style-name="ce135" table:formula="of:=[.$G$111]" office:value-type="string" office:string-value="X" calcext:value-type="string">
            <text:p>X</text:p>
          </table:table-cell>
          <table:table-cell table:style-name="ce135" table:formula="of:=[.$H$111]" office:value-type="string" office:string-value="X" calcext:value-type="string">
            <text:p>X</text:p>
          </table:table-cell>
          <table:table-cell table:style-name="ce135" table:formula="of:=[.$I$111]" office:value-type="string" office:string-value="X" calcext:value-type="string">
            <text:p>X</text:p>
          </table:table-cell>
          <table:table-cell table:style-name="ce234" table:formula="of:=[.$J$111]" office:value-type="string" office:string-value="X" calcext:value-type="string">
            <text:p>X</text:p>
          </table:table-cell>
          <table:table-cell table:style-name="ce135" table:formula="of:=[.$K$111]" office:value-type="string" office:string-value="NM" calcext:value-type="string">
            <text:p>NM</text:p>
          </table:table-cell>
          <table:table-cell table:style-name="ce135" table:formula="of:=[.$L$111]" office:value-type="string" office:string-value="NM" calcext:value-type="string">
            <text:p>NM</text:p>
          </table:table-cell>
          <table:table-cell table:style-name="ce259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9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9" office:value-type="percentage" office:value="1" calcext:value-type="percentage">
            <text:p>100,00 %</text:p>
          </table:table-cell>
          <table:table-cell table:style-name="ce38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5" table:formula="of:=[.$C$112]" office:value-type="string" office:string-value="X" calcext:value-type="string">
            <text:p>X</text:p>
          </table:table-cell>
          <table:table-cell table:style-name="ce135" table:formula="of:=[.$D$112]" office:value-type="string" office:string-value="X" calcext:value-type="string">
            <text:p>X</text:p>
          </table:table-cell>
          <table:table-cell table:style-name="ce135" table:formula="of:=[.$E$112]" office:value-type="string" office:string-value="X" calcext:value-type="string">
            <text:p>X</text:p>
          </table:table-cell>
          <table:table-cell table:style-name="ce224" table:formula="of:=[.$F$112]" office:value-type="percentage" office:value="1" calcext:value-type="percentage">
            <text:p>100,00 %</text:p>
          </table:table-cell>
          <table:table-cell table:style-name="ce135" table:formula="of:=[.$G$112]" office:value-type="string" office:string-value="X" calcext:value-type="string">
            <text:p>X</text:p>
          </table:table-cell>
          <table:table-cell table:style-name="ce135" table:formula="of:=[.$H$112]" office:value-type="string" office:string-value="X" calcext:value-type="string">
            <text:p>X</text:p>
          </table:table-cell>
          <table:table-cell table:style-name="ce135" table:formula="of:=[.$I$112]" office:value-type="string" office:string-value="X" calcext:value-type="string">
            <text:p>X</text:p>
          </table:table-cell>
          <table:table-cell table:style-name="ce135" table:formula="of:=[.$J$112]" office:value-type="string" office:string-value="NM" calcext:value-type="string">
            <text:p>NM</text:p>
          </table:table-cell>
          <table:table-cell table:style-name="ce135" table:formula="of:=[.$K$112]" office:value-type="string" office:string-value="X" calcext:value-type="string">
            <text:p>X</text:p>
          </table:table-cell>
          <table:table-cell table:style-name="ce135" table:formula="of:=[.$L$112]" office:value-type="string" office:string-value="NM" calcext:value-type="string">
            <text:p>NM</text:p>
          </table:table-cell>
          <table:table-cell table:style-name="ce135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9" office:value-type="string" calcext:value-type="string">
            <text:p>NM</text:p>
          </table:table-cell>
          <table:table-cell table:number-columns-repeated="7" table:style-name="ce38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P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5" table:formula="of:=[.$C$113]" office:value-type="string" office:string-value="NM" calcext:value-type="string">
            <text:p>NM</text:p>
          </table:table-cell>
          <table:table-cell table:style-name="ce135" table:formula="of:=[.$D$113]" office:value-type="string" office:string-value="NM" calcext:value-type="string">
            <text:p>NM</text:p>
          </table:table-cell>
          <table:table-cell table:style-name="ce135" table:formula="of:=[.$E$113]" office:value-type="string" office:string-value="NM" calcext:value-type="string">
            <text:p>NM</text:p>
          </table:table-cell>
          <table:table-cell table:style-name="ce135" table:formula="of:=[.$F$113]" office:value-type="string" office:string-value="NM" calcext:value-type="string">
            <text:p>NM</text:p>
          </table:table-cell>
          <table:table-cell table:style-name="ce135" table:formula="of:=[.$G$113]" office:value-type="string" office:string-value="NM" calcext:value-type="string">
            <text:p>NM</text:p>
          </table:table-cell>
          <table:table-cell table:style-name="ce135" table:formula="of:=[.$H$113]" office:value-type="string" office:string-value="NM" calcext:value-type="string">
            <text:p>NM</text:p>
          </table:table-cell>
          <table:table-cell table:style-name="ce135" table:formula="of:=[.$I$113]" office:value-type="string" office:string-value="NM" calcext:value-type="string">
            <text:p>NM</text:p>
          </table:table-cell>
          <table:table-cell table:style-name="ce135" table:formula="of:=[.$J$113]" office:value-type="string" office:string-value="NM" calcext:value-type="string">
            <text:p>NM</text:p>
          </table:table-cell>
          <table:table-cell table:style-name="ce135" table:formula="of:=[.$K$113]" office:value-type="string" office:string-value="NM" calcext:value-type="string">
            <text:p>NM</text:p>
          </table:table-cell>
          <table:table-cell table:style-name="ce224" table:formula="of:=[.$L$113]" office:value-type="string" office:string-value="PM" calcext:value-type="string">
            <text:p>PM</text:p>
          </table:table-cell>
          <table:table-cell table:style-name="ce135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60" office:value-type="string" calcext:value-type="string">
            <text:p>NM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5" table:formula="of:=[.$C$114]" office:value-type="string" office:string-value="X" calcext:value-type="string">
            <text:p>X</text:p>
          </table:table-cell>
          <table:table-cell table:style-name="ce135" table:formula="of:=[.$D$114]" office:value-type="string" office:string-value="X" calcext:value-type="string">
            <text:p>X</text:p>
          </table:table-cell>
          <table:table-cell table:style-name="ce135" table:formula="of:=[.$E$114]" office:value-type="string" office:string-value="X" calcext:value-type="string">
            <text:p>X</text:p>
          </table:table-cell>
          <table:table-cell table:style-name="ce135" table:formula="of:=[.$F$114]" office:value-type="string" office:string-value="NM" calcext:value-type="string">
            <text:p>NM</text:p>
          </table:table-cell>
          <table:table-cell table:style-name="ce135" table:formula="of:=[.$G$114]" office:value-type="string" office:string-value="X" calcext:value-type="string">
            <text:p>X</text:p>
          </table:table-cell>
          <table:table-cell table:style-name="ce135" table:formula="of:=[.$H$114]" office:value-type="string" office:string-value="X" calcext:value-type="string">
            <text:p>X</text:p>
          </table:table-cell>
          <table:table-cell table:style-name="ce234" table:formula="of:=[.$I$114]" office:value-type="string" office:string-value="X" calcext:value-type="string">
            <text:p>X</text:p>
          </table:table-cell>
          <table:table-cell table:style-name="ce168" table:formula="of:=[.$J$114]" office:value-type="percentage" office:value="1" calcext:value-type="percentage">
            <text:p>100,00 %</text:p>
          </table:table-cell>
          <table:table-cell table:style-name="ce135" table:formula="of:=[.$K$114]" office:value-type="string" office:string-value="X" calcext:value-type="string">
            <text:p>X</text:p>
          </table:table-cell>
          <table:table-cell table:style-name="ce135" table:formula="of:=[.$L$114]" office:value-type="string" office:string-value="NM" calcext:value-type="string">
            <text:p>NM</text:p>
          </table:table-cell>
          <table:table-cell table:style-name="ce135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9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0" office:value-type="string" calcext:value-type="string">
            <text:p>NM</text:p>
          </table:table-cell>
          <table:table-cell table:style-name="ce36" office:value-type="percentage" office:value="1" calcext:value-type="percentage">
            <text:p>100,00 %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5" table:formula="of:=[.$C$115]" office:value-type="string" office:string-value="X" calcext:value-type="string">
            <text:p>X</text:p>
          </table:table-cell>
          <table:table-cell table:style-name="ce135" table:formula="of:=[.$D$115]" office:value-type="string" office:string-value="X" calcext:value-type="string">
            <text:p>X</text:p>
          </table:table-cell>
          <table:table-cell table:style-name="ce135" table:formula="of:=[.$E$115]" office:value-type="string" office:string-value="X" calcext:value-type="string">
            <text:p>X</text:p>
          </table:table-cell>
          <table:table-cell table:style-name="ce135" table:formula="of:=[.$F$115]" office:value-type="string" office:string-value="NM" calcext:value-type="string">
            <text:p>NM</text:p>
          </table:table-cell>
          <table:table-cell table:style-name="ce242" table:formula="of:=[.$G$115]" office:value-type="percentage" office:value="1" calcext:value-type="percentage">
            <text:p>100,00 %</text:p>
          </table:table-cell>
          <table:table-cell table:style-name="ce135" table:formula="of:=[.$H$115]" office:value-type="string" office:string-value="X" calcext:value-type="string">
            <text:p>X</text:p>
          </table:table-cell>
          <table:table-cell table:style-name="ce135" table:formula="of:=[.$I$115]" office:value-type="string" office:string-value="X" calcext:value-type="string">
            <text:p>X</text:p>
          </table:table-cell>
          <table:table-cell table:style-name="ce135" table:formula="of:=[.$J$115]" office:value-type="string" office:string-value="X" calcext:value-type="string">
            <text:p>X</text:p>
          </table:table-cell>
          <table:table-cell table:style-name="ce135" table:formula="of:=[.$K$115]" office:value-type="string" office:string-value="X" calcext:value-type="string">
            <text:p>X</text:p>
          </table:table-cell>
          <table:table-cell table:style-name="ce135" table:formula="of:=[.$L$115]" office:value-type="string" office:string-value="NM" calcext:value-type="string">
            <text:p>NM</text:p>
          </table:table-cell>
          <table:table-cell table:style-name="ce135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5" table:formula="of:=[.$C$116]" office:value-type="string" office:string-value="X" calcext:value-type="string">
            <text:p>X</text:p>
          </table:table-cell>
          <table:table-cell table:style-name="ce135" table:formula="of:=[.$D$116]" office:value-type="string" office:string-value="X" calcext:value-type="string">
            <text:p>X</text:p>
          </table:table-cell>
          <table:table-cell table:style-name="ce135" table:formula="of:=[.$E$116]" office:value-type="string" office:string-value="X" calcext:value-type="string">
            <text:p>X</text:p>
          </table:table-cell>
          <table:table-cell table:style-name="ce135" table:formula="of:=[.$F$116]" office:value-type="string" office:string-value="X" calcext:value-type="string">
            <text:p>X</text:p>
          </table:table-cell>
          <table:table-cell table:style-name="ce135" table:formula="of:=[.$G$116]" office:value-type="string" office:string-value="X" calcext:value-type="string">
            <text:p>X</text:p>
          </table:table-cell>
          <table:table-cell table:style-name="ce224" table:formula="of:=[.$H$116]" office:value-type="percentage" office:value="1" calcext:value-type="percentage">
            <text:p>100,00 %</text:p>
          </table:table-cell>
          <table:table-cell table:style-name="ce135" table:formula="of:=[.$I$116]" office:value-type="string" office:string-value="X" calcext:value-type="string">
            <text:p>X</text:p>
          </table:table-cell>
          <table:table-cell table:style-name="ce135" table:formula="of:=[.$J$116]" office:value-type="string" office:string-value="X" calcext:value-type="string">
            <text:p>X</text:p>
          </table:table-cell>
          <table:table-cell table:style-name="ce135" table:formula="of:=[.$K$116]" office:value-type="string" office:string-value="X" calcext:value-type="string">
            <text:p>X</text:p>
          </table:table-cell>
          <table:table-cell table:style-name="ce135" table:formula="of:=[.$L$116]" office:value-type="string" office:string-value="NM" calcext:value-type="string">
            <text:p>NM</text:p>
          </table:table-cell>
          <table:table-cell table:style-name="ce135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9" office:value-type="string" calcext:value-type="string">
            <text:p>X</text:p>
          </table:table-cell>
          <table:table-cell table:number-columns-repeated="7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5" table:formula="of:=[.$C$117]" office:value-type="string" office:string-value="X" calcext:value-type="string">
            <text:p>X</text:p>
          </table:table-cell>
          <table:table-cell table:style-name="ce135" table:formula="of:=[.$D$117]" office:value-type="string" office:string-value="X" calcext:value-type="string">
            <text:p>X</text:p>
          </table:table-cell>
          <table:table-cell table:style-name="ce135" table:formula="of:=[.$E$117]" office:value-type="string" office:string-value="X" calcext:value-type="string">
            <text:p>X</text:p>
          </table:table-cell>
          <table:table-cell table:style-name="ce135" table:formula="of:=[.$F$117]" office:value-type="string" office:string-value="X" calcext:value-type="string">
            <text:p>X</text:p>
          </table:table-cell>
          <table:table-cell table:style-name="ce135" table:formula="of:=[.$G$117]" office:value-type="string" office:string-value="X" calcext:value-type="string">
            <text:p>X</text:p>
          </table:table-cell>
          <table:table-cell table:style-name="ce135" table:formula="of:=[.$H$117]" office:value-type="string" office:string-value="X" calcext:value-type="string">
            <text:p>X</text:p>
          </table:table-cell>
          <table:table-cell table:style-name="ce135" table:formula="of:=[.$I$117]" office:value-type="string" office:string-value="X" calcext:value-type="string">
            <text:p>X</text:p>
          </table:table-cell>
          <table:table-cell table:style-name="ce135" table:formula="of:=[.$J$117]" office:value-type="string" office:string-value="X" calcext:value-type="string">
            <text:p>X</text:p>
          </table:table-cell>
          <table:table-cell table:style-name="ce224" table:formula="of:=[.$K$117]" office:value-type="percentage" office:value="1" calcext:value-type="percentage">
            <text:p>100,00 %</text:p>
          </table:table-cell>
          <table:table-cell table:style-name="ce135" table:formula="of:=[.$L$117]" office:value-type="string" office:string-value="NM" calcext:value-type="string">
            <text:p>NM</text:p>
          </table:table-cell>
          <table:table-cell table:style-name="ce135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56800" calcext:value-type="float" table:number-columns-spanned="2" table:number-rows-spanned="1">
            <text:p>1.756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5" table:style-name="ce25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8" table:formula="of:=[.$C$108]" office:value-type="string" office:string-value="X" calcext:value-type="string">
            <text:p>X</text:p>
          </table:table-cell>
          <table:table-cell table:style-name="ce138" table:formula="of:=[.$D$108]" office:value-type="string" office:string-value="X" calcext:value-type="string">
            <text:p>X</text:p>
          </table:table-cell>
          <table:table-cell table:style-name="ce137" table:formula="of:=[.$E$108]" office:value-type="percentage" office:value="1" calcext:value-type="percentage">
            <text:p>100,00 %</text:p>
          </table:table-cell>
          <table:table-cell table:style-name="ce138" table:formula="of:=[.$F$108]" office:value-type="string" office:string-value="X" calcext:value-type="string">
            <text:p>X</text:p>
          </table:table-cell>
          <table:table-cell table:style-name="ce138" table:formula="of:=[.$G$108]" office:value-type="string" office:string-value="X" calcext:value-type="string">
            <text:p>X</text:p>
          </table:table-cell>
          <table:table-cell table:style-name="ce138" table:formula="of:=[.$H$108]" office:value-type="string" office:string-value="X" calcext:value-type="string">
            <text:p>X</text:p>
          </table:table-cell>
          <table:table-cell table:style-name="ce138" table:formula="of:=[.$I$108]" office:value-type="string" office:string-value="X" calcext:value-type="string">
            <text:p>X</text:p>
          </table:table-cell>
          <table:table-cell table:style-name="ce138" table:formula="of:=[.$J$108]" office:value-type="string" office:string-value="X" calcext:value-type="string">
            <text:p>X</text:p>
          </table:table-cell>
          <table:table-cell table:style-name="ce138" table:formula="of:=[.$K$108]" office:value-type="string" office:string-value="NM" calcext:value-type="string">
            <text:p>NM</text:p>
          </table:table-cell>
          <table:table-cell table:style-name="ce138" table:formula="of:=[.$L$108]" office:value-type="string" office:string-value="NM" calcext:value-type="string">
            <text:p>NM</text:p>
          </table:table-cell>
          <table:table-cell table:style-name="ce138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100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37" table:formula="of:=[.$C$109]" office:value-type="percentage" office:value="1" calcext:value-type="percentage">
            <text:p>100,00 %</text:p>
          </table:table-cell>
          <table:table-cell table:style-name="ce138" table:formula="of:=[.$D$109]" office:value-type="string" office:string-value="X" calcext:value-type="string">
            <text:p>X</text:p>
          </table:table-cell>
          <table:table-cell table:style-name="ce138" table:formula="of:=[.$E$109]" office:value-type="string" office:string-value="X" calcext:value-type="string">
            <text:p>X</text:p>
          </table:table-cell>
          <table:table-cell table:style-name="ce138" table:formula="of:=[.$F$109]" office:value-type="string" office:string-value="X" calcext:value-type="string">
            <text:p>X</text:p>
          </table:table-cell>
          <table:table-cell table:style-name="ce138" table:formula="of:=[.$G$109]" office:value-type="string" office:string-value="X" calcext:value-type="string">
            <text:p>X</text:p>
          </table:table-cell>
          <table:table-cell table:style-name="ce138" table:formula="of:=[.$H$109]" office:value-type="string" office:string-value="X" calcext:value-type="string">
            <text:p>X</text:p>
          </table:table-cell>
          <table:table-cell table:style-name="ce138" table:formula="of:=[.$I$109]" office:value-type="string" office:string-value="X" calcext:value-type="string">
            <text:p>X</text:p>
          </table:table-cell>
          <table:table-cell table:style-name="ce138" table:formula="of:=[.$J$109]" office:value-type="string" office:string-value="NM" calcext:value-type="string">
            <text:p>NM</text:p>
          </table:table-cell>
          <table:table-cell table:style-name="ce138" table:formula="of:=[.$K$109]" office:value-type="string" office:string-value="X" calcext:value-type="string">
            <text:p>X</text:p>
          </table:table-cell>
          <table:table-cell table:style-name="ce138" table:formula="of:=[.$L$109]" office:value-type="string" office:string-value="NM" calcext:value-type="string">
            <text:p>NM</text:p>
          </table:table-cell>
          <table:table-cell table:style-name="ce138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8" table:formula="of:=[.$C$110]" office:value-type="string" office:string-value="X" calcext:value-type="string">
            <text:p>X</text:p>
          </table:table-cell>
          <table:table-cell table:style-name="ce138" table:formula="of:=[.$D$110]" office:value-type="string" office:string-value="X" calcext:value-type="string">
            <text:p>X</text:p>
          </table:table-cell>
          <table:table-cell table:style-name="ce138" table:formula="of:=[.$E$110]" office:value-type="string" office:string-value="X" calcext:value-type="string">
            <text:p>X</text:p>
          </table:table-cell>
          <table:table-cell table:style-name="ce138" table:formula="of:=[.$F$110]" office:value-type="string" office:string-value="X" calcext:value-type="string">
            <text:p>X</text:p>
          </table:table-cell>
          <table:table-cell table:style-name="ce138" table:formula="of:=[.$G$110]" office:value-type="string" office:string-value="X" calcext:value-type="string">
            <text:p>X</text:p>
          </table:table-cell>
          <table:table-cell table:style-name="ce138" table:formula="of:=[.$H$110]" office:value-type="string" office:string-value="X" calcext:value-type="string">
            <text:p>X</text:p>
          </table:table-cell>
          <table:table-cell table:style-name="ce137" table:formula="of:=[.$I$110]" office:value-type="percentage" office:value="1" calcext:value-type="percentage">
            <text:p>100,00 %</text:p>
          </table:table-cell>
          <table:table-cell table:style-name="ce138" table:formula="of:=[.$J$110]" office:value-type="string" office:string-value="X" calcext:value-type="string">
            <text:p>X</text:p>
          </table:table-cell>
          <table:table-cell table:style-name="ce138" table:formula="of:=[.$K$110]" office:value-type="string" office:string-value="X" calcext:value-type="string">
            <text:p>X</text:p>
          </table:table-cell>
          <table:table-cell table:style-name="ce138" table:formula="of:=[.$L$110]" office:value-type="string" office:string-value="NM" calcext:value-type="string">
            <text:p>NM</text:p>
          </table:table-cell>
          <table:table-cell table:style-name="ce137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5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6" table:style-name="ce51" office:value-type="string" calcext:value-type="string">
            <text:p>X</text:p>
          </table:table-cell>
          <table:table-cell table:style-name="ce110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8" table:formula="of:=[.$C$111]" office:value-type="string" office:string-value="X" calcext:value-type="string">
            <text:p>X</text:p>
          </table:table-cell>
          <table:table-cell table:style-name="ce137" table:formula="of:=[.$D$111]" office:value-type="percentage" office:value="1" calcext:value-type="percentage">
            <text:p>100,00 %</text:p>
          </table:table-cell>
          <table:table-cell table:style-name="ce138" table:formula="of:=[.$E$111]" office:value-type="string" office:string-value="X" calcext:value-type="string">
            <text:p>X</text:p>
          </table:table-cell>
          <table:table-cell table:style-name="ce138" table:formula="of:=[.$F$111]" office:value-type="string" office:string-value="X" calcext:value-type="string">
            <text:p>X</text:p>
          </table:table-cell>
          <table:table-cell table:style-name="ce138" table:formula="of:=[.$G$111]" office:value-type="string" office:string-value="X" calcext:value-type="string">
            <text:p>X</text:p>
          </table:table-cell>
          <table:table-cell table:style-name="ce138" table:formula="of:=[.$H$111]" office:value-type="string" office:string-value="X" calcext:value-type="string">
            <text:p>X</text:p>
          </table:table-cell>
          <table:table-cell table:style-name="ce138" table:formula="of:=[.$I$111]" office:value-type="string" office:string-value="X" calcext:value-type="string">
            <text:p>X</text:p>
          </table:table-cell>
          <table:table-cell table:style-name="ce138" table:formula="of:=[.$J$111]" office:value-type="string" office:string-value="X" calcext:value-type="string">
            <text:p>X</text:p>
          </table:table-cell>
          <table:table-cell table:style-name="ce138" table:formula="of:=[.$K$111]" office:value-type="string" office:string-value="NM" calcext:value-type="string">
            <text:p>NM</text:p>
          </table:table-cell>
          <table:table-cell table:style-name="ce138" table:formula="of:=[.$L$111]" office:value-type="string" office:string-value="NM" calcext:value-type="string">
            <text:p>NM</text:p>
          </table:table-cell>
          <table:table-cell table:style-name="ce260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5" office:value-type="percentage" office:value="1" calcext:value-type="percentage">
            <text:p>100,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8" table:formula="of:=[.$C$112]" office:value-type="string" office:string-value="X" calcext:value-type="string">
            <text:p>X</text:p>
          </table:table-cell>
          <table:table-cell table:style-name="ce138" table:formula="of:=[.$D$112]" office:value-type="string" office:string-value="X" calcext:value-type="string">
            <text:p>X</text:p>
          </table:table-cell>
          <table:table-cell table:style-name="ce138" table:formula="of:=[.$E$112]" office:value-type="string" office:string-value="X" calcext:value-type="string">
            <text:p>X</text:p>
          </table:table-cell>
          <table:table-cell table:style-name="ce137" table:formula="of:=[.$F$112]" office:value-type="percentage" office:value="1" calcext:value-type="percentage">
            <text:p>100,00 %</text:p>
          </table:table-cell>
          <table:table-cell table:style-name="ce138" table:formula="of:=[.$G$112]" office:value-type="string" office:string-value="X" calcext:value-type="string">
            <text:p>X</text:p>
          </table:table-cell>
          <table:table-cell table:style-name="ce138" table:formula="of:=[.$H$112]" office:value-type="string" office:string-value="X" calcext:value-type="string">
            <text:p>X</text:p>
          </table:table-cell>
          <table:table-cell table:style-name="ce138" table:formula="of:=[.$I$112]" office:value-type="string" office:string-value="X" calcext:value-type="string">
            <text:p>X</text:p>
          </table:table-cell>
          <table:table-cell table:style-name="ce138" table:formula="of:=[.$J$112]" office:value-type="string" office:string-value="NM" calcext:value-type="string">
            <text:p>NM</text:p>
          </table:table-cell>
          <table:table-cell table:style-name="ce138" table:formula="of:=[.$K$112]" office:value-type="string" office:string-value="X" calcext:value-type="string">
            <text:p>X</text:p>
          </table:table-cell>
          <table:table-cell table:style-name="ce138" table:formula="of:=[.$L$112]" office:value-type="string" office:string-value="NM" calcext:value-type="string">
            <text:p>NM</text:p>
          </table:table-cell>
          <table:table-cell table:style-name="ce138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5" office:value-type="string" calcext:value-type="string">
            <text:p>NM</text:p>
          </table:table-cell>
          <table:table-cell table:number-columns-repeated="7" table:style-name="ce51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P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8" table:formula="of:=[.$C$113]" office:value-type="string" office:string-value="NM" calcext:value-type="string">
            <text:p>NM</text:p>
          </table:table-cell>
          <table:table-cell table:style-name="ce138" table:formula="of:=[.$D$113]" office:value-type="string" office:string-value="NM" calcext:value-type="string">
            <text:p>NM</text:p>
          </table:table-cell>
          <table:table-cell table:style-name="ce138" table:formula="of:=[.$E$113]" office:value-type="string" office:string-value="NM" calcext:value-type="string">
            <text:p>NM</text:p>
          </table:table-cell>
          <table:table-cell table:style-name="ce138" table:formula="of:=[.$F$113]" office:value-type="string" office:string-value="NM" calcext:value-type="string">
            <text:p>NM</text:p>
          </table:table-cell>
          <table:table-cell table:style-name="ce138" table:formula="of:=[.$G$113]" office:value-type="string" office:string-value="NM" calcext:value-type="string">
            <text:p>NM</text:p>
          </table:table-cell>
          <table:table-cell table:style-name="ce138" table:formula="of:=[.$H$113]" office:value-type="string" office:string-value="NM" calcext:value-type="string">
            <text:p>NM</text:p>
          </table:table-cell>
          <table:table-cell table:style-name="ce138" table:formula="of:=[.$I$113]" office:value-type="string" office:string-value="NM" calcext:value-type="string">
            <text:p>NM</text:p>
          </table:table-cell>
          <table:table-cell table:style-name="ce138" table:formula="of:=[.$J$113]" office:value-type="string" office:string-value="NM" calcext:value-type="string">
            <text:p>NM</text:p>
          </table:table-cell>
          <table:table-cell table:style-name="ce138" table:formula="of:=[.$K$113]" office:value-type="string" office:string-value="NM" calcext:value-type="string">
            <text:p>NM</text:p>
          </table:table-cell>
          <table:table-cell table:style-name="ce137" table:formula="of:=[.$L$113]" office:value-type="string" office:string-value="PM" calcext:value-type="string">
            <text:p>PM</text:p>
          </table:table-cell>
          <table:table-cell table:style-name="ce138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9" office:value-type="string" calcext:value-type="string">
            <text:p>NM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8" table:formula="of:=[.$C$114]" office:value-type="string" office:string-value="X" calcext:value-type="string">
            <text:p>X</text:p>
          </table:table-cell>
          <table:table-cell table:style-name="ce138" table:formula="of:=[.$D$114]" office:value-type="string" office:string-value="X" calcext:value-type="string">
            <text:p>X</text:p>
          </table:table-cell>
          <table:table-cell table:style-name="ce138" table:formula="of:=[.$E$114]" office:value-type="string" office:string-value="X" calcext:value-type="string">
            <text:p>X</text:p>
          </table:table-cell>
          <table:table-cell table:style-name="ce138" table:formula="of:=[.$F$114]" office:value-type="string" office:string-value="NM" calcext:value-type="string">
            <text:p>NM</text:p>
          </table:table-cell>
          <table:table-cell table:style-name="ce138" table:formula="of:=[.$G$114]" office:value-type="string" office:string-value="X" calcext:value-type="string">
            <text:p>X</text:p>
          </table:table-cell>
          <table:table-cell table:style-name="ce138" table:formula="of:=[.$H$114]" office:value-type="string" office:string-value="X" calcext:value-type="string">
            <text:p>X</text:p>
          </table:table-cell>
          <table:table-cell table:style-name="ce138" table:formula="of:=[.$I$114]" office:value-type="string" office:string-value="X" calcext:value-type="string">
            <text:p>X</text:p>
          </table:table-cell>
          <table:table-cell table:style-name="ce169" table:formula="of:=[.$J$114]" office:value-type="percentage" office:value="1" calcext:value-type="percentage">
            <text:p>100,00 %</text:p>
          </table:table-cell>
          <table:table-cell table:style-name="ce138" table:formula="of:=[.$K$114]" office:value-type="string" office:string-value="X" calcext:value-type="string">
            <text:p>X</text:p>
          </table:table-cell>
          <table:table-cell table:style-name="ce138" table:formula="of:=[.$L$114]" office:value-type="string" office:string-value="NM" calcext:value-type="string">
            <text:p>NM</text:p>
          </table:table-cell>
          <table:table-cell table:style-name="ce138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80" office:value-type="string" calcext:value-type="string">
            <text:p>NM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8" table:formula="of:=[.$C$115]" office:value-type="string" office:string-value="X" calcext:value-type="string">
            <text:p>X</text:p>
          </table:table-cell>
          <table:table-cell table:style-name="ce138" table:formula="of:=[.$D$115]" office:value-type="string" office:string-value="X" calcext:value-type="string">
            <text:p>X</text:p>
          </table:table-cell>
          <table:table-cell table:style-name="ce138" table:formula="of:=[.$E$115]" office:value-type="string" office:string-value="X" calcext:value-type="string">
            <text:p>X</text:p>
          </table:table-cell>
          <table:table-cell table:style-name="ce138" table:formula="of:=[.$F$115]" office:value-type="string" office:string-value="NM" calcext:value-type="string">
            <text:p>NM</text:p>
          </table:table-cell>
          <table:table-cell table:style-name="ce159" table:formula="of:=[.$G$115]" office:value-type="percentage" office:value="1" calcext:value-type="percentage">
            <text:p>100,00 %</text:p>
          </table:table-cell>
          <table:table-cell table:style-name="ce138" table:formula="of:=[.$H$115]" office:value-type="string" office:string-value="X" calcext:value-type="string">
            <text:p>X</text:p>
          </table:table-cell>
          <table:table-cell table:style-name="ce138" table:formula="of:=[.$I$115]" office:value-type="string" office:string-value="X" calcext:value-type="string">
            <text:p>X</text:p>
          </table:table-cell>
          <table:table-cell table:style-name="ce138" table:formula="of:=[.$J$115]" office:value-type="string" office:string-value="X" calcext:value-type="string">
            <text:p>X</text:p>
          </table:table-cell>
          <table:table-cell table:style-name="ce138" table:formula="of:=[.$K$115]" office:value-type="string" office:string-value="X" calcext:value-type="string">
            <text:p>X</text:p>
          </table:table-cell>
          <table:table-cell table:style-name="ce138" table:formula="of:=[.$L$115]" office:value-type="string" office:string-value="NM" calcext:value-type="string">
            <text:p>NM</text:p>
          </table:table-cell>
          <table:table-cell table:style-name="ce138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5" office:value-type="string" calcext:value-type="string">
            <text:p>X</text:p>
          </table:table-cell>
          <table:table-cell table:number-columns-repeated="4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8" table:formula="of:=[.$C$116]" office:value-type="string" office:string-value="X" calcext:value-type="string">
            <text:p>X</text:p>
          </table:table-cell>
          <table:table-cell table:style-name="ce138" table:formula="of:=[.$D$116]" office:value-type="string" office:string-value="X" calcext:value-type="string">
            <text:p>X</text:p>
          </table:table-cell>
          <table:table-cell table:style-name="ce138" table:formula="of:=[.$E$116]" office:value-type="string" office:string-value="X" calcext:value-type="string">
            <text:p>X</text:p>
          </table:table-cell>
          <table:table-cell table:style-name="ce138" table:formula="of:=[.$F$116]" office:value-type="string" office:string-value="X" calcext:value-type="string">
            <text:p>X</text:p>
          </table:table-cell>
          <table:table-cell table:style-name="ce138" table:formula="of:=[.$G$116]" office:value-type="string" office:string-value="X" calcext:value-type="string">
            <text:p>X</text:p>
          </table:table-cell>
          <table:table-cell table:style-name="ce137" table:formula="of:=[.$H$116]" office:value-type="percentage" office:value="1" calcext:value-type="percentage">
            <text:p>100,00 %</text:p>
          </table:table-cell>
          <table:table-cell table:style-name="ce138" table:formula="of:=[.$I$116]" office:value-type="string" office:string-value="X" calcext:value-type="string">
            <text:p>X</text:p>
          </table:table-cell>
          <table:table-cell table:style-name="ce138" table:formula="of:=[.$J$116]" office:value-type="string" office:string-value="X" calcext:value-type="string">
            <text:p>X</text:p>
          </table:table-cell>
          <table:table-cell table:style-name="ce138" table:formula="of:=[.$K$116]" office:value-type="string" office:string-value="X" calcext:value-type="string">
            <text:p>X</text:p>
          </table:table-cell>
          <table:table-cell table:style-name="ce138" table:formula="of:=[.$L$116]" office:value-type="string" office:string-value="NM" calcext:value-type="string">
            <text:p>NM</text:p>
          </table:table-cell>
          <table:table-cell table:style-name="ce138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8" table:formula="of:=[.$C$117]" office:value-type="string" office:string-value="X" calcext:value-type="string">
            <text:p>X</text:p>
          </table:table-cell>
          <table:table-cell table:style-name="ce138" table:formula="of:=[.$D$117]" office:value-type="string" office:string-value="X" calcext:value-type="string">
            <text:p>X</text:p>
          </table:table-cell>
          <table:table-cell table:style-name="ce138" table:formula="of:=[.$E$117]" office:value-type="string" office:string-value="X" calcext:value-type="string">
            <text:p>X</text:p>
          </table:table-cell>
          <table:table-cell table:style-name="ce138" table:formula="of:=[.$F$117]" office:value-type="string" office:string-value="X" calcext:value-type="string">
            <text:p>X</text:p>
          </table:table-cell>
          <table:table-cell table:style-name="ce138" table:formula="of:=[.$G$117]" office:value-type="string" office:string-value="X" calcext:value-type="string">
            <text:p>X</text:p>
          </table:table-cell>
          <table:table-cell table:style-name="ce138" table:formula="of:=[.$H$117]" office:value-type="string" office:string-value="X" calcext:value-type="string">
            <text:p>X</text:p>
          </table:table-cell>
          <table:table-cell table:style-name="ce138" table:formula="of:=[.$I$117]" office:value-type="string" office:string-value="X" calcext:value-type="string">
            <text:p>X</text:p>
          </table:table-cell>
          <table:table-cell table:style-name="ce138" table:formula="of:=[.$J$117]" office:value-type="string" office:string-value="X" calcext:value-type="string">
            <text:p>X</text:p>
          </table:table-cell>
          <table:table-cell table:style-name="ce137" table:formula="of:=[.$K$117]" office:value-type="percentage" office:value="1" calcext:value-type="percentage">
            <text:p>100,00 %</text:p>
          </table:table-cell>
          <table:table-cell table:style-name="ce138" table:formula="of:=[.$L$117]" office:value-type="string" office:string-value="NM" calcext:value-type="string">
            <text:p>NM</text:p>
          </table:table-cell>
          <table:table-cell table:style-name="ce138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5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41" table:formula="of:=[.$C$108]" office:value-type="string" office:string-value="X" calcext:value-type="string">
            <text:p>X</text:p>
          </table:table-cell>
          <table:table-cell table:style-name="ce141" table:formula="of:=[.$D$108]" office:value-type="string" office:string-value="X" calcext:value-type="string">
            <text:p>X</text:p>
          </table:table-cell>
          <table:table-cell table:style-name="ce140" table:formula="of:=[.$E$108]" office:value-type="percentage" office:value="1" calcext:value-type="percentage">
            <text:p>100,00 %</text:p>
          </table:table-cell>
          <table:table-cell table:style-name="ce141" table:formula="of:=[.$F$108]" office:value-type="string" office:string-value="X" calcext:value-type="string">
            <text:p>X</text:p>
          </table:table-cell>
          <table:table-cell table:style-name="ce141" table:formula="of:=[.$G$108]" office:value-type="string" office:string-value="X" calcext:value-type="string">
            <text:p>X</text:p>
          </table:table-cell>
          <table:table-cell table:style-name="ce141" table:formula="of:=[.$H$108]" office:value-type="string" office:string-value="X" calcext:value-type="string">
            <text:p>X</text:p>
          </table:table-cell>
          <table:table-cell table:style-name="ce141" table:formula="of:=[.$I$108]" office:value-type="string" office:string-value="X" calcext:value-type="string">
            <text:p>X</text:p>
          </table:table-cell>
          <table:table-cell table:style-name="ce141" table:formula="of:=[.$J$108]" office:value-type="string" office:string-value="X" calcext:value-type="string">
            <text:p>X</text:p>
          </table:table-cell>
          <table:table-cell table:style-name="ce141" table:formula="of:=[.$K$108]" office:value-type="string" office:string-value="NM" calcext:value-type="string">
            <text:p>NM</text:p>
          </table:table-cell>
          <table:table-cell table:style-name="ce141" table:formula="of:=[.$L$108]" office:value-type="string" office:string-value="NM" calcext:value-type="string">
            <text:p>NM</text:p>
          </table:table-cell>
          <table:table-cell table:style-name="ce141" table:formula="of:=[.$M$108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D$108]" office:value-type="string" office:string-value="X" calcext:value-type="string">
            <text:p>X</text:p>
          </table:table-cell>
          <table:table-cell table:style-name="ce186" table:formula="of:=[.$E$108]" office:value-type="percentage" office:value="1" calcext:value-type="percentage">
            <text:p>100,00 %</text:p>
          </table:table-cell>
          <table:table-cell table:style-name="ce185" table:formula="of:=[.$F$108]" office:value-type="string" office:string-value="X" calcext:value-type="string">
            <text:p>X</text:p>
          </table:table-cell>
          <table:table-cell table:style-name="ce185" table:formula="of:=[.$G$108]" office:value-type="string" office:string-value="X" calcext:value-type="string">
            <text:p>X</text:p>
          </table:table-cell>
          <table:table-cell table:style-name="ce185" table:formula="of:=[.$H$108]" office:value-type="string" office:string-value="X" calcext:value-type="string">
            <text:p>X</text:p>
          </table:table-cell>
          <table:table-cell table:style-name="ce185" table:formula="of:=[.$I$108]" office:value-type="string" office:string-value="X" calcext:value-type="string">
            <text:p>X</text:p>
          </table:table-cell>
          <table:table-cell table:style-name="ce185" table:formula="of:=[.$J$108]" office:value-type="string" office:string-value="X" calcext:value-type="string">
            <text:p>X</text:p>
          </table:table-cell>
          <table:table-cell table:style-name="ce185" table:formula="of:=[.$K$108]" office:value-type="string" office:string-value="NM" calcext:value-type="string">
            <text:p>NM</text:p>
          </table:table-cell>
          <table:table-cell table:style-name="ce185" table:formula="of:=[.$L$108]" office:value-type="string" office:string-value="NM" calcext:value-type="string">
            <text:p>NM</text:p>
          </table:table-cell>
          <table:table-cell table:style-name="ce185" table:formula="of:=[.$M$108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107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40" table:formula="of:=[.$C$109]" office:value-type="percentage" office:value="1" calcext:value-type="percentage">
            <text:p>100,00 %</text:p>
          </table:table-cell>
          <table:table-cell table:style-name="ce141" table:formula="of:=[.$D$109]" office:value-type="string" office:string-value="X" calcext:value-type="string">
            <text:p>X</text:p>
          </table:table-cell>
          <table:table-cell table:style-name="ce141" table:formula="of:=[.$E$109]" office:value-type="string" office:string-value="X" calcext:value-type="string">
            <text:p>X</text:p>
          </table:table-cell>
          <table:table-cell table:style-name="ce141" table:formula="of:=[.$F$109]" office:value-type="string" office:string-value="X" calcext:value-type="string">
            <text:p>X</text:p>
          </table:table-cell>
          <table:table-cell table:style-name="ce141" table:formula="of:=[.$G$109]" office:value-type="string" office:string-value="X" calcext:value-type="string">
            <text:p>X</text:p>
          </table:table-cell>
          <table:table-cell table:style-name="ce141" table:formula="of:=[.$H$109]" office:value-type="string" office:string-value="X" calcext:value-type="string">
            <text:p>X</text:p>
          </table:table-cell>
          <table:table-cell table:style-name="ce141" table:formula="of:=[.$I$109]" office:value-type="string" office:string-value="X" calcext:value-type="string">
            <text:p>X</text:p>
          </table:table-cell>
          <table:table-cell table:style-name="ce141" table:formula="of:=[.$J$109]" office:value-type="string" office:string-value="NM" calcext:value-type="string">
            <text:p>NM</text:p>
          </table:table-cell>
          <table:table-cell table:style-name="ce141" table:formula="of:=[.$K$109]" office:value-type="string" office:string-value="X" calcext:value-type="string">
            <text:p>X</text:p>
          </table:table-cell>
          <table:table-cell table:style-name="ce141" table:formula="of:=[.$L$109]" office:value-type="string" office:string-value="NM" calcext:value-type="string">
            <text:p>NM</text:p>
          </table:table-cell>
          <table:table-cell table:style-name="ce141" table:formula="of:=[.$M$109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86" table:formula="of:=[.$C$109]" office:value-type="percentage" office:value="1" calcext:value-type="percentage">
            <text:p>100,00 %</text:p>
          </table:table-cell>
          <table:table-cell table:style-name="ce185" table:formula="of:=[.$D$109]" office:value-type="string" office:string-value="X" calcext:value-type="string">
            <text:p>X</text:p>
          </table:table-cell>
          <table:table-cell table:style-name="ce185" table:formula="of:=[.$E$109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 table:formula="of:=[.$H$109]" office:value-type="string" office:string-value="X" calcext:value-type="string">
            <text:p>X</text:p>
          </table:table-cell>
          <table:table-cell table:style-name="ce185" table:formula="of:=[.$I$109]" office:value-type="string" office:string-value="X" calcext:value-type="string">
            <text:p>X</text:p>
          </table:table-cell>
          <table:table-cell table:style-name="ce185" table:formula="of:=[.$J$109]" office:value-type="string" office:string-value="NM" calcext:value-type="string">
            <text:p>NM</text:p>
          </table:table-cell>
          <table:table-cell table:style-name="ce185" table:formula="of:=[.$K$109]" office:value-type="string" office:string-value="X" calcext:value-type="string">
            <text:p>X</text:p>
          </table:table-cell>
          <table:table-cell table:style-name="ce185" table:formula="of:=[.$L$109]" office:value-type="string" office:string-value="NM" calcext:value-type="string">
            <text:p>NM</text:p>
          </table:table-cell>
          <table:table-cell table:style-name="ce185" table:formula="of:=[.$M$109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41" table:formula="of:=[.$C$110]" office:value-type="string" office:string-value="X" calcext:value-type="string">
            <text:p>X</text:p>
          </table:table-cell>
          <table:table-cell table:style-name="ce141" table:formula="of:=[.$D$110]" office:value-type="string" office:string-value="X" calcext:value-type="string">
            <text:p>X</text:p>
          </table:table-cell>
          <table:table-cell table:style-name="ce141" table:formula="of:=[.$E$110]" office:value-type="string" office:string-value="X" calcext:value-type="string">
            <text:p>X</text:p>
          </table:table-cell>
          <table:table-cell table:style-name="ce141" table:formula="of:=[.$F$110]" office:value-type="string" office:string-value="X" calcext:value-type="string">
            <text:p>X</text:p>
          </table:table-cell>
          <table:table-cell table:style-name="ce141" table:formula="of:=[.$G$110]" office:value-type="string" office:string-value="X" calcext:value-type="string">
            <text:p>X</text:p>
          </table:table-cell>
          <table:table-cell table:style-name="ce141" table:formula="of:=[.$H$110]" office:value-type="string" office:string-value="X" calcext:value-type="string">
            <text:p>X</text:p>
          </table:table-cell>
          <table:table-cell table:style-name="ce140" table:formula="of:=[.$I$110]" office:value-type="percentage" office:value="1" calcext:value-type="percentage">
            <text:p>100,00 %</text:p>
          </table:table-cell>
          <table:table-cell table:style-name="ce141" table:formula="of:=[.$J$110]" office:value-type="string" office:string-value="X" calcext:value-type="string">
            <text:p>X</text:p>
          </table:table-cell>
          <table:table-cell table:style-name="ce141" table:formula="of:=[.$K$110]" office:value-type="string" office:string-value="X" calcext:value-type="string">
            <text:p>X</text:p>
          </table:table-cell>
          <table:table-cell table:style-name="ce141" table:formula="of:=[.$L$110]" office:value-type="string" office:string-value="NM" calcext:value-type="string">
            <text:p>NM</text:p>
          </table:table-cell>
          <table:table-cell table:style-name="ce140" table:formula="of:=[.$M$110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85" table:formula="of:=[.$C$110]" office:value-type="string" office:string-value="X" calcext:value-type="string">
            <text:p>X</text:p>
          </table:table-cell>
          <table:table-cell table:style-name="ce185" table:formula="of:=[.$D$110]" office:value-type="string" office:string-value="X" calcext:value-type="string">
            <text:p>X</text:p>
          </table:table-cell>
          <table:table-cell table:style-name="ce185" table:formula="of:=[.$E$110]" office:value-type="string" office:string-value="X" calcext:value-type="string">
            <text:p>X</text:p>
          </table:table-cell>
          <table:table-cell table:style-name="ce185" table:formula="of:=[.$F$110]" office:value-type="string" office:string-value="X" calcext:value-type="string">
            <text:p>X</text:p>
          </table:table-cell>
          <table:table-cell table:style-name="ce185" table:formula="of:=[.$G$110]" office:value-type="string" office:string-value="X" calcext:value-type="string">
            <text:p>X</text:p>
          </table:table-cell>
          <table:table-cell table:style-name="ce185" table:formula="of:=[.$H$110]" office:value-type="string" office:string-value="X" calcext:value-type="string">
            <text:p>X</text:p>
          </table:table-cell>
          <table:table-cell table:style-name="ce186" table:formula="of:=[.$I$110]" office:value-type="percentage" office:value="1" calcext:value-type="percentage">
            <text:p>100,00 %</text:p>
          </table:table-cell>
          <table:table-cell table:style-name="ce185" table:formula="of:=[.$J$110]" office:value-type="string" office:string-value="X" calcext:value-type="string">
            <text:p>X</text:p>
          </table:table-cell>
          <table:table-cell table:style-name="ce185" table:formula="of:=[.$K$110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M$110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6" table:style-name="ce53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41" table:formula="of:=[.$C$111]" office:value-type="string" office:string-value="X" calcext:value-type="string">
            <text:p>X</text:p>
          </table:table-cell>
          <table:table-cell table:style-name="ce140" table:formula="of:=[.$D$111]" office:value-type="percentage" office:value="1" calcext:value-type="percentage">
            <text:p>100,00 %</text:p>
          </table:table-cell>
          <table:table-cell table:style-name="ce141" table:formula="of:=[.$E$111]" office:value-type="string" office:string-value="X" calcext:value-type="string">
            <text:p>X</text:p>
          </table:table-cell>
          <table:table-cell table:style-name="ce141" table:formula="of:=[.$F$111]" office:value-type="string" office:string-value="X" calcext:value-type="string">
            <text:p>X</text:p>
          </table:table-cell>
          <table:table-cell table:style-name="ce141" table:formula="of:=[.$G$111]" office:value-type="string" office:string-value="X" calcext:value-type="string">
            <text:p>X</text:p>
          </table:table-cell>
          <table:table-cell table:style-name="ce141" table:formula="of:=[.$H$111]" office:value-type="string" office:string-value="X" calcext:value-type="string">
            <text:p>X</text:p>
          </table:table-cell>
          <table:table-cell table:style-name="ce141" table:formula="of:=[.$I$111]" office:value-type="string" office:string-value="X" calcext:value-type="string">
            <text:p>X</text:p>
          </table:table-cell>
          <table:table-cell table:style-name="ce141" table:formula="of:=[.$J$111]" office:value-type="string" office:string-value="X" calcext:value-type="string">
            <text:p>X</text:p>
          </table:table-cell>
          <table:table-cell table:style-name="ce141" table:formula="of:=[.$K$111]" office:value-type="string" office:string-value="NM" calcext:value-type="string">
            <text:p>NM</text:p>
          </table:table-cell>
          <table:table-cell table:style-name="ce141" table:formula="of:=[.$L$111]" office:value-type="string" office:string-value="NM" calcext:value-type="string">
            <text:p>NM</text:p>
          </table:table-cell>
          <table:table-cell table:style-name="ce261" table:formula="of:=[.$M$111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85" table:formula="of:=[.$C$111]" office:value-type="string" office:string-value="X" calcext:value-type="string">
            <text:p>X</text:p>
          </table:table-cell>
          <table:table-cell table:style-name="ce186" table:formula="of:=[.$D$111]" office:value-type="percentage" office:value="1" calcext:value-type="percentage">
            <text:p>100,00 %</text:p>
          </table:table-cell>
          <table:table-cell table:style-name="ce185" table:formula="of:=[.$E$111]" office:value-type="string" office:string-value="X" calcext:value-type="string">
            <text:p>X</text:p>
          </table:table-cell>
          <table:table-cell table:style-name="ce185" table:formula="of:=[.$F$111]" office:value-type="string" office:string-value="X" calcext:value-type="string">
            <text:p>X</text:p>
          </table:table-cell>
          <table:table-cell table:style-name="ce185" table:formula="of:=[.$G$111]" office:value-type="string" office:string-value="X" calcext:value-type="string">
            <text:p>X</text:p>
          </table:table-cell>
          <table:table-cell table:style-name="ce185" table:formula="of:=[.$H$111]" office:value-type="string" office:string-value="X" calcext:value-type="string">
            <text:p>X</text:p>
          </table:table-cell>
          <table:table-cell table:style-name="ce185" table:formula="of:=[.$I$111]" office:value-type="string" office:string-value="X" calcext:value-type="string">
            <text:p>X</text:p>
          </table:table-cell>
          <table:table-cell table:style-name="ce185" table:formula="of:=[.$J$111]" office:value-type="string" office:string-value="X" calcext:value-type="string">
            <text:p>X</text:p>
          </table:table-cell>
          <table:table-cell table:style-name="ce185" table:formula="of:=[.$K$111]" office:value-type="string" office:string-value="NM" calcext:value-type="string">
            <text:p>NM</text:p>
          </table:table-cell>
          <table:table-cell table:style-name="ce185" table:formula="of:=[.$L$111]" office:value-type="string" office:string-value="NM" calcext:value-type="string">
            <text:p>NM</text:p>
          </table:table-cell>
          <table:table-cell table:style-name="ce198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1" office:value-type="percentage" office:value="1" calcext:value-type="percentage">
            <text:p>100,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53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41" table:formula="of:=[.$C$112]" office:value-type="string" office:string-value="X" calcext:value-type="string">
            <text:p>X</text:p>
          </table:table-cell>
          <table:table-cell table:style-name="ce141" table:formula="of:=[.$D$112]" office:value-type="string" office:string-value="X" calcext:value-type="string">
            <text:p>X</text:p>
          </table:table-cell>
          <table:table-cell table:style-name="ce141" table:formula="of:=[.$E$112]" office:value-type="string" office:string-value="X" calcext:value-type="string">
            <text:p>X</text:p>
          </table:table-cell>
          <table:table-cell table:style-name="ce140" table:formula="of:=[.$F$112]" office:value-type="percentage" office:value="1" calcext:value-type="percentage">
            <text:p>100,00 %</text:p>
          </table:table-cell>
          <table:table-cell table:style-name="ce141" table:formula="of:=[.$G$112]" office:value-type="string" office:string-value="X" calcext:value-type="string">
            <text:p>X</text:p>
          </table:table-cell>
          <table:table-cell table:style-name="ce141" table:formula="of:=[.$H$112]" office:value-type="string" office:string-value="X" calcext:value-type="string">
            <text:p>X</text:p>
          </table:table-cell>
          <table:table-cell table:style-name="ce141" table:formula="of:=[.$I$112]" office:value-type="string" office:string-value="X" calcext:value-type="string">
            <text:p>X</text:p>
          </table:table-cell>
          <table:table-cell table:style-name="ce141" table:formula="of:=[.$J$112]" office:value-type="string" office:string-value="NM" calcext:value-type="string">
            <text:p>NM</text:p>
          </table:table-cell>
          <table:table-cell table:style-name="ce141" table:formula="of:=[.$K$112]" office:value-type="string" office:string-value="X" calcext:value-type="string">
            <text:p>X</text:p>
          </table:table-cell>
          <table:table-cell table:style-name="ce141" table:formula="of:=[.$L$112]" office:value-type="string" office:string-value="NM" calcext:value-type="string">
            <text:p>NM</text:p>
          </table:table-cell>
          <table:table-cell table:style-name="ce141" table:formula="of:=[.$M$112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85" table:formula="of:=[.$C$112]" office:value-type="string" office:string-value="X" calcext:value-type="string">
            <text:p>X</text:p>
          </table:table-cell>
          <table:table-cell table:style-name="ce185" table:formula="of:=[.$D$112]" office:value-type="string" office:string-value="X" calcext:value-type="string">
            <text:p>X</text:p>
          </table:table-cell>
          <table:table-cell table:style-name="ce185" table:formula="of:=[.$E$112]" office:value-type="string" office:string-value="X" calcext:value-type="string">
            <text:p>X</text:p>
          </table:table-cell>
          <table:table-cell table:style-name="ce186" table:formula="of:=[.$F$112]" office:value-type="percentage" office:value="1" calcext:value-type="percentage">
            <text:p>100,00 %</text:p>
          </table:table-cell>
          <table:table-cell table:style-name="ce185" table:formula="of:=[.$G$112]" office:value-type="string" office:string-value="X" calcext:value-type="string">
            <text:p>X</text:p>
          </table:table-cell>
          <table:table-cell table:style-name="ce185" table:formula="of:=[.$H$112]" office:value-type="string" office:string-value="X" calcext:value-type="string">
            <text:p>X</text:p>
          </table:table-cell>
          <table:table-cell table:style-name="ce185" table:formula="of:=[.$I$112]" office:value-type="string" office:string-value="X" calcext:value-type="string">
            <text:p>X</text:p>
          </table:table-cell>
          <table:table-cell table:style-name="ce185" table:formula="of:=[.$J$112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L$112]" office:value-type="string" office:string-value="NM" calcext:value-type="string">
            <text:p>NM</text:p>
          </table:table-cell>
          <table:table-cell table:style-name="ce185" table:formula="of:=[.$M$112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6" office:value-type="string" calcext:value-type="string">
            <text:p>NM</text:p>
          </table:table-cell>
          <table:table-cell table:number-columns-repeated="7" table:style-name="ce53" office:value-type="string" calcext:value-type="string">
            <text:p>NM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P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41" table:formula="of:=[.$C$113]" office:value-type="string" office:string-value="NM" calcext:value-type="string">
            <text:p>NM</text:p>
          </table:table-cell>
          <table:table-cell table:style-name="ce141" table:formula="of:=[.$D$113]" office:value-type="string" office:string-value="NM" calcext:value-type="string">
            <text:p>NM</text:p>
          </table:table-cell>
          <table:table-cell table:style-name="ce141" table:formula="of:=[.$E$113]" office:value-type="string" office:string-value="NM" calcext:value-type="string">
            <text:p>NM</text:p>
          </table:table-cell>
          <table:table-cell table:style-name="ce141" table:formula="of:=[.$F$113]" office:value-type="string" office:string-value="NM" calcext:value-type="string">
            <text:p>NM</text:p>
          </table:table-cell>
          <table:table-cell table:style-name="ce141" table:formula="of:=[.$G$113]" office:value-type="string" office:string-value="NM" calcext:value-type="string">
            <text:p>NM</text:p>
          </table:table-cell>
          <table:table-cell table:style-name="ce141" table:formula="of:=[.$H$113]" office:value-type="string" office:string-value="NM" calcext:value-type="string">
            <text:p>NM</text:p>
          </table:table-cell>
          <table:table-cell table:style-name="ce141" table:formula="of:=[.$I$113]" office:value-type="string" office:string-value="NM" calcext:value-type="string">
            <text:p>NM</text:p>
          </table:table-cell>
          <table:table-cell table:style-name="ce141" table:formula="of:=[.$J$113]" office:value-type="string" office:string-value="NM" calcext:value-type="string">
            <text:p>NM</text:p>
          </table:table-cell>
          <table:table-cell table:style-name="ce141" table:formula="of:=[.$K$113]" office:value-type="string" office:string-value="NM" calcext:value-type="string">
            <text:p>NM</text:p>
          </table:table-cell>
          <table:table-cell table:style-name="ce140" table:formula="of:=[.$L$113]" office:value-type="string" office:string-value="PM" calcext:value-type="string">
            <text:p>PM</text:p>
          </table:table-cell>
          <table:table-cell table:style-name="ce141" table:formula="of:=[.$M$113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85" table:formula="of:=[.$C$113]" office:value-type="string" office:string-value="NM" calcext:value-type="string">
            <text:p>NM</text:p>
          </table:table-cell>
          <table:table-cell table:style-name="ce185" table:formula="of:=[.$D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F$113]" office:value-type="string" office:string-value="NM" calcext:value-type="string">
            <text:p>NM</text:p>
          </table:table-cell>
          <table:table-cell table:style-name="ce185" table:formula="of:=[.$G$113]" office:value-type="string" office:string-value="NM" calcext:value-type="string">
            <text:p>NM</text:p>
          </table:table-cell>
          <table:table-cell table:style-name="ce185" table:formula="of:=[.$H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J$113]" office:value-type="string" office:string-value="NM" calcext:value-type="string">
            <text:p>NM</text:p>
          </table:table-cell>
          <table:table-cell table:style-name="ce185" table:formula="of:=[.$K$113]" office:value-type="string" office:string-value="NM" calcext:value-type="string">
            <text:p>NM</text:p>
          </table:table-cell>
          <table:table-cell table:style-name="ce186" table:formula="of:=[.$L$113]" office:value-type="string" office:string-value="PM" calcext:value-type="string">
            <text:p>PM</text:p>
          </table:table-cell>
          <table:table-cell table:style-name="ce185" table:formula="of:=[.$M$113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8" office:value-type="string" calcext:value-type="string">
            <text:p>NM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41" table:formula="of:=[.$C$114]" office:value-type="string" office:string-value="X" calcext:value-type="string">
            <text:p>X</text:p>
          </table:table-cell>
          <table:table-cell table:style-name="ce141" table:formula="of:=[.$D$114]" office:value-type="string" office:string-value="X" calcext:value-type="string">
            <text:p>X</text:p>
          </table:table-cell>
          <table:table-cell table:style-name="ce141" table:formula="of:=[.$E$114]" office:value-type="string" office:string-value="X" calcext:value-type="string">
            <text:p>X</text:p>
          </table:table-cell>
          <table:table-cell table:style-name="ce141" table:formula="of:=[.$F$114]" office:value-type="string" office:string-value="NM" calcext:value-type="string">
            <text:p>NM</text:p>
          </table:table-cell>
          <table:table-cell table:style-name="ce141" table:formula="of:=[.$G$114]" office:value-type="string" office:string-value="X" calcext:value-type="string">
            <text:p>X</text:p>
          </table:table-cell>
          <table:table-cell table:style-name="ce141" table:formula="of:=[.$H$114]" office:value-type="string" office:string-value="X" calcext:value-type="string">
            <text:p>X</text:p>
          </table:table-cell>
          <table:table-cell table:style-name="ce141" table:formula="of:=[.$I$114]" office:value-type="string" office:string-value="X" calcext:value-type="string">
            <text:p>X</text:p>
          </table:table-cell>
          <table:table-cell table:style-name="ce170" table:formula="of:=[.$J$114]" office:value-type="percentage" office:value="1" calcext:value-type="percentage">
            <text:p>100,00 %</text:p>
          </table:table-cell>
          <table:table-cell table:style-name="ce141" table:formula="of:=[.$K$114]" office:value-type="string" office:string-value="X" calcext:value-type="string">
            <text:p>X</text:p>
          </table:table-cell>
          <table:table-cell table:style-name="ce141" table:formula="of:=[.$L$114]" office:value-type="string" office:string-value="NM" calcext:value-type="string">
            <text:p>NM</text:p>
          </table:table-cell>
          <table:table-cell table:style-name="ce141" table:formula="of:=[.$M$114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85" table:formula="of:=[.$C$114]" office:value-type="string" office:string-value="X" calcext:value-type="string">
            <text:p>X</text:p>
          </table:table-cell>
          <table:table-cell table:style-name="ce185" table:formula="of:=[.$D$114]" office:value-type="string" office:string-value="X" calcext:value-type="string">
            <text:p>X</text:p>
          </table:table-cell>
          <table:table-cell table:style-name="ce185" table:formula="of:=[.$E$114]" office:value-type="string" office:string-value="X" calcext:value-type="string">
            <text:p>X</text:p>
          </table:table-cell>
          <table:table-cell table:style-name="ce185" table:formula="of:=[.$F$114]" office:value-type="string" office:string-value="NM" calcext:value-type="string">
            <text:p>NM</text:p>
          </table:table-cell>
          <table:table-cell table:style-name="ce185" table:formula="of:=[.$G$114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97" table:formula="of:=[.$J$114]" office:value-type="percentage" office:value="1" calcext:value-type="percentage">
            <text:p>100,00 %</text:p>
          </table:table-cell>
          <table:table-cell table:style-name="ce185" table:formula="of:=[.$K$114]" office:value-type="string" office:string-value="X" calcext:value-type="string">
            <text:p>X</text:p>
          </table:table-cell>
          <table:table-cell table:style-name="ce185" table:formula="of:=[.$L$114]" office:value-type="string" office:string-value="NM" calcext:value-type="string">
            <text:p>NM</text:p>
          </table:table-cell>
          <table:table-cell table:style-name="ce185" table:formula="of:=[.$M$114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9" office:value-type="string" calcext:value-type="string">
            <text:p>NM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41" table:formula="of:=[.$C$115]" office:value-type="string" office:string-value="X" calcext:value-type="string">
            <text:p>X</text:p>
          </table:table-cell>
          <table:table-cell table:style-name="ce141" table:formula="of:=[.$D$115]" office:value-type="string" office:string-value="X" calcext:value-type="string">
            <text:p>X</text:p>
          </table:table-cell>
          <table:table-cell table:style-name="ce141" table:formula="of:=[.$E$115]" office:value-type="string" office:string-value="X" calcext:value-type="string">
            <text:p>X</text:p>
          </table:table-cell>
          <table:table-cell table:style-name="ce141" table:formula="of:=[.$F$115]" office:value-type="string" office:string-value="NM" calcext:value-type="string">
            <text:p>NM</text:p>
          </table:table-cell>
          <table:table-cell table:style-name="ce160" table:formula="of:=[.$G$115]" office:value-type="percentage" office:value="1" calcext:value-type="percentage">
            <text:p>100,00 %</text:p>
          </table:table-cell>
          <table:table-cell table:style-name="ce141" table:formula="of:=[.$H$115]" office:value-type="string" office:string-value="X" calcext:value-type="string">
            <text:p>X</text:p>
          </table:table-cell>
          <table:table-cell table:style-name="ce141" table:formula="of:=[.$I$115]" office:value-type="string" office:string-value="X" calcext:value-type="string">
            <text:p>X</text:p>
          </table:table-cell>
          <table:table-cell table:style-name="ce141" table:formula="of:=[.$J$115]" office:value-type="string" office:string-value="X" calcext:value-type="string">
            <text:p>X</text:p>
          </table:table-cell>
          <table:table-cell table:style-name="ce141" table:formula="of:=[.$K$115]" office:value-type="string" office:string-value="X" calcext:value-type="string">
            <text:p>X</text:p>
          </table:table-cell>
          <table:table-cell table:style-name="ce141" table:formula="of:=[.$L$115]" office:value-type="string" office:string-value="NM" calcext:value-type="string">
            <text:p>NM</text:p>
          </table:table-cell>
          <table:table-cell table:style-name="ce141" table:formula="of:=[.$M$115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85" table:formula="of:=[.$C$115]" office:value-type="string" office:string-value="X" calcext:value-type="string">
            <text:p>X</text:p>
          </table:table-cell>
          <table:table-cell table:style-name="ce190" office:value-type="string" calcext:value-type="string">
            <text:p>X</text:p>
          </table:table-cell>
          <table:table-cell table:style-name="ce185" table:formula="of:=[.$E$115]" office:value-type="string" office:string-value="X" calcext:value-type="string">
            <text:p>X</text:p>
          </table:table-cell>
          <table:table-cell table:style-name="ce185" table:formula="of:=[.$F$115]" office:value-type="string" office:string-value="NM" calcext:value-type="string">
            <text:p>NM</text:p>
          </table:table-cell>
          <table:table-cell table:style-name="ce195" table:formula="of:=[.$G$115]" office:value-type="percentage" office:value="1" calcext:value-type="percentage">
            <text:p>100,00 %</text:p>
          </table:table-cell>
          <table:table-cell table:style-name="ce185" table:formula="of:=[.$H$115]" office:value-type="string" office:string-value="X" calcext:value-type="string">
            <text:p>X</text:p>
          </table:table-cell>
          <table:table-cell table:style-name="ce185" table:formula="of:=[.$I$115]" office:value-type="string" office:string-value="X" calcext:value-type="string">
            <text:p>X</text:p>
          </table:table-cell>
          <table:table-cell table:style-name="ce185" table:formula="of:=[.$J$115]" office:value-type="string" office:string-value="X" calcext:value-type="string">
            <text:p>X</text:p>
          </table:table-cell>
          <table:table-cell table:style-name="ce185" table:formula="of:=[.$K$115]" office:value-type="string" office:string-value="X" calcext:value-type="string">
            <text:p>X</text:p>
          </table:table-cell>
          <table:table-cell table:style-name="ce185" table:formula="of:=[.$L$115]" office:value-type="string" office:string-value="NM" calcext:value-type="string">
            <text:p>NM</text:p>
          </table:table-cell>
          <table:table-cell table:style-name="ce185" table:formula="of:=[.$M$115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41" table:formula="of:=[.$C$116]" office:value-type="string" office:string-value="X" calcext:value-type="string">
            <text:p>X</text:p>
          </table:table-cell>
          <table:table-cell table:style-name="ce141" table:formula="of:=[.$D$116]" office:value-type="string" office:string-value="X" calcext:value-type="string">
            <text:p>X</text:p>
          </table:table-cell>
          <table:table-cell table:style-name="ce141" table:formula="of:=[.$E$116]" office:value-type="string" office:string-value="X" calcext:value-type="string">
            <text:p>X</text:p>
          </table:table-cell>
          <table:table-cell table:style-name="ce141" table:formula="of:=[.$F$116]" office:value-type="string" office:string-value="X" calcext:value-type="string">
            <text:p>X</text:p>
          </table:table-cell>
          <table:table-cell table:style-name="ce141" table:formula="of:=[.$G$116]" office:value-type="string" office:string-value="X" calcext:value-type="string">
            <text:p>X</text:p>
          </table:table-cell>
          <table:table-cell table:style-name="ce140" table:formula="of:=[.$H$116]" office:value-type="percentage" office:value="1" calcext:value-type="percentage">
            <text:p>100,00 %</text:p>
          </table:table-cell>
          <table:table-cell table:style-name="ce141" table:formula="of:=[.$I$116]" office:value-type="string" office:string-value="X" calcext:value-type="string">
            <text:p>X</text:p>
          </table:table-cell>
          <table:table-cell table:style-name="ce141" table:formula="of:=[.$J$116]" office:value-type="string" office:string-value="X" calcext:value-type="string">
            <text:p>X</text:p>
          </table:table-cell>
          <table:table-cell table:style-name="ce141" table:formula="of:=[.$K$116]" office:value-type="string" office:string-value="X" calcext:value-type="string">
            <text:p>X</text:p>
          </table:table-cell>
          <table:table-cell table:style-name="ce141" table:formula="of:=[.$L$116]" office:value-type="string" office:string-value="NM" calcext:value-type="string">
            <text:p>NM</text:p>
          </table:table-cell>
          <table:table-cell table:style-name="ce141" table:formula="of:=[.$M$116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85" table:formula="of:=[.$C$116]" office:value-type="string" office:string-value="X" calcext:value-type="string">
            <text:p>X</text:p>
          </table:table-cell>
          <table:table-cell table:style-name="ce185" table:formula="of:=[.$D$116]" office:value-type="string" office:string-value="X" calcext:value-type="string">
            <text:p>X</text:p>
          </table:table-cell>
          <table:table-cell table:style-name="ce185" table:formula="of:=[.$E$116]" office:value-type="string" office:string-value="X" calcext:value-type="string">
            <text:p>X</text:p>
          </table:table-cell>
          <table:table-cell table:style-name="ce185" table:formula="of:=[.$F$116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H$116]" office:value-type="percentage" office:value="1" calcext:value-type="percentage">
            <text:p>100,00 %</text:p>
          </table:table-cell>
          <table:table-cell table:style-name="ce185" table:formula="of:=[.$I$116]" office:value-type="string" office:string-value="X" calcext:value-type="string">
            <text:p>X</text:p>
          </table:table-cell>
          <table:table-cell table:style-name="ce185" table:formula="of:=[.$J$116]" office:value-type="string" office:string-value="X" calcext:value-type="string">
            <text:p>X</text:p>
          </table:table-cell>
          <table:table-cell table:style-name="ce185" table:formula="of:=[.$K$116]" office:value-type="string" office:string-value="X" calcext:value-type="string">
            <text:p>X</text:p>
          </table:table-cell>
          <table:table-cell table:style-name="ce185" table:formula="of:=[.$L$116]" office:value-type="string" office:string-value="NM" calcext:value-type="string">
            <text:p>NM</text:p>
          </table:table-cell>
          <table:table-cell table:style-name="ce185" table:formula="of:=[.$M$116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41" table:formula="of:=[.$C$117]" office:value-type="string" office:string-value="X" calcext:value-type="string">
            <text:p>X</text:p>
          </table:table-cell>
          <table:table-cell table:style-name="ce141" table:formula="of:=[.$D$117]" office:value-type="string" office:string-value="X" calcext:value-type="string">
            <text:p>X</text:p>
          </table:table-cell>
          <table:table-cell table:style-name="ce141" table:formula="of:=[.$E$117]" office:value-type="string" office:string-value="X" calcext:value-type="string">
            <text:p>X</text:p>
          </table:table-cell>
          <table:table-cell table:style-name="ce141" table:formula="of:=[.$F$117]" office:value-type="string" office:string-value="X" calcext:value-type="string">
            <text:p>X</text:p>
          </table:table-cell>
          <table:table-cell table:style-name="ce141" table:formula="of:=[.$G$117]" office:value-type="string" office:string-value="X" calcext:value-type="string">
            <text:p>X</text:p>
          </table:table-cell>
          <table:table-cell table:style-name="ce141" table:formula="of:=[.$H$117]" office:value-type="string" office:string-value="X" calcext:value-type="string">
            <text:p>X</text:p>
          </table:table-cell>
          <table:table-cell table:style-name="ce141" table:formula="of:=[.$I$117]" office:value-type="string" office:string-value="X" calcext:value-type="string">
            <text:p>X</text:p>
          </table:table-cell>
          <table:table-cell table:style-name="ce141" table:formula="of:=[.$J$117]" office:value-type="string" office:string-value="X" calcext:value-type="string">
            <text:p>X</text:p>
          </table:table-cell>
          <table:table-cell table:style-name="ce140" table:formula="of:=[.$K$117]" office:value-type="percentage" office:value="1" calcext:value-type="percentage">
            <text:p>100,00 %</text:p>
          </table:table-cell>
          <table:table-cell table:style-name="ce141" table:formula="of:=[.$L$117]" office:value-type="string" office:string-value="NM" calcext:value-type="string">
            <text:p>NM</text:p>
          </table:table-cell>
          <table:table-cell table:style-name="ce141" table:formula="of:=[.$M$117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87" office:value-type="string" calcext:value-type="string">
            <text:p>X</text:p>
          </table:table-cell>
          <table:table-cell table:style-name="ce185" table:formula="of:=[.$D$117]" office:value-type="string" office:string-value="X" calcext:value-type="string">
            <text:p>X</text:p>
          </table:table-cell>
          <table:table-cell table:style-name="ce185" table:formula="of:=[.$E$117]" office:value-type="string" office:string-value="X" calcext:value-type="string">
            <text:p>X</text:p>
          </table:table-cell>
          <table:table-cell table:style-name="ce185" table:formula="of:=[.$F$117]" office:value-type="string" office:string-value="X" calcext:value-type="string">
            <text:p>X</text:p>
          </table:table-cell>
          <table:table-cell table:style-name="ce185" table:formula="of:=[.$G$117]" office:value-type="string" office:string-value="X" calcext:value-type="string">
            <text:p>X</text:p>
          </table:table-cell>
          <table:table-cell table:style-name="ce185" table:formula="of:=[.$H$117]" office:value-type="string" office:string-value="X" calcext:value-type="string">
            <text:p>X</text:p>
          </table:table-cell>
          <table:table-cell table:style-name="ce185" table:formula="of:=[.$I$117]" office:value-type="string" office:string-value="X" calcext:value-type="string">
            <text:p>X</text:p>
          </table:table-cell>
          <table:table-cell table:style-name="ce185" table:formula="of:=[.$J$117]" office:value-type="string" office:string-value="X" calcext:value-type="string">
            <text:p>X</text:p>
          </table:table-cell>
          <table:table-cell table:style-name="ce186" table:formula="of:=[.$K$117]" office:value-type="percentage" office:value="1" calcext:value-type="percentage">
            <text:p>100,00 %</text:p>
          </table:table-cell>
          <table:table-cell table:style-name="ce185" table:formula="of:=[.$L$117]" office:value-type="string" office:string-value="NM" calcext:value-type="string">
            <text:p>NM</text:p>
          </table:table-cell>
          <table:table-cell table:style-name="ce185" table:formula="of:=[.$M$117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number-columns-repeated="15"/>
          <table:table-cell table:style-name="ce222" table:number-columns-repeated="11"/>
          <table:table-cell table:number-columns-repeated="99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Match" calcext:value="=&quot;N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PerfectMatch" calcext:value="=&quot;P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tPossible" calcext:value="=&quot;X&quot;" calcext:base-cell-address="'season3-2021'.C4"/>
          </calcext:conditional-format>
          <calcext:conditional-format calcext:target-range-address="'season3-2021'.C4:'season3-2021'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7:'season3-2021'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30:'season3-2021'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43:'season3-2021'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56:'season3-2021'.M56 'season3-2021'.C58:'season3-2021'.M59 'season3-2021'.C57:'season3-2021'.I57 'season3-2021'.K57:'season3-2021'.M57 'season3-2021'.C61:'season3-2021'.M65 'season3-2021'.C60:'season3-2021'.E60 'season3-2021'.G60:'season3-2021'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57:'season3-2021'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60:'season3-2021'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69:'season3-2021'.M69 'season3-2021'.C71:'season3-2021'.M71 'season3-2021'.C70:'season3-2021'.I70 'season3-2021'.K70:'season3-2021'.M70 'season3-2021'.C78:'season3-2021'.M78 'season3-2021'.C72:'season3-2021'.C77 'season3-2021'.K72:'season3-2021'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70:'season3-2021'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69:'season3-2021'.AM69 'season3-2021'.AC71:'season3-2021'.AM72 'season3-2021'.AC70:'season3-2021'.AI70 'season3-2021'.AK70:'season3-2021'.AM70 'season3-2021'.AC74:'season3-2021'.AM74 'season3-2021'.AC73:'season3-2021'.AE73 'season3-2021'.AG73:'season3-2021'.AM73 'season3-2021'.AC77:'season3-2021'.AM78 'season3-2021'.AC75:'season3-2021'.AE76 'season3-2021'.AG75:'season3-2021'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J70:'season3-2021'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3:'season3-2021'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6:'season3-2021'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5:'season3-2021'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72:'season3-2021'.J72 'season3-2021'.D74:'season3-2021'.J74 'season3-2021'.D73:'season3-2021'.E73 'season3-2021'.G73:'season3-2021'.J73 'season3-2021'.D77:'season3-2021'.J77 'season3-2021'.D75:'season3-2021'.E76 'season3-2021'.G75:'season3-2021'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3:'season3-2021'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6:'season3-2021'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5:'season3-2021'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82:'season3-2021'.M82 'season3-2021'.C84:'season3-2021'.M84 'season3-2021'.C83:'season3-2021'.I83 'season3-2021'.K83:'season3-2021'.M83 'season3-2021'.C91:'season3-2021'.M91 'season3-2021'.C85:'season3-2021'.C90 'season3-2021'.K85:'season3-2021'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83:'season3-2021'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85:'season3-2021'.J85 'season3-2021'.D87:'season3-2021'.J87 'season3-2021'.D86:'season3-2021'.E86 'season3-2021'.G86:'season3-2021'.J86 'season3-2021'.D90:'season3-2021'.J90 'season3-2021'.D88:'season3-2021'.E89 'season3-2021'.G88:'season3-2021'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6:'season3-2021'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9:'season3-2021'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8:'season3-2021'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30:'season3-2021'.Y39 'season3-2021'.Z30:'season3-2021'.Z32 'season3-2021'.Z34:'season3-2021'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:'season3-2021'.Y13 'season3-2021'.Z4:'season3-2021'.Z6 'season3-2021'.Z8:'season3-2021'.Z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7:'season3-2021'.Y26 'season3-2021'.Z17:'season3-2021'.Z19 'season3-2021'.Z21:'season3-2021'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3:'season3-2021'.Y52 'season3-2021'.Z43:'season3-2021'.Z45 'season3-2021'.Z47:'season3-2021'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56:'season3-2021'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69:'season3-2021'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82:'season3-2021'.Y91 'season3-2021'.Z82:'season3-2021'.Z84 'season3-2021'.Z86:'season3-2021'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95:'season3-2021'.Y104 'season3-2021'.Z95:'season3-2021'.Z97 'season3-2021'.Z99:'season3-2021'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08:'season3-2021'.Y117 'season3-2021'.Z108:'season3-2021'.Z110 'season3-2021'.Z112:'season3-2021'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46:'season3-2021'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33:'season3-2021'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20:'season3-2021'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7:'season3-2021'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85:'season3-2021'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98:'season3-2021'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111:'season3-2021'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08:'season3-2021'.AL114 'season3-2021'.AM108:'season3-2021'.AM110 'season3-2021'.AM112:'season3-2021'.AM117 'season3-2021'.AD117:'season3-2021'.AL117 'season3-2021'.AC116:'season3-2021'.AL116 'season3-2021'.AC115:'season3-2021'.AC115 'season3-2021'.AE115:'season3-2021'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M111:'season3-2021'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D115:'season3-2021'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17:'season3-2021'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95:'season3-2021'.M95 'season3-2021'.C97:'season3-2021'.M97 'season3-2021'.C96:'season3-2021'.I96 'season3-2021'.K96:'season3-2021'.M96 'season3-2021'.C104:'season3-2021'.M104 'season3-2021'.C98:'season3-2021'.C103 'season3-2021'.K98:'season3-2021'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96:'season3-2021'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98:'season3-2021'.J98 'season3-2021'.D100:'season3-2021'.J100 'season3-2021'.D99:'season3-2021'.E99 'season3-2021'.G99:'season3-2021'.J99 'season3-2021'.D103:'season3-2021'.J103 'season3-2021'.D101:'season3-2021'.E102 'season3-2021'.G101:'season3-2021'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99:'season3-2021'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2:'season3-2021'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1:'season3-2021'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08:'season3-2021'.M108 'season3-2021'.C110:'season3-2021'.M110 'season3-2021'.C109:'season3-2021'.I109 'season3-2021'.K109:'season3-2021'.M109 'season3-2021'.C117:'season3-2021'.M117 'season3-2021'.C111:'season3-2021'.C116 'season3-2021'.K111:'season3-2021'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109:'season3-2021'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111:'season3-2021'.J111 'season3-2021'.D113:'season3-2021'.J113 'season3-2021'.D112:'season3-2021'.E112 'season3-2021'.G112:'season3-2021'.J112 'season3-2021'.D116:'season3-2021'.J116 'season3-2021'.D114:'season3-2021'.E115 'season3-2021'.G114:'season3-2021'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2:'season3-2021'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5:'season3-2021'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4:'season3-2021'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.00.0000</text:date>, <text:time style:data-style-name="N2" text:time-value="07:40:46.0582189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2-01T07:42:49.884798466</dc:date>
    <meta:editing-duration>PT2H2M54S</meta:editing-duration>
    <meta:editing-cycles>28</meta:editing-cycles>
    <meta:document-statistic meta:table-count="1" meta:cell-count="2591" meta:object-count="0"/>
  </office:meta>
</office:document-meta>
</file>